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Quicktype Mono'"/>
    <style:font-face style:name="sans-serif" svg:font-family="sans-serif, 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4.73mm"/>
    </style:style>
    <style:style style:name="co8" style:family="table-column">
      <style:table-column-properties fo:break-before="auto" style:column-width="59.9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49.83mm"/>
    </style:style>
    <style:style style:name="co11" style:family="table-column">
      <style:table-column-properties fo:break-before="auto" style:column-width="50.64mm"/>
    </style:style>
    <style:style style:name="co12" style:family="table-column">
      <style:table-column-properties fo:break-before="auto" style:column-width="67.8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00ff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ffff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c0c0c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8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8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ff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8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00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ff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c0c0c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008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ff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0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808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808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ff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00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ffff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0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808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ff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ff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0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808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8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800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00008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c0c0c0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fo:color="#ff00ff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 style:text-align-source="fix" style:repeat-content="false" fo:border="0.06pt solid #a2a9b1"/>
      <style:paragraph-properties fo:text-align="center" fo:margin-left="0mm"/>
      <style:text-properties style:use-window-font-color="true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e0efd4" fo:border="0.06pt solid #a2a9b1"/>
      <style:text-properties style:text-outline="fals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06pt solid #a2a9b1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0efd4" fo:border="0.06pt solid #a2a9b1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a2a9b1"/>
      <style:text-properties fo:color="#ce181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bcc" fo:border="0.06pt solid #a2a9b1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efd4" fo:border="0.06pt solid #a2a9b1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a2a9b1"/>
      <style:text-properties style:use-window-font-color="true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06pt solid #a2a9b1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bcc" fo:border="0.06pt solid #a2a9b1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6pt solid #a2a9b1"/>
      <style:text-properties fo:color="#222222" style:text-outline="false" style:text-line-through-style="solid" style:text-line-through-type="single" style:font-name="sans-serif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a2a9b1"/>
      <style:text-properties style:use-window-font-color="true" style:text-outline="fals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0efd4" fo:border="0.06pt solid #a2a9b1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0efd4"/>
    </style:style>
    <style:style style:name="ce47" style:family="table-cell" style:parent-style-name="Default">
      <style:table-cell-properties fo:background-color="#fffbcc"/>
    </style:style>
    <style:style style:name="ce113" style:family="table-cell" style:parent-style-name="Default">
      <style:table-cell-properties style:text-align-source="fix" style:repeat-content="false" fo:background-color="transparent" fo:border="0.06pt solid #a2a9b1"/>
      <style:paragraph-properties fo:text-align="center" fo:margin-left="0mm"/>
      <style:text-properties fo:color="#808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 fo:border="0.06pt solid #a2a9b1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border="0.06pt solid #a2a9b1"/>
      <style:text-properties style:use-window-font-color="true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c0c0c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border="0.06pt solid #a2a9b1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0efd4" fo:border="0.06pt solid #a2a9b1"/>
      <style:text-properties style:use-window-font-color="true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80808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80808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808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0.06pt solid #a2a9b1"/>
      <style:paragraph-properties fo:text-align="center" fo:margin-left="0mm"/>
      <style:text-properties fo:color="#ffff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c0c0c0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e0efd4" fo:border="0.06pt solid #a2a9b1"/>
      <style:text-properties style:use-window-font-color="true" style:text-outline="fals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808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ffff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0000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e0efd4" style:text-align-source="fix" style:repeat-content="false" fo:border="0.06pt solid #a2a9b1"/>
      <style:paragraph-properties fo:text-align="center" fo:margin-left="0mm"/>
      <style:text-properties fo:color="#00ff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ffffff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000000" fo:border="0.06pt solid #a2a9b1"/>
      <style:text-properties style:use-window-font-color="true" style:text-outline="false" style:text-line-through-style="solid" style:text-line-through-type="sing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800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800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80800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80800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border="0.06pt solid #a2a9b1"/>
      <style:paragraph-properties fo:text-align="center"/>
      <style:text-properties fo:color="#80808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ffffff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c0c0c0" style:text-outline="false" style:text-line-through-style="none" style:text-line-through-type="non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0000" style:text-align-source="fix" style:repeat-content="false" fo:border="0.06pt solid #a2a9b1"/>
      <style:paragraph-properties fo:text-align="center"/>
      <style:text-properties fo:color="#c0c0c0" style:text-outline="false" style:text-line-through-style="solid" style:text-line-through-type="single" style:font-name="Courier New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322588" fo:font-size="8pt" style:text-underline-style="none" style:text-underline-color="font-color" style:text-line-through-type="none" style:font-size-asian="8pt" style:font-size-complex="8pt"/>
    </style:style>
    <style:style style:name="T2" style:family="text">
      <style:text-properties fo:font-size="8pt" style:text-line-through-type="single" style:font-size-asian="8pt" style:font-size-complex="8pt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-Z" table:style-name="ta1">
        <table:table-column table:style-name="co1" table:default-cell-style-name="ce32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33" office:value-type="string" calcext:value-type="string">
            <text:p><text:span text:style-name="T1">(</text:span><text:span text:style-name="T1"><text:a xlink:href="https://dwarffortresswiki.org/index.php/DF2014:Blue_peafowl" xlink:type="simple">Blue peafowl</text:a></text:span><text:span text:style-name="T1">)</text:span></text:p>
          </table:table-cell>
          <table:table-cell table:style-name="ce38" office:value-type="string" calcext:value-type="string">
            <text:p>Greece, not sure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33" office:value-type="string" calcext:value-type="string">
            <text:p><text:span text:style-name="T1">(</text:span><text:span text:style-name="T1"><text:a xlink:href="https://dwarffortresswiki.org/index.php/DF2014:Cave_dragon" xlink:type="simple">Cave dragon</text:a></text:span><text:span text:style-name="T1">)</text:span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ardvark" xlink:type="simple">Aardvark</text:a></text:p>
          </table:table-cell>
          <table:table-cell table:style-name="ce39" office:value-type="string" calcext:value-type="string">
            <text:p>Tropical shrubland, tropical savanna, tropical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ardvark_man" xlink:type="simple">Aardvark man</text:a></text:p>
          </table:table-cell>
          <table:table-cell table:style-name="ce39" office:value-type="string" calcext:value-type="string">
            <text:p>Tropical shrubland, tropical savanna, tropical grass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35" office:value-type="string" calcext:value-type="string">
            <text:p><text:a xlink:href="https://dwarffortresswiki.org/index.php/DF2014:Adder" xlink:type="simple">Adder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Lays eggs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dder_man" xlink:type="simple">Adder man</text:a></text:p>
          </table:table-cell>
          <table:table-cell table:style-name="ce39" office:value-type="string" calcext:value-type="string">
            <text:p>Temperate grassland, temperate savanna, temperate shrubland, any temperate forest, any temperate wetland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lbatross" xlink:type="simple">Albatross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lbatross_man" xlink:type="simple">Albatross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lligator" xlink:type="simple">Alligator</text:a></text:p>
          </table:table-cell>
          <table:table-cell table:style-name="ce39" office:value-type="string" calcext:value-type="string">
            <text:p>Freshwater swamps, marshes, rivers</text:p>
          </table:table-cell>
          <table:table-cell table:style-name="ce39" office:value-type="string" calcext:value-type="string">
            <text:p>Amphibiou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lligator_man" xlink:type="simple">Alligator man</text:a></text:p>
          </table:table-cell>
          <table:table-cell table:style-name="ce39" office:value-type="string" calcext:value-type="string">
            <text:p>Temperate freshwater swamp, temperate freshwater marsh, swamp tropical freshwater swamp, tropical freshwater marsh, temperate freshwater river, tropical freshwater river, temperate brackishwater river, tropical brackishwater river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Alligator_snapping_turtle" xlink:type="simple">Alligator snapping turtle</text:a></text:p>
          </table:table-cell>
          <table:table-cell table:style-name="ce39"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lpaca" xlink:type="simple">Alpaca</text:a>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Domestic, milkable and can be sheared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Amethyst_man" xlink:type="simple">Amethyst man</text:a></text:p>
          </table:table-cell>
          <table:table-cell table:style-name="ce39"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Leaves behind an </text:span><text:span text:style-name="T2"><text:a xlink:href="https://dwarffortresswiki.org/index.php/DF2014:Amethyst" xlink:type="simple">amethyst</text:a></text:span>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naconda" xlink:type="simple">Anaconda</text:a></text:p>
          </table:table-cell>
          <table:table-cell table:style-name="ce39" office:value-type="string" calcext:value-type="string">
            <text:p>Any tropical swam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naconda_man" xlink:type="simple">Anaconda man</text:a></text:p>
          </table:table-cell>
          <table:table-cell table:style-name="ce39" office:value-type="string" calcext:value-type="string">
            <text:p>Any tropical swamp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Angelshark" xlink:type="simple">Angel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nole_man" xlink:type="simple">Anole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rmadillo" xlink:type="simple">Armadillo</text:a></text:p>
          </table:table-cell>
          <table:table-cell table:style-name="ce39" office:value-type="string" calcext:value-type="string">
            <text:p>Tropical savanna, tropical grassland, tropical shrubland, any tropical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rmadillo_man" xlink:type="simple">Armadillo man</text:a></text:p>
          </table:table-cell>
          <table:table-cell table:style-name="ce39" office:value-type="string" calcext:value-type="string">
            <text:p>Tropical savanna, tropical grassland, tropical shrubland, any tropical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xolotl_man" xlink:type="simple">Axolotl man</text:a></text:p>
          </table:table-cell>
          <table:table-cell table:style-name="ce39" office:value-type="string" calcext:value-type="string">
            <text:p>Tropical saltwater lake, tropical brackishwater lake, tropical freshwater lak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ye-aye" xlink:type="simple">Aye-aye</text:a></text:p>
          </table:table-cell>
          <table:table-cell table:style-name="ce39" office:value-type="string" calcext:value-type="string">
            <text:p>Tropical dry broadleaf forest, 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Aye-aye_man" xlink:type="simple">Aye-aye man</text:a></text:p>
          </table:table-cell>
          <table:table-cell table:style-name="ce39" office:value-type="string" calcext:value-type="string">
            <text:p>Tropical dry broadleaf forest, tropical moist broadleaf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adger" xlink:type="simple">Badger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adger_man" xlink:type="simple">Badger man</text:a></text:p>
          </table:table-cell>
          <table:table-cell table:style-name="ce39" office:value-type="string" calcext:value-type="string">
            <text:p>Taiga, any temperate forest, temperate shrubland, temperate savanna, temperate grass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Bark_scorpion_man" xlink:type="simple">Bark scorpion man</text:a></text:p>
          </table:table-cell>
          <table:table-cell table:style-name="ce39" office:value-type="string" calcext:value-type="string">
            <text:p>Any desert, tropical grassland, tropical savanna, tropical shrubland, tropical conifer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arn_owl" xlink:type="simple">Barn owl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arn_owl_man" xlink:type="simple">Barn owl man</text:a></text:p>
          </table:table-cell>
          <table:table-cell table:style-name="ce39" office:value-type="string" calcext:value-type="string">
            <text:p>Any wetland, any temperate forest, tropical conifer forest, tropical dry broadleaf forest, any shrubland, any savanna, any grassland, any deser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asking_shark" xlink:type="simple">Basking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eak_dog" xlink:type="simple">Beak dog</text:a></text:p>
          </table:table-cell>
          <table:table-cell table:style-name="ce39" office:value-type="string" calcext:value-type="string">
            <text:p>Evil marshes</text:p>
          </table:table-cell>
          <table:table-cell table:style-name="ce39" office:value-type="string" calcext:value-type="string">
            <text:p>Can be mounted by goblin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eaver" xlink:type="simple">Beaver</text:a></text:p>
          </table:table-cell>
          <table:table-cell table:style-name="ce40" office:value-type="string" calcext:value-type="string">
            <text:p>Any temperate lake, any temperate river</text:p>
          </table:table-cell>
          <table:table-cell table:style-name="ce40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eaver_man" xlink:type="simple">Beaver man</text:a></text:p>
          </table:table-cell>
          <table:table-cell table:style-name="ce39" office:value-type="string" calcext:value-type="string">
            <text:p>Any temperate lake, any temperate river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eetle_man" xlink:type="simple">Beetle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Bilou" xlink:type="simple">Bilou</text:a></text:p>
          </table:table-cell>
          <table:table-cell table:style-name="ce39" office:value-type="string" calcext:value-type="string">
            <text:p>Tropical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lack_bear" xlink:type="simple">Black bear</text:a></text:p>
          </table:table-cell>
          <table:table-cell table:style-name="ce39" office:value-type="string" calcext:value-type="string">
            <text:p>Taiga, temperate forest</text:p>
          </table:table-cell>
          <table:table-cell table:style-name="ce39" office:value-type="string" calcext:value-type="string">
            <text:p>Steals booze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lack_bear_man" xlink:type="simple">Black bear man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Black_mamba" xlink:type="simple">Black mamba</text:a></text:p>
          </table:table-cell>
          <table:table-cell table:style-name="ce39" office:value-type="string" calcext:value-type="string">
            <text:p>Tropical savanna, tropical shrubland, any tropical forest, any tropical swamp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Black_mamba_man" xlink:type="simple">Black mamba man</text:a></text:p>
          </table:table-cell>
          <table:table-cell table:style-name="ce39" office:value-type="string" calcext:value-type="string">
            <text:p>Tropical savanna, tropical shrubland, any tropical forest, any tropical swamp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Black-crested_gibbon" xlink:type="simple">Black-crested gibb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Black-handed_gibbon" xlink:type="simple">Black-handed gibb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lacktip_reef_shark" xlink:type="simple">Blacktip reef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lind_cave_bear" xlink:type="simple">Blind cave bear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Blind_cave_ogre" xlink:type="simple">Blind cave ogre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6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Blizzard_man" xlink:type="simple">Blizzard man</text:a></text:p>
          </table:table-cell>
          <table:table-cell table:style-name="ce39" office:value-type="string" calcext:value-type="string">
            <text:p>Tundra, glaci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3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Blood_man" xlink:type="simple">Blood man</text:a></text:p>
          </table:table-cell>
          <table:table-cell table:style-name="ce39" office:value-type="string" calcext:value-type="string">
            <text:p>Evil Caverns (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7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Blue_peafowl" xlink:type="simple">Blue peafowl</text:a></text:p>
          </table:table-cell>
          <table:table-cell table:style-name="ce39" office:value-type="string" calcext:value-type="string">
            <text:p>Tropical broadleaf forest</text:p>
          </table:table-cell>
          <table:table-cell table:style-name="ce39" office:value-type="string" calcext:value-type="string">
            <text:p>Domestic, lay egg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lue_shark" xlink:type="simple">Blue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Bluefin_tuna" xlink:type="simple">Bluefin tuna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8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Bluefish" xlink:type="simple">Bluefish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luejay_man" xlink:type="simple">Bluejay man</text:a></text:p>
          </table:table-cell>
          <table:table-cell table:style-name="ce39" office:value-type="string" calcext:value-type="string">
            <text:p>Grassland temperate, savanna temperate, shrubland temperate, forest temperate broadleaf, forest temperate conifer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obcat" xlink:type="simple">Bobcat</text:a></text:p>
          </table:table-cell>
          <table:table-cell table:style-name="ce39" office:value-type="string" calcext:value-type="string">
            <text:p>Any forest, any desert, tropical freshwater swamp, tropical saltwater swamp, temperate freshwater swamp, temperate saltwater swamp, mangrove swamp, 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obcat_man" xlink:type="simple">Bobcat man</text:a></text:p>
          </table:table-cell>
          <table:table-cell table:style-name="ce39" office:value-type="string" calcext:value-type="string">
            <text:p>Any forest, any desert, tropical freshwater swamp, tropical saltwater swamp, temperate freshwater swamp, temperate saltwater swamp, mangrove swamp, mountai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ñ</text:p>
          </table:table-cell>
          <table:table-cell table:style-name="ce34" office:value-type="string" calcext:value-type="string">
            <text:p><text:a xlink:href="https://dwarffortresswiki.org/index.php/DF2014:Bogeyman" xlink:type="simple">Bogeyman</text:a></text:p>
          </table:table-cell>
          <table:table-cell table:style-name="ce39" office:value-type="string" calcext:value-type="string">
            <text:p>All above-ground</text:p>
          </table:table-cell>
          <table:table-cell table:style-name="ce39" office:value-type="string" calcext:value-type="string">
            <text:p>See article for more informati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onobo" xlink:type="simple">Bonobo</text:a></text:p>
          </table:table-cell>
          <table:table-cell table:style-name="ce39" office:value-type="string" calcext:value-type="string">
            <text:p>Tropical broadleaf forest,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Bronze_colossus" xlink:type="simple">Bronze colossus</text:a></text:p>
          </table:table-cell>
          <table:table-cell table:style-name="ce39" office:value-type="string" calcext:value-type="string">
            <text:p>All land</text:p>
          </table:table-cell>
          <table:table-cell table:style-name="ce43" office:value-type="string" calcext:value-type="string">
            <text:p><text:span text:style-name="T2">Made of bronze, fairly hard to kill, drops masterwork </text:span><text:span text:style-name="T2"><text:a xlink:href="https://dwarffortresswiki.org/index.php/DF2014:Bronze" xlink:type="simple">bronze</text:a></text:span><text:span text:style-name="T2"><text:a xlink:href="https://dwarffortresswiki.org/index.php/DF2014:Statue" xlink:type="simple">statue</text:a></text:span><text:span text:style-name="T2"> on death</text:span>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Brown_recluse_spider_man" xlink:type="simple">Brown recluse spider man</text:a></text:p>
          </table:table-cell>
          <table:table-cell table:style-name="ce39" office:value-type="string" calcext:value-type="string">
            <text:p>Temperate broadleaf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ugbat" xlink:type="simple">Bugbat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ull_shark" xlink:type="simple">Bull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Bushmaster" xlink:type="simple">Bushmaster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Bushmaster_man" xlink:type="simple">Bushmaster m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ushtit_man" xlink:type="simple">Bushtit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uzzard" xlink:type="simple">Buzzard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Steals food, lays eggs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Buzzard_man" xlink:type="simple">Buzzard man</text:a></text:p>
          </table:table-cell>
          <table:table-cell table:style-name="ce39" office:value-type="string" calcext:value-type="string">
            <text:p>Marsh temperate freshwater, marsh temperate saltwater, grassland temperate, savanna temperate, 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puchin" xlink:type="simple">Capuchin</text:a></text:p>
          </table:table-cell>
          <table:table-cell table:style-name="ce39" office:value-type="string" calcext:value-type="string">
            <text:p>Any tropical forest, mangrove swam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puchin_man" xlink:type="simple">Capuchin man</text:a></text:p>
          </table:table-cell>
          <table:table-cell table:style-name="ce39" office:value-type="string" calcext:value-type="string">
            <text:p>Any tropical forest, mangrove swamp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pybara" xlink:type="simple">Capybara</text:a></text:p>
          </table:table-cell>
          <table:table-cell table:style-name="ce39" office:value-type="string" calcext:value-type="string">
            <text:p>Any wetland</text:p>
          </table:table-cell>
          <table:table-cell table:style-name="ce39" office:value-type="string" calcext:value-type="string">
            <text:p>Makes sounds in Adventure mod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pybara_man" xlink:type="simple">Capybara man</text:a></text:p>
          </table:table-cell>
          <table:table-cell table:style-name="ce39" office:value-type="string" calcext:value-type="string">
            <text:p>Any wetland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rdinal_man" xlink:type="simple">Cardinal man</text:a></text:p>
          </table:table-cell>
          <table:table-cell table:style-name="ce39" office:value-type="string" calcext:value-type="string">
            <text:p>Grassland temperate, savanna temperate, shrubland temperate, forest temperate broadleaf, forest temperate conifer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Carp" xlink:type="simple">Carp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ssowary" xlink:type="simple">Cassowary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ssowary_man" xlink:type="simple">Cassowary m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at" xlink:type="simple">Cat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</text:p>
          </table:table-cell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Cave_blob" xlink:type="simple">Cave blob</text:a></text:p>
          </table:table-cell>
          <table:table-cell table:style-name="ce39"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ve_crocodile" xlink:type="simple">Cave crocodile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2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Cave_floater" xlink:type="simple">Cave floater</text:a></text:p>
          </table:table-cell>
          <table:table-cell table:style-name="ce39" office:value-type="string" calcext:value-type="string">
            <text:p>Caverns (2,3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avy" xlink:type="simple">Cavy</text:a></text:p>
          </table:table-cell>
          <table:table-cell table:style-name="ce39" office:value-type="string" calcext:value-type="string">
            <text:p>Tropical savanna, grassland, shrubland</text:p>
          </table:table-cell>
          <table:table-cell table:style-name="ce39" office:value-type="string" calcext:value-type="string">
            <text:p>Domestic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entaur" xlink:type="simple">Centaur</text:a></text:p>
          </table:table-cell>
          <table:table-cell table:style-name="ce38" office:value-type="string" calcext:value-type="string">
            <text:p>mythology</text:p>
          </table:table-cell>
          <table:table-cell table:style-name="ce38" office:value-type="string" calcext:value-type="string">
            <text:p>Only found in engravings</text:p>
          </table:table-cell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hameleon_man" xlink:type="simple">Chameleon man</text:a></text:p>
          </table:table-cell>
          <table:table-cell table:style-name="ce39" office:value-type="string" calcext:value-type="string">
            <text:p>Any tropical forest, shrubland tropical, savanna tropical, 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heetah" xlink:type="simple">Cheetah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heetah_man" xlink:type="simple">Cheetah man</text:a></text:p>
          </table:table-cell>
          <table:table-cell table:style-name="ce39" office:value-type="string" calcext:value-type="string">
            <text:p>Savanna tropical, grassland tropical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hicken" xlink:type="simple">Chicken</text:a></text:p>
          </table:table-cell>
          <table:table-cell table:style-name="ce38" office:value-type="string" calcext:value-type="string">
            <text:p>Greece, egypt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22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himera" xlink:type="simple">Chimera</text:a></text:p>
          </table:table-cell>
          <table:table-cell table:style-name="ce38" office:value-type="string" calcext:value-type="string">
            <text:p>mythology</text:p>
          </table:table-cell>
          <table:table-cell table:style-name="ce38" office:value-type="string" calcext:value-type="string">
            <text:p>Only found in engravings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himpanzee" xlink:type="simple">Chimpanzee</text:a></text:p>
          </table:table-cell>
          <table:table-cell table:style-name="ce39" office:value-type="string" calcext:value-type="string">
            <text:p>Tropical broadleaf forest,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hinchilla" xlink:type="simple">Chinchilla</text:a>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hinchilla_man" xlink:type="simple">Chinchilla man</text:a>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hipmunk_man" xlink:type="simple">Chipmunk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ati" xlink:type="simple">Coati</text:a></text:p>
          </table:table-cell>
          <table:table-cell table:style-name="ce39" office:value-type="string" calcext:value-type="string">
            <text:p>Any temperate forest, 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ati_man" xlink:type="simple">Coati man</text:a></text:p>
          </table:table-cell>
          <table:table-cell table:style-name="ce39" office:value-type="string" calcext:value-type="string">
            <text:p>Any temperate forest, any tropical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ckatiel_man" xlink:type="simple">Cockatiel man</text:a></text:p>
          </table:table-cell>
          <table:table-cell table:style-name="ce39" office:value-type="string" calcext:value-type="string">
            <text:p>Any desert, temperate grassland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Cod" xlink:type="simple">Cod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7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elacanth" xlink:type="simple">Coelacanth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ò</text:p>
          </table:table-cell>
          <table:table-cell table:style-name="ce34" office:value-type="string" calcext:value-type="string">
            <text:p><text:a xlink:href="https://dwarffortresswiki.org/index.php/DF2014:Common_skate" xlink:type="simple">Common skate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Common_snapping_turtle" xlink:type="simple">Common snapping turtle</text:a></text:p>
          </table:table-cell>
          <table:table-cell table:style-name="ce39"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~</text:p>
          </table:table-cell>
          <table:table-cell table:style-name="ce35" office:value-type="string" calcext:value-type="string">
            <text:p><text:a xlink:href="https://dwarffortresswiki.org/index.php/DF2014:Conger_eel" xlink:type="simple">Conger eel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Copperhead_snake" xlink:type="simple">Copperhead snake</text:a></text:p>
          </table:table-cell>
          <table:table-cell table:style-name="ce39" office:value-type="string" calcext:value-type="string">
            <text:p>Temperate broadleaf forest, any temperate swam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Copperhead_snake_man" xlink:type="simple">Copperhead snake </text:a><text:a xlink:href="https://dwarffortresswiki.org/index.php/DF2014:Copperhead_snake_man" xlink:type="simple">man</text:a></text:p>
          </table:table-cell>
          <table:table-cell table:style-name="ce39" office:value-type="string" calcext:value-type="string">
            <text:p>Temperate broadleaf forest, any temperate swamp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ugar" xlink:type="simple">Cougar</text:a></text:p>
          </table:table-cell>
          <table:table-cell table:style-name="ce39" office:value-type="string" calcext:value-type="string">
            <text:p>Any forest, any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ugar_man" xlink:type="simple">Cougar man</text:a></text:p>
          </table:table-cell>
          <table:table-cell table:style-name="ce39" office:value-type="string" calcext:value-type="string">
            <text:p>Any temperate forest, any tropical forest, shrubland temperate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ow" xlink:type="simple">Cow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 and milkable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yote" xlink:type="simple">Coyote</text:a></text:p>
          </table:table-cell>
          <table:table-cell table:style-name="ce39" office:value-type="string" calcext:value-type="string">
            <text:p>Mountain, tundra, taiga, any temperate forest, temperate savanna, temperate grassland, temperate shrubland, any temperate wetland, 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oyote_man" xlink:type="simple">Coyote man</text:a></text:p>
          </table:table-cell>
          <table:table-cell table:style-name="ce39" office:value-type="string" calcext:value-type="string">
            <text:p>Mountain, tundra, taiga, any temperate forest, temperate savanna, temperate grassland, temperate shrubland, any temperate wetland, 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rab" xlink:type="simple">Crab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rab_man" xlink:type="simple">Crab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Creeping_eye" xlink:type="simple">Creeping eye</text:a></text:p>
          </table:table-cell>
          <table:table-cell table:style-name="ce39" office:value-type="string" calcext:value-type="string">
            <text:p>Caverns (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row_man" xlink:type="simple">Crow man</text:a></text:p>
          </table:table-cell>
          <table:table-cell table:style-name="ce39" office:value-type="string" calcext:value-type="string">
            <text:p>Temperate grassland, temperate savanna, temperate shrubland, taiga, any temperate forest, any temperate wetland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rundle" xlink:type="simple">Crundle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Cuttlefish_man" xlink:type="simple">Cuttlefish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yclops" xlink:type="simple">Cyclops</text:a></text:p>
          </table:table-cell>
          <table:table-cell table:style-name="ce38" office:value-type="string" calcext:value-type="string">
            <text:p>All land</text:p>
          </table:table-cell>
          <table:table-cell table:style-name="ce38" office:value-type="string" calcext:value-type="string">
            <text:p>One eyed</text:p>
          </table:table-cell>
          <table:table-cell table:style-name="ce46" table:number-columns-repeated="1020"/>
        </table:table-row>
        <table:table-row table:style-name="ro2">
          <table:table-cell table:style-name="ce16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amselfly_man" xlink:type="simple">Damselfly man</text:a></text:p>
          </table:table-cell>
          <table:table-cell table:style-name="ce39" office:value-type="string" calcext:value-type="string">
            <text:p>Any poo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Dark_gnome" xlink:type="simple">Dark gnome</text:a></text:p>
          </table:table-cell>
          <table:table-cell table:style-name="ce39" office:value-type="string" calcext:value-type="string">
            <text:p>Evil mountain</text:p>
          </table:table-cell>
          <table:table-cell table:style-name="ce39" office:value-type="string" calcext:value-type="string">
            <text:p>Steals booz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eer" xlink:type="simple">Deer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eer_man" xlink:type="simple">Deer man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Desert_tortoise" xlink:type="simple">Desert tortoise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Desert_tortoise_man" xlink:type="simple">Desert tortoise man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ingo" xlink:type="simple">Dingo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40"/>
          <table:table-cell table:number-columns-repeated="1020"/>
        </table:table-row>
        <table:table-row table:style-name="ro2">
          <table:table-cell table:style-name="ce12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ingo_man" xlink:type="simple">Dingo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og" xlink:type="simple">Dog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 and trainable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onkey" xlink:type="simple">Donkey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, milkable, pack animal</text:p>
          </table:table-cell>
          <table:table-cell table:style-name="ce46" table:number-columns-repeated="1020"/>
        </table:table-row>
        <table:table-row table:style-name="ro2">
          <table:table-cell table:style-name="ce25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ragon" xlink:type="simple">Dragon</text:a></text:p>
          </table:table-cell>
          <table:table-cell table:style-name="ce38" office:value-type="string" calcext:value-type="string">
            <text:p>All land</text:p>
          </table:table-cell>
          <table:table-cell table:style-name="ce38" office:value-type="string" calcext:value-type="string">
            <text:p>Breathes fire, trainable</text:p>
          </table:table-cell>
          <table:table-cell table:style-name="ce46" table:number-columns-repeated="1020"/>
        </table:table-row>
        <table:table-row table:style-name="ro2">
          <table:table-cell table:style-name="ce16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ragonfly_man" xlink:type="simple">Dragonfly man</text:a></text:p>
          </table:table-cell>
          <table:table-cell table:style-name="ce39" office:value-type="string" calcext:value-type="string">
            <text:p>Any poo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raltha" xlink:type="simple">Draltha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Drunian" xlink:type="simple">Drunian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 office:value-type="string" calcext:value-type="string">
            <text:p>Steals food and items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uck" xlink:type="simple">Duck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35" office:value-type="string" calcext:value-type="string">
            <text:p><text:a xlink:href="https://dwarffortresswiki.org/index.php/DF2014:Eagle" xlink:type="simple">Eagle</text:a></text:p>
          </table:table-cell>
          <table:table-cell table:style-name="ce38" office:value-type="string" calcext:value-type="string">
            <text:p>Any wetland, any forest, any shrubland, any savanna, any grassland, any desert, mountain, tundra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agle_man" xlink:type="simple">Eagle man</text:a></text:p>
          </table:table-cell>
          <table:table-cell table:style-name="ce39" office:value-type="string" calcext:value-type="string">
            <text:p>Any wetland, any forest, any shrubland, any savanna, any grassland, any desert, mountain, tundra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chidna" xlink:type="simple">Echidna</text:a></text:p>
          </table:table-cell>
          <table:table-cell table:style-name="ce39" office:value-type="string" calcext:value-type="string">
            <text:p>Any temperate forest, temperate shrubland, temperate savanna, temperate grassland, 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chidna_man" xlink:type="simple">Echidna man</text:a></text:p>
          </table:table-cell>
          <table:table-cell table:style-name="ce39" office:value-type="string" calcext:value-type="string">
            <text:p>Any temperate forest, temperate shrubland, temperate savanna, temperate grassland, any deser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35" office:value-type="string" calcext:value-type="string">
            <text:p><text:a xlink:href="https://dwarffortresswiki.org/index.php/DF2014:Elephant" xlink:type="simple">Elephant</text:a></text:p>
          </table:table-cell>
          <table:table-cell table:style-name="ce38" office:value-type="string" calcext:value-type="string">
            <text:p>carthage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lephant_man" xlink:type="simple">Elephant man</text:a></text:p>
          </table:table-cell>
          <table:table-cell table:style-name="ce39" office:value-type="string" calcext:value-type="string">
            <text:p>Any tropical forest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Elephant_seal" xlink:type="simple">Elephant se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Elephant_seal_man" xlink:type="simple">Elephant seal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lk" xlink:type="simple">Elk</text:a></text:p>
          </table:table-cell>
          <table:table-cell table:style-name="ce39" office:value-type="string" calcext:value-type="string">
            <text:p>Tundra, temperate grass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lk_bird" xlink:type="simple">Elk bird</text:a></text:p>
          </table:table-cell>
          <table:table-cell table:style-name="ce39" office:value-type="string" calcext:value-type="string">
            <text:p>Caverns (1,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lk_man" xlink:type="simple">Elk man</text:a></text:p>
          </table:table-cell>
          <table:table-cell table:style-name="ce39" office:value-type="string" calcext:value-type="string">
            <text:p>Tundra, grassland temperat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Emperor_penguin" xlink:type="simple">Emperor pengui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mu" xlink:type="simple">Emu</text:a></text:p>
          </table:table-cell>
          <table:table-cell table:style-name="ce39" office:value-type="string" calcext:value-type="string">
            <text:p>Temperate shrubland, any temperate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mu_man" xlink:type="simple">Emu man</text:a></text:p>
          </table:table-cell>
          <table:table-cell table:style-name="ce39" office:value-type="string" calcext:value-type="string">
            <text:p>Temperate shrubland, any temperate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Ettin" xlink:type="simple">Ettin</text:a></text:p>
          </table:table-cell>
          <table:table-cell table:style-name="ce39" office:value-type="string" calcext:value-type="string">
            <text:p>All land</text:p>
          </table:table-cell>
          <table:table-cell table:style-name="ce39" office:value-type="string" calcext:value-type="string">
            <text:p>Has two heads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Fire_imp" xlink:type="simple">Fire imp</text:a></text:p>
          </table:table-cell>
          <table:table-cell table:style-name="ce39" office:value-type="string" calcext:value-type="string">
            <text:p>Magma</text:p>
          </table:table-cell>
          <table:table-cell table:style-name="ce39" office:value-type="string" calcext:value-type="string">
            <text:p>Throws fireball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Fire_man" xlink:type="simple">Fire man</text:a></text:p>
          </table:table-cell>
          <table:table-cell table:style-name="ce39" office:value-type="string" calcext:value-type="string">
            <text:p>Magma</text:p>
          </table:table-cell>
          <table:table-cell table:style-name="ce43" office:value-type="string" calcext:value-type="string">
            <text:p><text:span text:style-name="T2">Throws fireballs and leaves behind </text:span><text:span text:style-name="T2"><text:a xlink:href="https://dwarffortresswiki.org/index.php/DF2014:Ash" xlink:type="simple">ashes</text:a></text:span>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Firefly_man" xlink:type="simple">Firefly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Flesh_ball" xlink:type="simple">Flesh ball</text:a></text:p>
          </table:table-cell>
          <table:table-cell table:style-name="ce39" office:value-type="string" calcext:value-type="string">
            <text:p>Subterranean water - Cavern (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%</text:p>
          </table:table-cell>
          <table:table-cell table:style-name="ce34" office:value-type="string" calcext:value-type="string">
            <text:p><text:a xlink:href="https://dwarffortresswiki.org/index.php/DF2014:Floating_guts" xlink:type="simple">Floating guts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Fly_man" xlink:type="simple">Fly man</text:a></text:p>
          </table:table-cell>
          <table:table-cell table:style-name="ce39" office:value-type="string" calcext:value-type="string">
            <text:p>Any non-freezing biome, any poo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Fly_man" xlink:type="simple">Fly man</text:a></text:p>
          </table:table-cell>
          <table:table-cell table:style-name="ce39" office:value-type="string" calcext:value-type="string">
            <text:p>Any non-freezing biome, any poo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Flying_squirrel_man" xlink:type="simple">Flying squirrel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ny</text:p>
          </table:table-cell>
          <table:table-cell table:style-name="ce34" office:value-type="string" calcext:value-type="string">
            <text:p><text:a xlink:href="https://dwarffortresswiki.org/index.php/DF2014:Forgotten_beast" xlink:type="simple">Forgotten beast</text:a></text:p>
          </table:table-cell>
          <table:table-cell table:style-name="ce39" office:value-type="string" calcext:value-type="string">
            <text:p>All underground</text:p>
          </table:table-cell>
          <table:table-cell table:style-name="ce39" office:value-type="string" calcext:value-type="string">
            <text:p>See article for more informati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Foul_blendec" xlink:type="simple">Foul blendec</text:a></text:p>
          </table:table-cell>
          <table:table-cell table:style-name="ce39" office:value-type="string" calcext:value-type="string">
            <text:p>Most evi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6" office:value-type="string" calcext:value-type="string">
            <text:p>f</text:p>
          </table:table-cell>
          <table:table-cell table:style-name="ce35" office:value-type="string" calcext:value-type="string">
            <text:p><text:a xlink:href="https://dwarffortresswiki.org/index.php/DF2014:Fox" xlink:type="simple">Fox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Fox_man" xlink:type="simple">Fox man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Frill_shark" xlink:type="simple">Frill shark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abbro_man" xlink:type="simple">Gabbro man</text:a></text:p>
          </table:table-cell>
          <table:table-cell table:style-name="ce39"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Leaves behind </text:span><text:span text:style-name="T2"><text:a xlink:href="https://dwarffortresswiki.org/index.php/DF2014:Gabbro" xlink:type="simple">gabbro</text:a></text:span>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azelle" xlink:type="simple">Gazelle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azelle_man" xlink:type="simple">Gazelle man</text:a></text:p>
          </table:table-cell>
          <table:table-cell table:style-name="ce39" office:value-type="string" calcext:value-type="string">
            <text:p>Savanna tropical, grass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0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iant" xlink:type="simple">Giant</text:a></text:p>
          </table:table-cell>
          <table:table-cell table:style-name="ce38" office:value-type="string" calcext:value-type="string">
            <text:p>myth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ardvark" xlink:type="simple">Giant aardvark</text:a></text:p>
          </table:table-cell>
          <table:table-cell table:style-name="ce39" office:value-type="string" calcext:value-type="string">
            <text:p>Tropical shrubland, tropical savanna, tropical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dder" xlink:type="simple">Giant adder</text:a></text:p>
          </table:table-cell>
          <table:table-cell table:style-name="ce39" office:value-type="string" calcext:value-type="string">
            <text:p>Temperate grassland, temperate savanna, temperate shrubland, any temperate forest, any temperate wetland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lbatross" xlink:type="simple">Giant albatross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lligator" xlink:type="simple">Giant alligator</text:a></text:p>
          </table:table-cell>
          <table:table-cell table:style-name="ce39" office:value-type="string" calcext:value-type="string">
            <text:p>Swamp, marsh, riv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2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naconda" xlink:type="simple">Giant anaconda</text:a></text:p>
          </table:table-cell>
          <table:table-cell table:style-name="ce39" office:value-type="string" calcext:value-type="string">
            <text:p>Any tropical swam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2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nole" xlink:type="simple">Giant anole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rmadillo" xlink:type="simple">Giant armadillo</text:a></text:p>
          </table:table-cell>
          <table:table-cell table:style-name="ce39" office:value-type="string" calcext:value-type="string">
            <text:p>Tropical savanna, tropical grassland, tropical shrubland, any tropical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xolotl" xlink:type="simple">Giant axolotl</text:a></text:p>
          </table:table-cell>
          <table:table-cell table:style-name="ce39" office:value-type="string" calcext:value-type="string">
            <text:p>Tropical saltwater lake, tropical brackishwater lake, tropical freshwater lak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34" office:value-type="string" calcext:value-type="string">
            <text:p><text:a xlink:href="https://dwarffortresswiki.org/index.php/DF2014:Giant_aye-aye" xlink:type="simple">Giant aye-aye</text:a></text:p>
          </table:table-cell>
          <table:table-cell table:style-name="ce39" office:value-type="string" calcext:value-type="string">
            <text:p>Tropical dry broadleaf forest, 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adger" xlink:type="simple">Giant badger</text:a></text:p>
          </table:table-cell>
          <table:table-cell table:style-name="ce39" office:value-type="string" calcext:value-type="string">
            <text:p>Taiga, any temperate forest, temperate shrubland, temperate savanna, temperate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bark_scorpion" xlink:type="simple">Giant bark scorpion</text:a></text:p>
          </table:table-cell>
          <table:table-cell table:style-name="ce39" office:value-type="string" calcext:value-type="string">
            <text:p>Any desert, tropical grassland, tropical savanna, tropical shrubland, tropical conifer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arn_owl" xlink:type="simple">Giant barn owl</text:a></text:p>
          </table:table-cell>
          <table:table-cell table:style-name="ce39" office:value-type="string" calcext:value-type="string">
            <text:p>Any wetland, any temperate forest, tropical conifer forest, tropical dry broadleaf forest, any shrubland, any savanna, any grassland, 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at" xlink:type="simple">Giant bat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eaver" xlink:type="simple">Giant beaver</text:a></text:p>
          </table:table-cell>
          <table:table-cell table:style-name="ce39" office:value-type="string" calcext:value-type="string">
            <text:p>Any temperate lake, any temperate river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eetle" xlink:type="simple">Giant beetle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lack_bear" xlink:type="simple">Giant black bear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black_mamba" xlink:type="simple">Giant black mamba</text:a></text:p>
          </table:table-cell>
          <table:table-cell table:style-name="ce39" office:value-type="string" calcext:value-type="string">
            <text:p>Tropical savanna, tropical shrubland, any tropical forest, any tropical swamp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luejay" xlink:type="simple">Giant bluejay</text:a></text:p>
          </table:table-cell>
          <table:table-cell table:style-name="ce39" office:value-type="string" calcext:value-type="string">
            <text:p>Grassland temperate, savanna temperate, shrubland temperate, forest temperate broadleaf, forest temperate conif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obcat" xlink:type="simple">Giant bobcat</text:a></text:p>
          </table:table-cell>
          <table:table-cell table:style-name="ce39" office:value-type="string" calcext:value-type="string">
            <text:p>Any forest, any desert, tropical freshwater swamp, tropical saltwater swamp, temperate freshwater swamp, temperate saltwater swamp, mangrove swamp, 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brown_recluse_spider" xlink:type="simple">Giant brown recluse spider</text:a></text:p>
          </table:table-cell>
          <table:table-cell table:style-name="ce39" office:value-type="string" calcext:value-type="string">
            <text:p>Temperate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bushmaster" xlink:type="simple">Giant bushmaster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ushtit" xlink:type="simple">Giant bushtit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buzzard" xlink:type="simple">Giant buzzard</text:a></text:p>
          </table:table-cell>
          <table:table-cell table:style-name="ce39" office:value-type="string" calcext:value-type="string">
            <text:p>Temperate marsh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apuchin" xlink:type="simple">Giant capuchin</text:a></text:p>
          </table:table-cell>
          <table:table-cell table:style-name="ce39" office:value-type="string" calcext:value-type="string">
            <text:p>Any tropical forest, mangrove swam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apybara" xlink:type="simple">Giant capybara</text:a></text:p>
          </table:table-cell>
          <table:table-cell table:style-name="ce39" office:value-type="string" calcext:value-type="string">
            <text:p>Any wetland</text:p>
          </table:table-cell>
          <table:table-cell table:style-name="ce39" office:value-type="string" calcext:value-type="string">
            <text:p>Makes sounds in Adventure mode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ardinal" xlink:type="simple">Giant cardinal</text:a></text:p>
          </table:table-cell>
          <table:table-cell table:style-name="ce39" office:value-type="string" calcext:value-type="string">
            <text:p>Grassland temperate, savanna temperate, shrubland temperate, forest temperate broadleaf, forest temperate conif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assowary" xlink:type="simple">Giant cassowary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cave_spider" xlink:type="simple">Giant cave spider</text:a></text:p>
          </table:table-cell>
          <table:table-cell table:style-name="ce39" office:value-type="string" calcext:value-type="string">
            <text:p>Caverns (1,2)</text:p>
          </table:table-cell>
          <table:table-cell table:style-name="ce43" office:value-type="string" calcext:value-type="string">
            <text:p><text:span text:style-name="T2">Spins/throws </text:span><text:span text:style-name="T2"><text:a xlink:href="https://dwarffortresswiki.org/index.php/DF2014:Web" xlink:type="simple">webs</text:a></text:span><text:span text:style-name="T2"> and 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ave_swallow" xlink:type="simple">Giant cave swallow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cave_toad" xlink:type="simple">Giant cave toad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2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hameleon" xlink:type="simple">Giant chameleon</text:a></text:p>
          </table:table-cell>
          <table:table-cell table:style-name="ce39" office:value-type="string" calcext:value-type="string">
            <text:p>Any tropical forest, shrubland tropical, savanna tropical, 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heetah" xlink:type="simple">Giant cheetah</text:a></text:p>
          </table:table-cell>
          <table:table-cell table:style-name="ce39" office:value-type="string" calcext:value-type="string">
            <text:p>Tropical savanna, grassland, shrubland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hinchilla" xlink:type="simple">Giant chinchilla</text:a>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hipmunk" xlink:type="simple">Giant chipmunk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oati" xlink:type="simple">Giant coati</text:a></text:p>
          </table:table-cell>
          <table:table-cell table:style-name="ce39" office:value-type="string" calcext:value-type="string">
            <text:p>Any temperate forest, 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ockatiel" xlink:type="simple">Giant cockatiel</text:a></text:p>
          </table:table-cell>
          <table:table-cell table:style-name="ce39" office:value-type="string" calcext:value-type="string">
            <text:p>Any desert, temperate grass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copperhead_snake" xlink:type="simple">Giant copperhead snake</text:a></text:p>
          </table:table-cell>
          <table:table-cell table:style-name="ce39" office:value-type="string" calcext:value-type="string">
            <text:p>Temperate broadleaf forest, any temperate swam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ougar" xlink:type="simple">Giant cougar</text:a></text:p>
          </table:table-cell>
          <table:table-cell table:style-name="ce39" office:value-type="string" calcext:value-type="string">
            <text:p>Any temperate forest, any tropical forest, shrubland temperate, shrub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oyote" xlink:type="simple">Giant coyote</text:a></text:p>
          </table:table-cell>
          <table:table-cell table:style-name="ce39" office:value-type="string" calcext:value-type="string">
            <text:p>Mountain, tundra, taiga, any temperate forest, temperate savanna, temperate grassland, temperate shrubland, any temperate wetland, 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rab" xlink:type="simple">Giant crab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row" xlink:type="simple">Giant crow</text:a></text:p>
          </table:table-cell>
          <table:table-cell table:style-name="ce39" office:value-type="string" calcext:value-type="string">
            <text:p>Temperate grassland, temperate savanna, temperate shrubland, taiga, any temperate forest, any temperate wet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cuttlefish" xlink:type="simple">Giant cuttlefish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6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Giant_damselfly" xlink:type="simple">Giant damselfly</text:a></text:p>
          </table:table-cell>
          <table:table-cell table:style-name="ce39" office:value-type="string" calcext:value-type="string">
            <text:p>Any poo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Giant_deer" xlink:type="simple">Giant deer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desert_scorpion" xlink:type="simple">Giant desert scorpion</text:a></text:p>
          </table:table-cell>
          <table:table-cell table:style-name="ce39" office:value-type="string" calcext:value-type="string">
            <text:p>Savage desert</text:p>
          </table:table-cell>
          <table:table-cell table:style-name="ce43" office:value-type="string" calcext:value-type="string">
            <text:p><text:span text:style-name="T2">No pain, no stun, no emotion; deadly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desert_tortoise" xlink:type="simple">Giant desert tortoise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Giant_dingo" xlink:type="simple">Giant dingo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6" office:value-type="string" calcext:value-type="string">
            <text:p>D</text:p>
          </table:table-cell>
          <table:table-cell table:style-name="ce34" office:value-type="string" calcext:value-type="string">
            <text:p><text:a xlink:href="https://dwarffortresswiki.org/index.php/DF2014:Giant_dragonfly" xlink:type="simple">Giant dragonfly</text:a></text:p>
          </table:table-cell>
          <table:table-cell table:style-name="ce39" office:value-type="string" calcext:value-type="string">
            <text:p>Any poo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Giant_eagle" xlink:type="simple">Giant eagle</text:a></text:p>
          </table:table-cell>
          <table:table-cell table:style-name="ce39" office:value-type="string" calcext:value-type="string">
            <text:p>Savage mountain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earthworm" xlink:type="simple">Giant earthworm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Giant_echidna" xlink:type="simple">Giant echidna</text:a></text:p>
          </table:table-cell>
          <table:table-cell table:style-name="ce39" office:value-type="string" calcext:value-type="string">
            <text:p>Any temperate forest, temperate shrubland, temperate savanna, temperate grassland, 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Giant_elephant" xlink:type="simple">Giant elephant</text:a></text:p>
          </table:table-cell>
          <table:table-cell table:style-name="ce39" office:value-type="string" calcext:value-type="string">
            <text:p>Any tropical forest, shrub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elephant_seal" xlink:type="simple">Giant elephant se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Giant_elk" xlink:type="simple">Giant elk</text:a></text:p>
          </table:table-cell>
          <table:table-cell table:style-name="ce39" office:value-type="string" calcext:value-type="string">
            <text:p>Tundra, grassland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34" office:value-type="string" calcext:value-type="string">
            <text:p><text:a xlink:href="https://dwarffortresswiki.org/index.php/DF2014:Giant_emu" xlink:type="simple">Giant emu</text:a></text:p>
          </table:table-cell>
          <table:table-cell table:style-name="ce39" office:value-type="string" calcext:value-type="string">
            <text:p>Temperate shrubland, any temperate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Giant_firefly" xlink:type="simple">Giant firefly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Giant_fly" xlink:type="simple">Giant fly</text:a></text:p>
          </table:table-cell>
          <table:table-cell table:style-name="ce39" office:value-type="string" calcext:value-type="string">
            <text:p>Any non-freezing biome, any poo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flying_squirrel" xlink:type="simple">Giant flying squirrel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Giant_fox" xlink:type="simple">Giant fox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azelle" xlink:type="simple">Giant gazelle</text:a></text:p>
          </table:table-cell>
          <table:table-cell table:style-name="ce39" office:value-type="string" calcext:value-type="string">
            <text:p>Savanna tropical, grass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3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ila_monster" xlink:type="simple">Giant gila monster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iraffe" xlink:type="simple">Giant giraffe</text:a></text:p>
          </table:table-cell>
          <table:table-cell table:style-name="ce39" office:value-type="string" calcext:value-type="string">
            <text:p>Savanna tropical, shrub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rackle" xlink:type="simple">Giant grackle</text:a></text:p>
          </table:table-cell>
          <table:table-cell table:style-name="ce39" office:value-type="string" calcext:value-type="string">
            <text:p>Grassland temperate, savanna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2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rasshopper" xlink:type="simple">Giant grasshopper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gray_langur" xlink:type="simple">Giant gray langur</text:a></text:p>
          </table:table-cell>
          <table:table-cell table:style-name="ce39" office:value-type="string" calcext:value-type="string">
            <text:p>Any desert, any grassland, any savanna, any shrubland, any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gray_squirrel" xlink:type="simple">Giant gray squirrel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great_horned_owl" xlink:type="simple">Giant great horned owl</text:a></text:p>
          </table:table-cell>
          <table:table-cell table:style-name="ce39" office:value-type="string" calcext:value-type="string">
            <text:p>Any forest, any shrubland, any savanna, any grassland, any desert, mangrove swamp, mountain, tundra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Giant_green_tree_frog" xlink:type="simple">Giant green tree frog</text:a></text:p>
          </table:table-cell>
          <table:table-cell table:style-name="ce39" office:value-type="string" calcext:value-type="string">
            <text:p>Temperate freshwater pool, temperate freshwater lake, temperate freshwater swamp, temperate freshwater marsh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grey_parrot" xlink:type="simple">Giant grey parrot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grizzly_bear" xlink:type="simple">Giant grizzly bear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roundhog" xlink:type="simple">Giant groundhog</text:a></text:p>
          </table:table-cell>
          <table:table-cell table:style-name="ce39" office:value-type="string" calcext:value-type="string">
            <text:p>Shrubland temperate, savanna temperate, grassland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7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grouper" xlink:type="simple">Giant grouper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amster" xlink:type="simple">Giant hamster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are" xlink:type="simple">Giant hare</text:a></text:p>
          </table:table-cell>
          <table:table-cell table:style-name="ce39" office:value-type="string" calcext:value-type="string">
            <text:p>Temperate savanna, temperate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arp_seal" xlink:type="simple">Giant harp se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edgehog" xlink:type="simple">Giant hedgehog</text:a></text:p>
          </table:table-cell>
          <table:table-cell table:style-name="ce39" office:value-type="string" calcext:value-type="string">
            <text:p>Temperate shrubland, temperate savanna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ippo" xlink:type="simple">Giant hippo</text:a></text:p>
          </table:table-cell>
          <table:table-cell table:style-name="ce39" office:value-type="string" calcext:value-type="string">
            <text:p>Any river, lak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hoary_marmot" xlink:type="simple">Giant hoary marmot</text:a></text:p>
          </table:table-cell>
          <table:table-cell table:style-name="ce39" office:value-type="string" calcext:value-type="string">
            <text:p>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honey_badger" xlink:type="simple">Giant honey badger</text:a></text:p>
          </table:table-cell>
          <table:table-cell table:style-name="ce39" office:value-type="string" calcext:value-type="string">
            <text:p>Any tropical forest, shrubland tropical, savanna tropical, grassland tropical, any tropical wetland, 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ornbill" xlink:type="simple">Giant hornbill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horseshoe_crab" xlink:type="simple">Giant horseshoe crab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Giant_hyena" xlink:type="simple">Giant hyena</text:a></text:p>
          </table:table-cell>
          <table:table-cell table:style-name="ce39" office:value-type="string" calcext:value-type="string">
            <text:p>Tropical savanna, tropical grassland, tropical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Giant_ibex" xlink:type="simple">Giant ibex</text:a></text:p>
          </table:table-cell>
          <table:table-cell table:style-name="ce39" office:value-type="string" calcext:value-type="string">
            <text:p>Any grassland, any deser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Giant_iguana" xlink:type="simple">Giant iguana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Giant_impala" xlink:type="simple">Giant impala</text:a></text:p>
          </table:table-cell>
          <table:table-cell table:style-name="ce39" office:value-type="string" calcext:value-type="string">
            <text:p>Tropical savanna, tropical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Giant_jackal" xlink:type="simple">Giant jackal</text:a></text:p>
          </table:table-cell>
          <table:table-cell table:style-name="ce39" office:value-type="string" calcext:value-type="string">
            <text:p>Tropical shrubland, tropical savanna, tropical grass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1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Giant_jaguar" xlink:type="simple">Giant jaguar</text:a></text:p>
          </table:table-cell>
          <table:table-cell table:style-name="ce39" office:value-type="string" calcext:value-type="string">
            <text:p>Savage tropical areas, any desert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Giant_jumping_spider" xlink:type="simple">Giant jumping spider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akapo" xlink:type="simple">Giant kakapo</text:a></text:p>
          </table:table-cell>
          <table:table-cell table:style-name="ce39" office:value-type="string" calcext:value-type="string">
            <text:p>Temperate shrubland, temperate savanna, temperate grassland, any temperate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angaroo" xlink:type="simple">Giant kangaroo</text:a></text:p>
          </table:table-cell>
          <table:table-cell table:style-name="ce39" office:value-type="string" calcext:value-type="string">
            <text:p>Temperate grassland, temperate savanna, temperate shrubland, any deser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ea" xlink:type="simple">Giant kea</text:a></text:p>
          </table:table-cell>
          <table:table-cell table:style-name="ce39" office:value-type="string" calcext:value-type="string">
            <text:p>Any temperate forest, temperate shrubland, mountain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K</text:p>
          </table:table-cell>
          <table:table-cell table:style-name="ce36" office:value-type="string" calcext:value-type="string">
            <text:p><text:a xlink:href="https://dwarffortresswiki.org/index.php/DF2014:Giant_kestrel" xlink:type="simple">Giant kestrel</text:a></text:p>
          </table:table-cell>
          <table:table-cell table:style-name="ce39" office:value-type="string" calcext:value-type="string">
            <text:p>Marsh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ing_cobra" xlink:type="simple">Giant king cobra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ingsnake" xlink:type="simple">Giant kingsnake</text:a></text:p>
          </table:table-cell>
          <table:table-cell table:style-name="ce39" office:value-type="string" calcext:value-type="string">
            <text:p>Any temperate forest, temperate shrubland, mountain, any deser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iwi" xlink:type="simple">Giant kiwi</text:a></text:p>
          </table:table-cell>
          <table:table-cell table:style-name="ce39" office:value-type="string" calcext:value-type="string">
            <text:p>Any temperate forest, temperate shrub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Giant_koala" xlink:type="simple">Giant koala</text:a></text:p>
          </table:table-cell>
          <table:table-cell table:style-name="ce39" office:value-type="string" calcext:value-type="string">
            <text:p>Temperate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eech" xlink:type="simple">Giant leech</text:a></text:p>
          </table:table-cell>
          <table:table-cell table:style-name="ce39" office:value-type="string" calcext:value-type="string">
            <text:p>Any pool, any lak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eopard" xlink:type="simple">Giant leopard</text:a></text:p>
          </table:table-cell>
          <table:table-cell table:style-name="ce39" office:value-type="string" calcext:value-type="string">
            <text:p>Savage tropical areas, any desert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leopard_gecko" xlink:type="simple">Giant leopard gecko</text:a></text:p>
          </table:table-cell>
          <table:table-cell table:style-name="ce39" office:value-type="string" calcext:value-type="string">
            <text:p>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eopard_seal" xlink:type="simple">Giant leopard se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ion" xlink:type="simple">Giant lion</text:a></text:p>
          </table:table-cell>
          <table:table-cell table:style-name="ce39" office:value-type="string" calcext:value-type="string">
            <text:p>Tropical savanna, Tropical grassland, Tropical shrubland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ion_tamarin" xlink:type="simple">Giant lion tamari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izard" xlink:type="simple">Giant lizard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oon" xlink:type="simple">Giant loon</text:a></text:p>
          </table:table-cell>
          <table:table-cell table:style-name="ce39" office:value-type="string" calcext:value-type="string">
            <text:p>Temperate saltwater lake, temperate brackishwater lake, temperate freshwater lake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orikeet" xlink:type="simple">Giant lorikeet</text:a></text:p>
          </table:table-cell>
          <table:table-cell table:style-name="ce39" office:value-type="string" calcext:value-type="string">
            <text:p>Tropical moist broadleaf forest, mangrove swamp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ouse" xlink:type="simple">Giant louse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lynx" xlink:type="simple">Giant lynx</text:a></text:p>
          </table:table-cell>
          <table:table-cell table:style-name="ce39" office:value-type="string" calcext:value-type="string">
            <text:p>Taiga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agpie" xlink:type="simple">Giant magpie</text:a></text:p>
          </table:table-cell>
          <table:table-cell table:style-name="ce39" office:value-type="string" calcext:value-type="string">
            <text:p>Temperate grassland, temperate savanna, temperate shrub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andrill" xlink:type="simple">Giant mandrill</text:a></text:p>
          </table:table-cell>
          <table:table-cell table:style-name="ce39" office:value-type="string" calcext:value-type="string">
            <text:p>Forest tropical moist broadleaf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2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antis" xlink:type="simple">Giant mantis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2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masked_lovebird" xlink:type="simple">Giant masked lovebird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ink" xlink:type="simple">Giant mink</text:a></text:p>
          </table:table-cell>
          <table:table-cell table:style-name="ce39" office:value-type="string" calcext:value-type="string">
            <text:p>Any temperate lake, any temperate river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ole" xlink:type="simple">Giant mole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 office:value-type="string" calcext:value-type="string">
            <text:p>Steals food and booze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monarch_butterfly" xlink:type="simple">Giant monarch butterfly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ongoose" xlink:type="simple">Giant mongoose</text:a></text:p>
          </table:table-cell>
          <table:table-cell table:style-name="ce39" office:value-type="string" calcext:value-type="string">
            <text:p>Tropical savanna, tropical shrub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onitor_lizard" xlink:type="simple">Giant monitor lizard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moon_snail" xlink:type="simple">Giant moon snail</text:a></text:p>
          </table:table-cell>
          <table:table-cell table:style-name="ce39" office:value-type="string" calcext:value-type="string">
            <text:p>Temperate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oose" xlink:type="simple">Giant moose</text:a></text:p>
          </table:table-cell>
          <table:table-cell table:style-name="ce39" office:value-type="string" calcext:value-type="string">
            <text:p>Taiga, any temperate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osquito" xlink:type="simple">Giant mosquito</text:a></text:p>
          </table:table-cell>
          <table:table-cell table:style-name="ce39" office:value-type="string" calcext:value-type="string">
            <text:p>Any non-freezing biome, any poo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oth" xlink:type="simple">Giant moth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ant_mountain_goat" xlink:type="simple">Giant mountain goat</text:a></text:p>
          </table:table-cell>
          <table:table-cell table:style-name="ce39" office:value-type="string" calcext:value-type="string">
            <text:p>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muskox" xlink:type="simple">Giant muskox</text:a></text:p>
          </table:table-cell>
          <table:table-cell table:style-name="ce39" office:value-type="string" calcext:value-type="string">
            <text:p>Tundra, grassland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Giant_narwhal" xlink:type="simple">Giant narwh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Giant_nautilus" xlink:type="simple">Giant nautilus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1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celot" xlink:type="simple">Giant ocelot</text:a></text:p>
          </table:table-cell>
          <table:table-cell table:style-name="ce39" office:value-type="string" calcext:value-type="string">
            <text:p>Any tropical forest, mangrove swamp, tropical savanna, tropical grass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ctopus" xlink:type="simple">Giant octopus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lm" xlink:type="simple">Giant olm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one-humped_camel" xlink:type="simple">Giant one-humped camel</text:a></text:p>
          </table:table-cell>
          <table:table-cell table:style-name="ce39" office:value-type="string" calcext:value-type="string">
            <text:p>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possum" xlink:type="simple">Giant opossum</text:a></text:p>
          </table:table-cell>
          <table:table-cell table:style-name="ce39" office:value-type="string" calcext:value-type="string">
            <text:p>Any temperate forest, temperate shrubland, temperate savanna, temperate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rca" xlink:type="simple">Giant orca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riole" xlink:type="simple">Giant oriole</text:a></text:p>
          </table:table-cell>
          <table:table-cell table:style-name="ce39" office:value-type="string" calcext:value-type="string">
            <text:p>Forest temperate broadleaf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sprey" xlink:type="simple">Giant osprey</text:a></text:p>
          </table:table-cell>
          <table:table-cell table:style-name="ce39" office:value-type="string" calcext:value-type="string">
            <text:p>Any ocean, any lake, any river, tropical freshwater marsh, tropical saltwater marsh, temperate freshwater marsh, temperate saltwater marsh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strich" xlink:type="simple">Giant ostrich</text:a></text:p>
          </table:table-cell>
          <table:table-cell table:style-name="ce39" office:value-type="string" calcext:value-type="string">
            <text:p>Tropical savanna, tropical grassland, 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otter" xlink:type="simple">Giant otter</text:a></text:p>
          </table:table-cell>
          <table:table-cell table:style-name="ce39" office:value-type="string" calcext:value-type="string">
            <text:p>Any pool, any lake, any river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angolin" xlink:type="simple">Giant pangolin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arakeet" xlink:type="simple">Giant parakeet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2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iant_peach-faced_lovebird" xlink:type="simple">Giant peach-faced lovebird</text:a></text:p>
          </table:table-cell>
          <table:table-cell table:style-name="ce39" office:value-type="string" calcext:value-type="string">
            <text:p>Temperate grassland, temperate savanna, temperate shrubland, temperate broadleaf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enguin" xlink:type="simple">Giant pengui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eregrine_falcon" xlink:type="simple">Giant peregrine falcon</text:a></text:p>
          </table:table-cell>
          <table:table-cell table:style-name="ce39" office:value-type="string" calcext:value-type="string">
            <text:p>Any wetland, any temperate forest, tropical conifer forest, tropical dry broadleaf forest, taiga, any shrubland, any savanna, any grassland, any desert, mountain, tundra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latypus" xlink:type="simple">Giant platypus</text:a></text:p>
          </table:table-cell>
          <table:table-cell table:style-name="ce39" office:value-type="string" calcext:value-type="string">
            <text:p>Any river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polar_bear" xlink:type="simple">Giant polar bear</text:a></text:p>
          </table:table-cell>
          <table:table-cell table:style-name="ce39" office:value-type="string" calcext:value-type="string">
            <text:p>Glacier, tundra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pond_turtle" xlink:type="simple">Giant pond turtle</text:a></text:p>
          </table:table-cell>
          <table:table-cell table:style-name="ce39" office:value-type="string" calcext:value-type="string">
            <text:p>Any pool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orcupine" xlink:type="simple">Giant porcupine</text:a></text:p>
          </table:table-cell>
          <table:table-cell table:style-name="ce39" office:value-type="string" calcext:value-type="string">
            <text:p>Temperate shrubland, temperate savanna, temperate grassland, temperate conifer forest, taiga, any desert, tundra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puffin" xlink:type="simple">Giant puffi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python" xlink:type="simple">Giant pyth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Giant_raccoon" xlink:type="simple">Giant raccoon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Giant_rat" xlink:type="simple">Giant rat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 office:value-type="string" calcext:value-type="string">
            <text:p>Steals food and booze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rattlesnake" xlink:type="simple">Giant rattlesnake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Giant_raven" xlink:type="simple">Giant raven</text:a></text:p>
          </table:table-cell>
          <table:table-cell table:style-name="ce39" office:value-type="string" calcext:value-type="string">
            <text:p>Temperate grassland, temperate savanna, temperate shrubland, taiga, any temperate forest, any temperate wetland, tundra, 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ant_red_panda" xlink:type="simple">Giant red panda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red_squirrel" xlink:type="simple">Giant red squirrel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Giant_red-winged_blackbird" xlink:type="simple">Giant red-winged blackbird</text:a></text:p>
          </table:table-cell>
          <table:table-cell table:style-name="ce39" office:value-type="string" calcext:value-type="string">
            <text:p>Temperate marsh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rhesus_macaque" xlink:type="simple">Giant rhesus macaque</text:a></text:p>
          </table:table-cell>
          <table:table-cell table:style-name="ce39" office:value-type="string" calcext:value-type="string">
            <text:p>Shrubland temperate, savanna temperate, grassland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Giant_rhinoceros" xlink:type="simple">Giant rhinoceros</text:a></text:p>
          </table:table-cell>
          <table:table-cell table:style-name="ce39" office:value-type="string" calcext:value-type="string">
            <text:p>Grassland tropical, savanna tropical, shrub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Giant_roach" xlink:type="simple">Giant roach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saltwater_crocodile" xlink:type="simple">Giant saltwater crocodile</text:a></text:p>
          </table:table-cell>
          <table:table-cell table:style-name="ce39" office:value-type="string" calcext:value-type="string">
            <text:p>Any swamp, marsh, riv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kink" xlink:type="simple">Giant skink</text:a></text:p>
          </table:table-cell>
          <table:table-cell table:style-name="ce39" office:value-type="string" calcext:value-type="string">
            <text:p>Any temperate, any tropical, 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kunk" xlink:type="simple">Giant skunk</text:a></text:p>
          </table:table-cell>
          <table:table-cell table:style-name="ce39" office:value-type="string" calcext:value-type="string">
            <text:p>Any temperate forest, temperate shrubland, temperate savanna, temperate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loth" xlink:type="simple">Giant sloth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sloth_bear" xlink:type="simple">Giant sloth bear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lug" xlink:type="simple">Giant slug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nail" xlink:type="simple">Giant snail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snapping_turtle" xlink:type="simple">Giant snapping turtle</text:a></text:p>
          </table:table-cell>
          <table:table-cell table:style-name="ce39"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iant_snowy_owl" xlink:type="simple">Giant snowy owl</text:a></text:p>
          </table:table-cell>
          <table:table-cell table:style-name="ce39" office:value-type="string" calcext:value-type="string">
            <text:p>Tundra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parrow" xlink:type="simple">Giant sparrow</text:a></text:p>
          </table:table-cell>
          <table:table-cell table:style-name="ce39" office:value-type="string" calcext:value-type="string">
            <text:p>Any grassland, any savanna, any shrubland, any temperate forest, any tropical forest, any desert, any wet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sperm_whale" xlink:type="simple">Giant sperm whale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Giant_spider_monkey" xlink:type="simple">Giant spider monkey</text:a></text:p>
          </table:table-cell>
          <table:table-cell table:style-name="ce39" office:value-type="string" calcext:value-type="string">
            <text:p>Tropical moist broadleaf forest, tropical dry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ponge" xlink:type="simple">Giant sponge</text:a></text:p>
          </table:table-cell>
          <table:table-cell table:style-name="ce39" office:value-type="string" calcext:value-type="string">
            <text:p>Any ocean, any lake, any river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toat" xlink:type="simple">Giant stoat</text:a></text:p>
          </table:table-cell>
          <table:table-cell table:style-name="ce39" office:value-type="string" calcext:value-type="string">
            <text:p>Taiga, tundra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wan" xlink:type="simple">Giant swan</text:a></text:p>
          </table:table-cell>
          <table:table-cell table:style-name="ce39" office:value-type="string" calcext:value-type="string">
            <text:p>Any temperate lake, any temperate marsh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swan" xlink:type="simple">Giant swan</text:a></text:p>
          </table:table-cell>
          <table:table-cell table:style-name="ce39" office:value-type="string" calcext:value-type="string">
            <text:p>Any temperate lake, any temperate marsh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apir" xlink:type="simple">Giant tapir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hrips" xlink:type="simple">Giant thrips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ick" xlink:type="simple">Giant tick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1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iger" xlink:type="simple">Giant tiger</text:a></text:p>
          </table:table-cell>
          <table:table-cell table:style-name="ce39" office:value-type="string" calcext:value-type="string">
            <text:p>Some savage tropical areas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oad" xlink:type="simple">Giant toad</text:a></text:p>
          </table:table-cell>
          <table:table-cell table:style-name="ce39" office:value-type="string" calcext:value-type="string">
            <text:p>Any poo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ortoise" xlink:type="simple">Giant tortoise</text:a></text:p>
          </table:table-cell>
          <table:table-cell table:style-name="ce39" office:value-type="string" calcext:value-type="string">
            <text:p>Tropical shrubland, tropical savanna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ant_tortoise_man" xlink:type="simple">Giant tortoise man</text:a></text:p>
          </table:table-cell>
          <table:table-cell table:style-name="ce39" office:value-type="string" calcext:value-type="string">
            <text:p>Tropical shrubland, tropical savanna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Giant_two-humped_camel" xlink:type="simple">Giant two-humped camel</text:a></text:p>
          </table:table-cell>
          <table:table-cell table:style-name="ce39" office:value-type="string" calcext:value-type="string">
            <text:p>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6" office:value-type="string" calcext:value-type="string">
            <text:p>V</text:p>
          </table:table-cell>
          <table:table-cell table:style-name="ce34" office:value-type="string" calcext:value-type="string">
            <text:p><text:a xlink:href="https://dwarffortresswiki.org/index.php/DF2014:Giant_vulture" xlink:type="simple">Giant vulture</text:a></text:p>
          </table:table-cell>
          <table:table-cell table:style-name="ce39" office:value-type="string" calcext:value-type="string">
            <text:p>Grassland tropical, savanna tropical, any deser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alrus" xlink:type="simple">Giant walrus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arthog" xlink:type="simple">Giant warthog</text:a></text:p>
          </table:table-cell>
          <table:table-cell table:style-name="ce39" office:value-type="string" calcext:value-type="string">
            <text:p>Savanna tropical, grassland tropical, shrubland tropical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easel" xlink:type="simple">Giant weasel</text:a></text:p>
          </table:table-cell>
          <table:table-cell table:style-name="ce39" office:value-type="string" calcext:value-type="string">
            <text:p>Any 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ant_white_stork" xlink:type="simple">Giant white stork</text:a></text:p>
          </table:table-cell>
          <table:table-cell table:style-name="ce39" office:value-type="string" calcext:value-type="string">
            <text:p>Any grassland, any wet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iant_wild_boar" xlink:type="simple">Giant wild boar</text:a></text:p>
          </table:table-cell>
          <table:table-cell table:style-name="ce39" office:value-type="string" calcext:value-type="string">
            <text:p>Any savanna, any grassland, any shrubland, any forest, any wet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olf" xlink:type="simple">Giant wolf</text:a></text:p>
          </table:table-cell>
          <table:table-cell table:style-name="ce39" office:value-type="string" calcext:value-type="string">
            <text:p>Tundra, forest taiga, any temperate forest, shrubland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olverine" xlink:type="simple">Giant wolverine</text:a></text:p>
          </table:table-cell>
          <table:table-cell table:style-name="ce39" office:value-type="string" calcext:value-type="string">
            <text:p>Taiga, mountai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ombat" xlink:type="simple">Giant wombat</text:a></text:p>
          </table:table-cell>
          <table:table-cell table:style-name="ce39" office:value-type="string" calcext:value-type="string">
            <text:p>Any temperate forest, temperate shrubland, mountai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Giant_wren" xlink:type="simple">Giant wren</text:a></text:p>
          </table:table-cell>
          <table:table-cell table:style-name="ce39" office:value-type="string" calcext:value-type="string">
            <text:p>Any forest, any grassland, any savanna, any shrubland, any wetland, any deser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igantic_panda" xlink:type="simple">Gigantic panda</text:a></text:p>
          </table:table-cell>
          <table:table-cell table:style-name="ce39" office:value-type="string" calcext:value-type="string">
            <text:p>Temperate forest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igantic_squid" xlink:type="simple">Gigantic squid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Gigantic_tortoise" xlink:type="simple">Gigantic tortoise</text:a></text:p>
          </table:table-cell>
          <table:table-cell table:style-name="ce39" office:value-type="string" calcext:value-type="string">
            <text:p>Tropical shrubland, tropical savanna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la_monster" xlink:type="simple">Gila monster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la_monster_man" xlink:type="simple">Gila monster man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raffe" xlink:type="simple">Giraffe</text:a></text:p>
          </table:table-cell>
          <table:table-cell table:style-name="ce39" office:value-type="string" calcext:value-type="string">
            <text:p>Tropical savanna,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iraffe_man" xlink:type="simple">Giraffe man</text:a></text:p>
          </table:table-cell>
          <table:table-cell table:style-name="ce39" office:value-type="string" calcext:value-type="string">
            <text:p>Savanna tropical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oat" xlink:type="simple">Goat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 and milkable</text:p>
          </table:table-cell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oose" xlink:type="simple">Goose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orilla" xlink:type="simple">Gorilla</text:a></text:p>
          </table:table-cell>
          <table:table-cell table:style-name="ce39" office:value-type="string" calcext:value-type="string">
            <text:p>Tropical broadleaf forest, swamp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orlak" xlink:type="simple">Gorlak</text:a></text:p>
          </table:table-cell>
          <table:table-cell table:style-name="ce39" office:value-type="string" calcext:value-type="string">
            <text:p>Good caverns (1,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ackle_man" xlink:type="simple">Grackle man</text:a></text:p>
          </table:table-cell>
          <table:table-cell table:style-name="ce39" office:value-type="string" calcext:value-type="string">
            <text:p>Grassland temperate, savanna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9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asshopper_man" xlink:type="simple">Grasshopper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ay_gibbon" xlink:type="simple">Gray gibbon</text:a></text:p>
          </table:table-cell>
          <table:table-cell table:style-name="ce39" office:value-type="string" calcext:value-type="string">
            <text:p>Tropical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ray_langur" xlink:type="simple">Gray langur</text:a></text:p>
          </table:table-cell>
          <table:table-cell table:style-name="ce39" office:value-type="string" calcext:value-type="string">
            <text:p>Any desert, any grassland, any savanna, any shrubland, any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Gray_langur_man" xlink:type="simple">Gray langur man</text:a></text:p>
          </table:table-cell>
          <table:table-cell table:style-name="ce39" office:value-type="string" calcext:value-type="string">
            <text:p>Any desert, any grassland, any savanna, any shrubland, any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Gray_squirrel_man" xlink:type="simple">Gray squirrel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reat_barracuda" xlink:type="simple">Great barracuda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reat_horned_owl" xlink:type="simple">Great horned owl</text:a></text:p>
          </table:table-cell>
          <table:table-cell table:style-name="ce39" office:value-type="string" calcext:value-type="string">
            <text:p>Any forest, any shrubland, any savanna, any grassland, any desert, mangrove swamp, mountain, tundra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Great_horned_owl_man" xlink:type="simple">Great horned owl man</text:a></text:p>
          </table:table-cell>
          <table:table-cell table:style-name="ce39" office:value-type="string" calcext:value-type="string">
            <text:p>Any forest, any shrubland, any savanna, any grassland, any desert, mangrove swamp, mountain, tundra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Great_white_shark" xlink:type="simple">Great white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een_devourer" xlink:type="simple">Green devourer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9" office:value-type="string" calcext:value-type="string">
            <text:p>f</text:p>
          </table:table-cell>
          <table:table-cell table:style-name="ce34" office:value-type="string" calcext:value-type="string">
            <text:p><text:a xlink:href="https://dwarffortresswiki.org/index.php/DF2014:Green_tree_frog_man" xlink:type="simple">Green tree frog man</text:a></text:p>
          </table:table-cell>
          <table:table-cell table:style-name="ce39" office:value-type="string" calcext:value-type="string">
            <text:p>Temperate freshwater pool, temperate freshwater lake, temperate freshwater swamp, temperate freshwater marsh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emlin" xlink:type="simple">Gremlin</text:a></text:p>
          </table:table-cell>
          <table:table-cell table:style-name="ce39" office:value-type="string" calcext:value-type="string">
            <text:p>Caverns (1,2,3)</text:p>
          </table:table-cell>
          <table:table-cell table:style-name="ce34" office:value-type="string" calcext:value-type="string">
            <text:p><text:a xlink:href="https://dwarffortresswiki.org/index.php/DF2014:Gremlin" xlink:type="simple">Cause mischief around fortress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rey_parrot" xlink:type="simple">Grey parrot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Grey_parrot_man" xlink:type="simple">Grey parrot m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riffon" xlink:type="simple">Griffon</text:a></text:p>
          </table:table-cell>
          <table:table-cell table:style-name="ce38" office:value-type="string" calcext:value-type="string">
            <text:p>Nowhere</text:p>
          </table:table-cell>
          <table:table-cell table:style-name="ce38" office:value-type="string" calcext:value-type="string">
            <text:p>Only found in engravings</text:p>
          </table:table-cell>
          <table:table-cell table:style-name="ce46" table:number-columns-repeated="1020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imeling" xlink:type="simple">Grimeling</text:a></text:p>
          </table:table-cell>
          <table:table-cell table:style-name="ce39" office:value-type="string" calcext:value-type="string">
            <text:p>Evil swamps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imeling" xlink:type="simple">Grimeling</text:a></text:p>
          </table:table-cell>
          <table:table-cell table:style-name="ce39" office:value-type="string" calcext:value-type="string">
            <text:p>Swamp, marsh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Grizzly_bear" xlink:type="simple">Grizzly bear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Steals booze, trainable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Grizzly_bear_man" xlink:type="simple">Grizzly bear man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oundhog" xlink:type="simple">Groundhog</text:a></text:p>
          </table:table-cell>
          <table:table-cell table:style-name="ce39" office:value-type="string" calcext:value-type="string">
            <text:p>Temperate savanna, grassland,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roundhog_man" xlink:type="simple">Groundhog man</text:a></text:p>
          </table:table-cell>
          <table:table-cell table:style-name="ce39" office:value-type="string" calcext:value-type="string">
            <text:p>Shrubland temperate, savanna temperate, grassland temperat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Guineafowl" xlink:type="simple">Guineafowl</text:a></text:p>
          </table:table-cell>
          <table:table-cell table:style-name="ce39" office:value-type="string" calcext:value-type="string">
            <text:p>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α</text:p>
          </table:table-cell>
          <table:table-cell table:style-name="ce34" office:value-type="string" calcext:value-type="string">
            <text:p><text:a xlink:href="https://dwarffortresswiki.org/index.php/DF2014:Halibut" xlink:type="simple">Halibut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Hammerhead_shark" xlink:type="simple">Hammerhead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amster_man" xlink:type="simple">Hamster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are" xlink:type="simple">Har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are_man" xlink:type="simple">Hare man</text:a></text:p>
          </table:table-cell>
          <table:table-cell table:style-name="ce39" office:value-type="string" calcext:value-type="string">
            <text:p>Temperate savanna, temperate grass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arp_seal" xlink:type="simple">Harp se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arp_seal_man" xlink:type="simple">Harp seal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arpy" xlink:type="simple">Harpy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All harpies are females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edgehog_man" xlink:type="simple">Hedgehog man</text:a></text:p>
          </table:table-cell>
          <table:table-cell table:style-name="ce39" office:value-type="string" calcext:value-type="string">
            <text:p>Temperate shrubland, temperate savanna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Helmet_snake" xlink:type="simple">Helmet snake</text:a></text:p>
          </table:table-cell>
          <table:table-cell table:style-name="ce39" office:value-type="string" calcext:value-type="string">
            <text:p>Caverns (1,2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ippo" xlink:type="simple">Hippo</text:a></text:p>
          </table:table-cell>
          <table:table-cell table:style-name="ce38" office:value-type="string" calcext:value-type="string">
            <text:p>Yes, 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ippo_man" xlink:type="simple">Hippo man</text:a></text:p>
          </table:table-cell>
          <table:table-cell table:style-name="ce39" office:value-type="string" calcext:value-type="string">
            <text:p>Tropical river, tropical lak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Hoary_marmot" xlink:type="simple">Hoary marmot</text:a></text:p>
          </table:table-cell>
          <table:table-cell table:style-name="ce39" office:value-type="string" calcext:value-type="string">
            <text:p>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Hoary_marmot_man" xlink:type="simple">Hoary marmot man</text:a>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Honey_badger" xlink:type="simple">Honey badger</text:a></text:p>
          </table:table-cell>
          <table:table-cell table:style-name="ce39" office:value-type="string" calcext:value-type="string">
            <text:p>Any tropical land, any desert</text:p>
          </table:table-cell>
          <table:table-cell table:style-name="ce39" office:value-type="string" calcext:value-type="string">
            <text:p>can become enraged at rando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Honey_badger_man" xlink:type="simple">Honey badger man</text:a></text:p>
          </table:table-cell>
          <table:table-cell table:style-name="ce39" office:value-type="string" calcext:value-type="string">
            <text:p>Any tropical forest, shrubland tropical, savanna tropical, grassland tropical, any tropical wetland, 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ornbill" xlink:type="simple">Hornbill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ornbill_man" xlink:type="simple">Hornbill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orse" xlink:type="simple">Horse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, milkable, wagon puller, pack animal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Horseshoe_crab" xlink:type="simple">Horseshoe crab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Horseshoe_crab_man" xlink:type="simple">Horseshoe crab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ungry_head" xlink:type="simple">Hungry head</text:a></text:p>
          </table:table-cell>
          <table:table-cell table:style-name="ce39" office:value-type="string" calcext:value-type="string">
            <text:p>Caverns (3)</text:p>
          </table:table-cell>
          <table:table-cell table:style-name="ce39" office:value-type="string" calcext:value-type="string">
            <text:p>Flying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ydra" xlink:type="simple">Hydra</text:a></text:p>
          </table:table-cell>
          <table:table-cell table:style-name="ce38" office:value-type="string" calcext:value-type="string">
            <text:p>All land</text:p>
          </table:table-cell>
          <table:table-cell table:style-name="ce38" office:value-type="string" calcext:value-type="string">
            <text:p>Has seven heads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yena" xlink:type="simple">Hyena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h</text:p>
          </table:table-cell>
          <table:table-cell table:style-name="ce34" office:value-type="string" calcext:value-type="string">
            <text:p><text:a xlink:href="https://dwarffortresswiki.org/index.php/DF2014:Hyena_man" xlink:type="simple">Hyena man</text:a></text:p>
          </table:table-cell>
          <table:table-cell table:style-name="ce39" office:value-type="string" calcext:value-type="string">
            <text:p>Tropical savanna, tropical grassland, tropical shrubland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35" office:value-type="string" calcext:value-type="string">
            <text:p><text:a xlink:href="https://dwarffortresswiki.org/index.php/DF2014:Ibex" xlink:type="simple">Ibex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Ibex_man" xlink:type="simple">Ibex man</text:a></text:p>
          </table:table-cell>
          <table:table-cell table:style-name="ce39" office:value-type="string" calcext:value-type="string">
            <text:p>Any grassland, any deser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Ice_wolf" xlink:type="simple">Ice wolf</text:a></text:p>
          </table:table-cell>
          <table:table-cell table:style-name="ce39" office:value-type="string" calcext:value-type="string">
            <text:p>Evil tundra, glacier</text:p>
          </table:table-cell>
          <table:table-cell table:style-name="ce39" office:value-type="string" calcext:value-type="string">
            <text:p>Evil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Iguana" xlink:type="simple">Iguana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Iguana_man" xlink:type="simple">Iguana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Impala" xlink:type="simple">Impala</text:a></text:p>
          </table:table-cell>
          <table:table-cell table:style-name="ce39" office:value-type="string" calcext:value-type="string">
            <text:p>Tropical savanna, tropical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34" office:value-type="string" calcext:value-type="string">
            <text:p><text:a xlink:href="https://dwarffortresswiki.org/index.php/DF2014:Impala_man" xlink:type="simple">Impala man</text:a></text:p>
          </table:table-cell>
          <table:table-cell table:style-name="ce39" office:value-type="string" calcext:value-type="string">
            <text:p>Tropical savanna, tropical grass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Iron_man" xlink:type="simple">Iron man</text:a></text:p>
          </table:table-cell>
          <table:table-cell table:style-name="ce39"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Jabberer" xlink:type="simple">Jabberer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</text:p>
          </table:table-cell>
          <table:table-cell table:style-name="ce35" office:value-type="string" calcext:value-type="string">
            <text:p><text:a xlink:href="https://dwarffortresswiki.org/index.php/DF2014:Jackal" xlink:type="simple">Jackal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Jackal_man" xlink:type="simple">Jackal man</text:a></text:p>
          </table:table-cell>
          <table:table-cell table:style-name="ce39" office:value-type="string" calcext:value-type="string">
            <text:p>Tropical shrubland, tropical savanna, tropical grassland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Jaguar" xlink:type="simple">Jaguar</text:a></text:p>
          </table:table-cell>
          <table:table-cell table:style-name="ce39" office:value-type="string" calcext:value-type="string">
            <text:p>Any tropical land, any desert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Jaguar_man" xlink:type="simple">Jaguar man</text:a></text:p>
          </table:table-cell>
          <table:table-cell table:style-name="ce39" office:value-type="string" calcext:value-type="string">
            <text:p>Any tropical, desert badland, desert rock, desert sand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j</text:p>
          </table:table-cell>
          <table:table-cell table:style-name="ce34" office:value-type="string" calcext:value-type="string">
            <text:p><text:a xlink:href="https://dwarffortresswiki.org/index.php/DF2014:Jumping_spider_man" xlink:type="simple">Jumping spider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akapo" xlink:type="simple">Kakapo</text:a></text:p>
          </table:table-cell>
          <table:table-cell table:style-name="ce39" office:value-type="string" calcext:value-type="string">
            <text:p>Temperate shrubland, temperate savanna, temperate grassland, any temperate forest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akapo_man" xlink:type="simple">Kakapo man</text:a></text:p>
          </table:table-cell>
          <table:table-cell table:style-name="ce39" office:value-type="string" calcext:value-type="string">
            <text:p>Temperate shrubland, temperate savanna, temperate grassland, any temperate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angaroo" xlink:type="simple">Kangaroo</text:a></text:p>
          </table:table-cell>
          <table:table-cell table:style-name="ce39" office:value-type="string" calcext:value-type="string">
            <text:p>Temperate grassland, temperate savanna, temperate shrubland, any deser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angaroo_man" xlink:type="simple">Kangaroo man</text:a></text:p>
          </table:table-cell>
          <table:table-cell table:style-name="ce39" office:value-type="string" calcext:value-type="string">
            <text:p>Temperate grassland, temperate savanna, temperate shrubland, any deser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ea" xlink:type="simple">Kea</text:a></text:p>
          </table:table-cell>
          <table:table-cell table:style-name="ce39" office:value-type="string" calcext:value-type="string">
            <text:p>Any temperate forest, temperate shrubland, mountain</text:p>
          </table:table-cell>
          <table:table-cell table:style-name="ce39" office:value-type="string" calcext:value-type="string">
            <text:p>Lays eggs, steals object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ea_man" xlink:type="simple">Kea man</text:a></text:p>
          </table:table-cell>
          <table:table-cell table:style-name="ce39" office:value-type="string" calcext:value-type="string">
            <text:p>Any temperate forest, temperate shrubland, mountain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k</text:p>
          </table:table-cell>
          <table:table-cell table:style-name="ce35" office:value-type="string" calcext:value-type="string">
            <text:p><text:a xlink:href="https://dwarffortresswiki.org/index.php/DF2014:Kestrel" xlink:type="simple">Kestrel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estrel_man" xlink:type="simple">Kestrel man</text:a></text:p>
          </table:table-cell>
          <table:table-cell table:style-name="ce39" office:value-type="string" calcext:value-type="string">
            <text:p>Marsh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ing_cobra" xlink:type="simple">King cobra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ing_cobra_man" xlink:type="simple">King cobra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ingsnake" xlink:type="simple">Kingsnake</text:a></text:p>
          </table:table-cell>
          <table:table-cell table:style-name="ce39" office:value-type="string" calcext:value-type="string">
            <text:p>Any temperate forest, temperate shrubland, mountain, any desert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ingsnake_man" xlink:type="simple">Kingsnake man</text:a></text:p>
          </table:table-cell>
          <table:table-cell table:style-name="ce39" office:value-type="string" calcext:value-type="string">
            <text:p>Any temperate forest, temperate shrubland, mountain, any deser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iwi" xlink:type="simple">Kiwi</text:a></text:p>
          </table:table-cell>
          <table:table-cell table:style-name="ce39" office:value-type="string" calcext:value-type="string">
            <text:p>Any temperate forest, temperate shrubland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iwi_man" xlink:type="simple">Kiwi man</text:a></text:p>
          </table:table-cell>
          <table:table-cell table:style-name="ce39" office:value-type="string" calcext:value-type="string">
            <text:p>Any temperate forest, temperate shrubland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oala" xlink:type="simple">Koala</text:a></text:p>
          </table:table-cell>
          <table:table-cell table:style-name="ce39" office:value-type="string" calcext:value-type="string">
            <text:p>Temperate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34" office:value-type="string" calcext:value-type="string">
            <text:p><text:a xlink:href="https://dwarffortresswiki.org/index.php/DF2014:Koala_man" xlink:type="simple">Koala man</text:a></text:p>
          </table:table-cell>
          <table:table-cell table:style-name="ce39" office:value-type="string" calcext:value-type="string">
            <text:p>Temperate broadleaf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Large_rat" xlink:type="simple">Large rat</text:a></text:p>
          </table:table-cell>
          <table:table-cell table:style-name="ce39" office:value-type="string" calcext:value-type="string">
            <text:p>Caverns (1)</text:p>
          </table:table-cell>
          <table:table-cell table:style-name="ce39" office:value-type="string" calcext:value-type="string">
            <text:p>Steals food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eech_man" xlink:type="simple">Leech man</text:a></text:p>
          </table:table-cell>
          <table:table-cell table:style-name="ce39" office:value-type="string" calcext:value-type="string">
            <text:p>Any pool, any lak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5" office:value-type="string" calcext:value-type="string">
            <text:p><text:a xlink:href="https://dwarffortresswiki.org/index.php/DF2014:Leopard" xlink:type="simple">Leopard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Leopard_gecko_man" xlink:type="simple">Leopard gecko man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eopard_man" xlink:type="simple">Leopard man</text:a></text:p>
          </table:table-cell>
          <table:table-cell table:style-name="ce39" office:value-type="string" calcext:value-type="string">
            <text:p>Any tropical, desert badland, desert rock, desert sand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eopard_seal" xlink:type="simple">Leopard se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eopard_seal_man" xlink:type="simple">Leopard seal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5" office:value-type="string" calcext:value-type="string">
            <text:p><text:a xlink:href="https://dwarffortresswiki.org/index.php/DF2014:Lion" xlink:type="simple">Lion</text:a></text:p>
          </table:table-cell>
          <table:table-cell table:style-name="ce38" office:value-type="string" calcext:value-type="string">
            <text:p>Tropical savanna, grassland, shrubland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ion_man" xlink:type="simple">Lion man</text:a></text:p>
          </table:table-cell>
          <table:table-cell table:style-name="ce39" office:value-type="string" calcext:value-type="string">
            <text:p>Savanna tropical, grassland tropical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ion_tamarin_man" xlink:type="simple">Lion tamarin m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Little_penguin" xlink:type="simple">Little pengui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izard_man" xlink:type="simple">Lizard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lama" xlink:type="simple">Llama</text:a></text:p>
          </table:table-cell>
          <table:table-cell table:style-name="ce39" office:value-type="string" calcext:value-type="string">
            <text:p>N/A</text:p>
          </table:table-cell>
          <table:table-cell table:style-name="ce39" office:value-type="string" calcext:value-type="string">
            <text:p>Domestic, milkable and can be sheared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Longfin_mako_shark" xlink:type="simple">Longfin mako shark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Longnose_gar" xlink:type="simple">Longnose gar</text:a></text:p>
          </table:table-cell>
          <table:table-cell table:style-name="ce39" office:value-type="string" calcext:value-type="string">
            <text:p>Temperate river, temperate lak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oon" xlink:type="simple">Loon</text:a></text:p>
          </table:table-cell>
          <table:table-cell table:style-name="ce39" office:value-type="string" calcext:value-type="string">
            <text:p>Temperate saltwater lake, temperate brackishwater lake, temperate freshwater lake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oon_man" xlink:type="simple">Loon man</text:a></text:p>
          </table:table-cell>
          <table:table-cell table:style-name="ce39" office:value-type="string" calcext:value-type="string">
            <text:p>Temperate saltwater lake, temperate brackishwater lake, temperate freshwater lake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orikeet_man" xlink:type="simple">Lorikeet man</text:a></text:p>
          </table:table-cell>
          <table:table-cell table:style-name="ce39" office:value-type="string" calcext:value-type="string">
            <text:p>Tropical moist broadleaf forest, mangrove swamp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ouse_man" xlink:type="simple">Louse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35" office:value-type="string" calcext:value-type="string">
            <text:p><text:a xlink:href="https://dwarffortresswiki.org/index.php/DF2014:Lynx" xlink:type="simple">Lynx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Lynx_man" xlink:type="simple">Lynx man</text:a></text:p>
          </table:table-cell>
          <table:table-cell table:style-name="ce39" office:value-type="string" calcext:value-type="string">
            <text:p>Taiga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Magma_crab" xlink:type="simple">Magma crab</text:a></text:p>
          </table:table-cell>
          <table:table-cell table:style-name="ce39" office:value-type="string" calcext:value-type="string">
            <text:p>Magma</text:p>
          </table:table-cell>
          <table:table-cell table:style-name="ce43" office:value-type="string" calcext:value-type="string">
            <text:p><text:span text:style-name="T2">Throws molten </text:span><text:span text:style-name="T2"><text:a xlink:href="https://dwarffortresswiki.org/index.php/DF2014:Basalt" xlink:type="simple">basalt</text:a></text:span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agma_man" xlink:type="simple">Magma man</text:a></text:p>
          </table:table-cell>
          <table:table-cell table:style-name="ce39" office:value-type="string" calcext:value-type="string">
            <text:p>Magma</text:p>
          </table:table-cell>
          <table:table-cell table:style-name="ce43" office:value-type="string" calcext:value-type="string">
            <text:p><text:span text:style-name="T2">Leaves behind </text:span><text:span text:style-name="T2"><text:a xlink:href="https://dwarffortresswiki.org/index.php/DF2014:Obsidian" xlink:type="simple">obsidian</text:a></text:span>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agpie_man" xlink:type="simple">Magpie man</text:a></text:p>
          </table:table-cell>
          <table:table-cell table:style-name="ce39" office:value-type="string" calcext:value-type="string">
            <text:p>Temperate grassland, temperate savanna, temperate shrubland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andrill" xlink:type="simple">Mandrill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andrill_man" xlink:type="simple">Mandrill man</text:a></text:p>
          </table:table-cell>
          <table:table-cell table:style-name="ce39" office:value-type="string" calcext:value-type="string">
            <text:p>Forest tropical moist broadleaf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anera" xlink:type="simple">Manera</text:a></text:p>
          </table:table-cell>
          <table:table-cell table:style-name="ce39" office:value-type="string" calcext:value-type="string">
            <text:p>Evil Caverns (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8" office:value-type="string" calcext:value-type="string">
            <text:p>►</text:p>
          </table:table-cell>
          <table:table-cell table:style-name="ce34" office:value-type="string" calcext:value-type="string">
            <text:p><text:a xlink:href="https://dwarffortresswiki.org/index.php/DF2014:Manta_ray" xlink:type="simple">Manta ray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9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antis_man" xlink:type="simple">Mantis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α</text:p>
          </table:table-cell>
          <table:table-cell table:style-name="ce34" office:value-type="string" calcext:value-type="string">
            <text:p><text:a xlink:href="https://dwarffortresswiki.org/index.php/DF2014:Marlin" xlink:type="simple">Marlin</text:a></text:p>
          </table:table-cell>
          <table:table-cell table:style-name="ce39" office:value-type="string" calcext:value-type="string">
            <text:p>Tropical ocean, temperate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9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Masked_lovebird_man" xlink:type="simple">Masked lovebird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erperson" xlink:type="simple">Merperson</text:a></text:p>
          </table:table-cell>
          <table:table-cell table:style-name="ce39" office:value-type="string" calcext:value-type="string">
            <text:p>yes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6" office:value-type="string" calcext:value-type="string">
            <text:p>α</text:p>
          </table:table-cell>
          <table:table-cell table:style-name="ce34" office:value-type="string" calcext:value-type="string">
            <text:p><text:a xlink:href="https://dwarffortresswiki.org/index.php/DF2014:Milkfish" xlink:type="simple">Milkfish</text:a></text:p>
          </table:table-cell>
          <table:table-cell table:style-name="ce39" office:value-type="string" calcext:value-type="string">
            <text:p>Almost any wat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ink" xlink:type="simple">Mink</text:a></text:p>
          </table:table-cell>
          <table:table-cell table:style-name="ce39" office:value-type="string" calcext:value-type="string">
            <text:p>Any temperate lake, any temperate river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ink_man" xlink:type="simple">Mink man</text:a></text:p>
          </table:table-cell>
          <table:table-cell table:style-name="ce39" office:value-type="string" calcext:value-type="string">
            <text:p>Any temperate lake, any temperate river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inotaur" xlink:type="simple">Minotaur</text:a></text:p>
          </table:table-cell>
          <table:table-cell table:style-name="ce38" office:value-type="string" calcext:value-type="string">
            <text:p>All land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9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lemarian" xlink:type="simple">Molemarian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3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Monarch_butterfly_man" xlink:type="simple">Monarch butterfly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ongoose" xlink:type="simple">Mongoose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ngoose_man" xlink:type="simple">Mongoose man</text:a></text:p>
          </table:table-cell>
          <table:table-cell table:style-name="ce39" office:value-type="string" calcext:value-type="string">
            <text:p>Tropical savanna, tropical shrub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onitor_lizard" xlink:type="simple">Monitor lizard</text:a></text:p>
          </table:table-cell>
          <table:table-cell table:style-name="ce38" office:value-type="string" calcext:value-type="string">
            <text:p>Egypt : Nile Monitor</text:p>
          </table:table-cell>
          <table:table-cell table:style-name="ce38" office:value-type="string" calcext:value-type="string">
            <text:p>Lays eggs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nitor_lizard_man" xlink:type="simple">Monitor lizard man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Moon_snail_man" xlink:type="simple">Moon snail man</text:a></text:p>
          </table:table-cell>
          <table:table-cell table:style-name="ce39" office:value-type="string" calcext:value-type="string">
            <text:p>Temperate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ose" xlink:type="simple">Moose</text:a></text:p>
          </table:table-cell>
          <table:table-cell table:style-name="ce39" office:value-type="string" calcext:value-type="string">
            <text:p>Taiga, temperate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ose_man" xlink:type="simple">Moose man</text:a></text:p>
          </table:table-cell>
          <table:table-cell table:style-name="ce39" office:value-type="string" calcext:value-type="string">
            <text:p>Taiga, any temperate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squito_man" xlink:type="simple">Mosquito man</text:a></text:p>
          </table:table-cell>
          <table:table-cell table:style-name="ce39" office:value-type="string" calcext:value-type="string">
            <text:p>Any non-freezing biome, any poo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oth_man" xlink:type="simple">Moth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Mountain_gnome" xlink:type="simple">Mountain gnome</text:a></text:p>
          </table:table-cell>
          <table:table-cell table:style-name="ce39" office:value-type="string" calcext:value-type="string">
            <text:p>Good mountain</text:p>
          </table:table-cell>
          <table:table-cell table:style-name="ce39" office:value-type="string" calcext:value-type="string">
            <text:p>Steals booz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Mountain_goat" xlink:type="simple">Mountain goat</text:a></text:p>
          </table:table-cell>
          <table:table-cell table:style-name="ce39" office:value-type="string" calcext:value-type="string">
            <text:p>Mountai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Mountain_goat_man" xlink:type="simple">Mountain goat man</text:a>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ud_man" xlink:type="simple">Mud man</text:a></text:p>
          </table:table-cell>
          <table:table-cell table:style-name="ce39" office:value-type="string" calcext:value-type="string">
            <text:p>Caverns (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ule" xlink:type="simple">Mule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, pack animal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uskox" xlink:type="simple">Muskox</text:a></text:p>
          </table:table-cell>
          <table:table-cell table:style-name="ce39" office:value-type="string" calcext:value-type="string">
            <text:p>Tundra, grassland</text:p>
          </table:table-cell>
          <table:table-cell table:style-name="ce39" office:value-type="string" calcext:value-type="string">
            <text:p>Wagon puller, pack anima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Muskox_man" xlink:type="simple">Muskox man</text:a></text:p>
          </table:table-cell>
          <table:table-cell table:style-name="ce39" office:value-type="string" calcext:value-type="string">
            <text:p>Tundra, grassland temperat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9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Naked_mole_dog" xlink:type="simple">Naked mole dog</text:a></text:p>
          </table:table-cell>
          <table:table-cell table:style-name="ce39" office:value-type="string" calcext:value-type="string">
            <text:p>Caverns (1)</text:p>
          </table:table-cell>
          <table:table-cell table:style-name="ce39" office:value-type="string" calcext:value-type="string">
            <text:p>Steals foo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Narwhal" xlink:type="simple">Narwhal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Narwhal_man" xlink:type="simple">Narwhal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Nautilus_man" xlink:type="simple">Nautilus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Ñ</text:p>
          </table:table-cell>
          <table:table-cell table:style-name="ce34" office:value-type="string" calcext:value-type="string">
            <text:p><text:a xlink:href="https://dwarffortresswiki.org/index.php/DF2014:Night_troll" xlink:type="simple">Night troll</text:a></text:p>
          </table:table-cell>
          <table:table-cell table:style-name="ce39" office:value-type="string" calcext:value-type="string">
            <text:p>All above-ground</text:p>
          </table:table-cell>
          <table:table-cell table:style-name="ce39" office:value-type="string" calcext:value-type="string">
            <text:p>See article for more informati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N</text:p>
          </table:table-cell>
          <table:table-cell table:style-name="ce34" office:value-type="string" calcext:value-type="string">
            <text:p><text:a xlink:href="https://dwarffortresswiki.org/index.php/DF2014:Nightwing" xlink:type="simple">Nightwing</text:a></text:p>
          </table:table-cell>
          <table:table-cell table:style-name="ce39" office:value-type="string" calcext:value-type="string">
            <text:p>Evil desert</text:p>
          </table:table-cell>
          <table:table-cell table:style-name="ce39" office:value-type="string" calcext:value-type="string">
            <text:p>Can fly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Nurse_shark" xlink:type="simple">Nurse shark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4" office:value-type="string" calcext:value-type="string">
            <text:p>α</text:p>
          </table:table-cell>
          <table:table-cell table:style-name="ce34" office:value-type="string" calcext:value-type="string">
            <text:p><text:a xlink:href="https://dwarffortresswiki.org/index.php/DF2014:Ocean_sunfish" xlink:type="simple">Ocean sunfish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celot" xlink:type="simple">Ocelot</text:a></text:p>
          </table:table-cell>
          <table:table-cell table:style-name="ce39" office:value-type="string" calcext:value-type="string">
            <text:p>Any tropical forest, mangrove swamp, tropical savanna, tropical grass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celot_man" xlink:type="simple">Ocelot man</text:a></text:p>
          </table:table-cell>
          <table:table-cell table:style-name="ce39" office:value-type="string" calcext:value-type="string">
            <text:p>Any tropical forest, mangrove swamp, tropical savanna, tropical grassland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ctopus" xlink:type="simple">Octopus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ctopus_man" xlink:type="simple">Octopus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gre" xlink:type="simple">Ogre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One-humped_camel" xlink:type="simple">One-humped camel</text:a></text:p>
          </table:table-cell>
          <table:table-cell table:style-name="ce40" office:value-type="string" calcext:value-type="string">
            <text:p>egypt</text:p>
          </table:table-cell>
          <table:table-cell table:style-name="ce40" office:value-type="string" calcext:value-type="string">
            <text:p>Benign, pack anima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One-humped_camel_man" xlink:type="simple">One-humped camel man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α</text:p>
          </table:table-cell>
          <table:table-cell table:style-name="ce34" office:value-type="string" calcext:value-type="string">
            <text:p><text:a xlink:href="https://dwarffortresswiki.org/index.php/DF2014:Opah" xlink:type="simple">Opah</text:a></text:p>
          </table:table-cell>
          <table:table-cell table:style-name="ce39" office:value-type="string" calcext:value-type="string">
            <text:p>op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possum" xlink:type="simple">Opossum</text:a></text:p>
          </table:table-cell>
          <table:table-cell table:style-name="ce39" office:value-type="string" calcext:value-type="string">
            <text:p>Any temperate forest, temperate shrubland, temperate savanna, temperate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possum_man" xlink:type="simple">Opossum man</text:a></text:p>
          </table:table-cell>
          <table:table-cell table:style-name="ce39" office:value-type="string" calcext:value-type="string">
            <text:p>Any temperate forest, temperate shrubland, temperate savanna, temperate grass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rangutan" xlink:type="simple">Orangut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rca" xlink:type="simple">Orca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rca_man" xlink:type="simple">Orca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riole_man" xlink:type="simple">Oriole man</text:a></text:p>
          </table:table-cell>
          <table:table-cell table:style-name="ce39" office:value-type="string" calcext:value-type="string">
            <text:p>Forest temperate broadleaf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sprey" xlink:type="simple">Osprey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sprey_man" xlink:type="simple">Osprey man</text:a></text:p>
          </table:table-cell>
          <table:table-cell table:style-name="ce39" office:value-type="string" calcext:value-type="string">
            <text:p>Any ocean, any lake, any river, tropical freshwater marsh, tropical saltwater marsh, temperate freshwater marsh, temperate saltwater marsh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strich" xlink:type="simple">Ostrich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strich_man" xlink:type="simple">Ostrich man</text:a></text:p>
          </table:table-cell>
          <table:table-cell table:style-name="ce39" office:value-type="string" calcext:value-type="string">
            <text:p>Tropical savanna, tropical grassland, any deser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Otter_man" xlink:type="simple">Otter man</text:a></text:p>
          </table:table-cell>
          <table:table-cell table:style-name="ce39" office:value-type="string" calcext:value-type="string">
            <text:p>Any pool, any lake, any river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anda" xlink:type="simple">Panda</text:a></text:p>
          </table:table-cell>
          <table:table-cell table:style-name="ce39" office:value-type="string" calcext:value-type="string">
            <text:p>Temperate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anda_man" xlink:type="simple">Panda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angolin" xlink:type="simple">Pangolin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angolin_man" xlink:type="simple">Pangolin man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arakeet_man" xlink:type="simple">Parakeet man</text:a></text:p>
          </table:table-cell>
          <table:table-cell table:style-name="ce39" office:value-type="string" calcext:value-type="string">
            <text:p>Tropical grassland, tropical savanna, tropical shrubland, any tropical fores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</text:p>
          </table:table-cell>
          <table:table-cell table:style-name="ce34" office:value-type="string" calcext:value-type="string">
            <text:p><text:a xlink:href="https://dwarffortresswiki.org/index.php/DF2014:Peach-faced_lovebird_man" xlink:type="simple">Peach-faced lovebird man</text:a></text:p>
          </table:table-cell>
          <table:table-cell table:style-name="ce39" office:value-type="string" calcext:value-type="string">
            <text:p>Temperate grassland, temperate savanna, temperate shrubland, temperate broadleaf fores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enguin" xlink:type="simple">Pengui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enguin_man" xlink:type="simple">Penguin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5" office:value-type="string" calcext:value-type="string">
            <text:p><text:a xlink:href="https://dwarffortresswiki.org/index.php/DF2014:Peregrine_falcon" xlink:type="simple">Peregrine falcon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eregrine_falcon_man" xlink:type="simple">Peregrine falcon man</text:a></text:p>
          </table:table-cell>
          <table:table-cell table:style-name="ce39" office:value-type="string" calcext:value-type="string">
            <text:p>Any wetland, any temperate forest, tropical conifer forest, tropical dry broadleaf forest, taiga, any shrubland, any savanna, any grassland, any desert, mountain, tundra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p</text:p>
          </table:table-cell>
          <table:table-cell table:style-name="ce35" office:value-type="string" calcext:value-type="string">
            <text:p><text:a xlink:href="https://dwarffortresswiki.org/index.php/DF2014:Pig" xlink:type="simple">Pig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 and milkable</text:p>
          </table:table-cell>
          <table:table-cell table:style-name="ce46" table:number-columns-repeated="1020"/>
        </table:table-row>
        <table:table-row table:style-name="ro2">
          <table:table-cell table:style-name="ce25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Pike_(fish)" xlink:type="simple">Pike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Pileated_gibbon" xlink:type="simple">Pileated gibb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latypus" xlink:type="simple">Platypus</text:a></text:p>
          </table:table-cell>
          <table:table-cell table:style-name="ce39" office:value-type="string" calcext:value-type="string">
            <text:p>All riv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latypus_man" xlink:type="simple">Platypus man</text:a></text:p>
          </table:table-cell>
          <table:table-cell table:style-name="ce39" office:value-type="string" calcext:value-type="string">
            <text:p>Any river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Plump_helmet_man" xlink:type="simple">Plump helmet man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Polar_bear" xlink:type="simple">Polar bear</text:a></text:p>
          </table:table-cell>
          <table:table-cell table:style-name="ce39" office:value-type="string" calcext:value-type="string">
            <text:p>Tundra, glacier</text:p>
          </table:table-cell>
          <table:table-cell table:style-name="ce39" office:value-type="string" calcext:value-type="string">
            <text:p>Steals booze, trainabl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Polar_bear_man" xlink:type="simple">Polar bear man</text:a></text:p>
          </table:table-cell>
          <table:table-cell table:style-name="ce39" office:value-type="string" calcext:value-type="string">
            <text:p>Glacier, tundra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ond_grabber" xlink:type="simple">Pond grabber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 office:value-type="string" calcext:value-type="string">
            <text:p>Aquati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Pond_turtle_man" xlink:type="simple">Pond turtle man</text:a></text:p>
          </table:table-cell>
          <table:table-cell table:style-name="ce39" office:value-type="string" calcext:value-type="string">
            <text:p>Any pool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5" office:value-type="string" calcext:value-type="string">
            <text:p><text:a xlink:href="https://dwarffortresswiki.org/index.php/DF2014:Porcupine" xlink:type="simple">Porcupin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orcupine_man" xlink:type="simple">Porcupine man</text:a></text:p>
          </table:table-cell>
          <table:table-cell table:style-name="ce39" office:value-type="string" calcext:value-type="string">
            <text:p>Temperate shrubland, temperate savanna, temperate grassland, temperate conifer forest, taiga, any desert, tundra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uffin" xlink:type="simple">Puffi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Puffin_man" xlink:type="simple">Puffin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7" office:value-type="string" calcext:value-type="string">
            <text:p><text:a xlink:href="https://dwarffortresswiki.org/index.php/DF2014:Python" xlink:type="simple">Python</text:a></text:p>
          </table:table-cell>
          <table:table-cell table:style-name="ce41" office:value-type="string" calcext:value-type="string">
            <text:p>???</text:p>
          </table:table-cell>
          <table:table-cell table:style-name="ce41" office:value-type="string" calcext:value-type="string">
            <text:p>Lays eggs</text:p>
          </table:table-cell>
          <table:table-cell table:style-name="ce47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Python_man" xlink:type="simple">Python m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abbit" xlink:type="simple">Rabbit</text:a></text:p>
          </table:table-cell>
          <table:table-cell table:style-name="ce40" office:value-type="string" calcext:value-type="string">
            <text:p>Temperate savanna, grassland, and shrubland</text:p>
          </table:table-cell>
          <table:table-cell table:style-name="ce40" office:value-type="string" calcext:value-type="string">
            <text:p>Domesti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accoon" xlink:type="simple">Raccoon</text:a></text:p>
          </table:table-cell>
          <table:table-cell table:style-name="ce39" office:value-type="string" calcext:value-type="string">
            <text:p>Taiga, temperate forest</text:p>
          </table:table-cell>
          <table:table-cell table:style-name="ce39" office:value-type="string" calcext:value-type="string">
            <text:p>Steals items and foo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accoon_man" xlink:type="simple">Raccoon man</text:a></text:p>
          </table:table-cell>
          <table:table-cell table:style-name="ce39" office:value-type="string" calcext:value-type="string">
            <text:p>Forest taiga, 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at_man" xlink:type="simple">Rat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Rattlesnake" xlink:type="simple">Rattlesnake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Rattlesnake_man" xlink:type="simple">Rattlesnake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</text:p>
          </table:table-cell>
          <table:table-cell table:style-name="ce35" office:value-type="string" calcext:value-type="string">
            <text:p><text:a xlink:href="https://dwarffortresswiki.org/index.php/DF2014:Raven" xlink:type="simple">Raven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aven_man" xlink:type="simple">Raven man</text:a></text:p>
          </table:table-cell>
          <table:table-cell table:style-name="ce39" office:value-type="string" calcext:value-type="string">
            <text:p>Temperate grassland, temperate savanna, temperate shrubland, taiga, any temperate forest, any temperate wetland, tundra, any deser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eacher" xlink:type="simple">Reacher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Red_panda" xlink:type="simple">Red panda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p</text:p>
          </table:table-cell>
          <table:table-cell table:style-name="ce34" office:value-type="string" calcext:value-type="string">
            <text:p><text:a xlink:href="https://dwarffortresswiki.org/index.php/DF2014:Red_panda_man" xlink:type="simple">Red panda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Red_squirrel_man" xlink:type="simple">Red squirrel man</text:a></text:p>
          </table:table-cell>
          <table:table-cell table:style-name="ce39" office:value-type="string" calcext:value-type="string">
            <text:p>Any temperate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ed-winged_blackbird_man" xlink:type="simple">Red-winged blackbird man</text:a></text:p>
          </table:table-cell>
          <table:table-cell table:style-name="ce39" office:value-type="string" calcext:value-type="string">
            <text:p>Temperate marsh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eindeer" xlink:type="simple">Reindeer</text:a></text:p>
          </table:table-cell>
          <table:table-cell table:style-name="ce39" office:value-type="string" calcext:value-type="string">
            <text:p>Tundra, taiga</text:p>
          </table:table-cell>
          <table:table-cell table:style-name="ce39" office:value-type="string" calcext:value-type="string">
            <text:p>Domestic, milk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Rhesus_macaque" xlink:type="simple">Rhesus macaque</text:a></text:p>
          </table:table-cell>
          <table:table-cell table:style-name="ce39" office:value-type="string" calcext:value-type="string">
            <text:p>Temperate savanna, grassland, shrubland</text:p>
          </table:table-cell>
          <table:table-cell table:style-name="ce39" office:value-type="string" calcext:value-type="string">
            <text:p>Steals items and foo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Rhesus_macaque_man" xlink:type="simple">Rhesus macaque man</text:a></text:p>
          </table:table-cell>
          <table:table-cell table:style-name="ce39" office:value-type="string" calcext:value-type="string">
            <text:p>Shrubland temperate, savanna temperate, grassland temperat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hinoceros" xlink:type="simple">Rhinoceros</text:a></text:p>
          </table:table-cell>
          <table:table-cell table:style-name="ce39" office:value-type="string" calcext:value-type="string">
            <text:p>Tropical savanna, grassland, shrubland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hinoceros_man" xlink:type="simple">Rhinoceros man</text:a></text:p>
          </table:table-cell>
          <table:table-cell table:style-name="ce39" office:value-type="string" calcext:value-type="string">
            <text:p>Grassland tropical, savanna tropical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River_otter" xlink:type="simple">River otter</text:a></text:p>
          </table:table-cell>
          <table:table-cell table:style-name="ce39" office:value-type="string" calcext:value-type="string">
            <text:p>Any pool, any lake, any river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oach_man" xlink:type="simple">Roach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oc" xlink:type="simple">Roc</text:a></text:p>
          </table:table-cell>
          <table:table-cell table:style-name="ce39" office:value-type="string" calcext:value-type="string">
            <text:p>All land</text:p>
          </table:table-cell>
          <table:table-cell table:style-name="ce39" office:value-type="string" calcext:value-type="string">
            <text:p>Can fly, traina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4" office:value-type="string" calcext:value-type="string">
            <text:p><text:a xlink:href="https://dwarffortresswiki.org/index.php/DF2014:Rutherer" xlink:type="simple">Rutherer</text:a></text:p>
          </table:table-cell>
          <table:table-cell table:style-name="ce39" office:value-type="string" calcext:value-type="string">
            <text:p>Caverns (2,3)</text:p>
          </table:table-cell>
          <table:table-cell table:style-name="ce39" office:value-type="string" calcext:value-type="string">
            <text:p>Exotic Moun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Saltwater_crocodile" xlink:type="simple">Saltwater crocodile</text:a></text:p>
          </table:table-cell>
          <table:table-cell table:style-name="ce39" office:value-type="string" calcext:value-type="string">
            <text:p>Any tropical swamps, marshes, rivers</text:p>
          </table:table-cell>
          <table:table-cell table:style-name="ce39"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Saltwater_crocodile_man" xlink:type="simple">Saltwater crocodile man</text:a></text:p>
          </table:table-cell>
          <table:table-cell table:style-name="ce39" office:value-type="string" calcext:value-type="string">
            <text:p>Swamp, marsh, river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asquatch" xlink:type="simple">Sasquatch</text:a></text:p>
          </table:table-cell>
          <table:table-cell table:style-name="ce39" office:value-type="string" calcext:value-type="string">
            <text:p>Temperate forest, taiga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atyr" xlink:type="simple">Satyr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~</text:p>
          </table:table-cell>
          <table:table-cell table:style-name="ce34" office:value-type="string" calcext:value-type="string">
            <text:p><text:a xlink:href="https://dwarffortresswiki.org/index.php/DF2014:Sea_lamprey" xlink:type="simple">Sea lamprey</text:a></text:p>
          </table:table-cell>
          <table:table-cell table:style-name="ce39" office:value-type="string" calcext:value-type="string">
            <text:p>Almost any water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4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Sea_monster" xlink:type="simple">Sea monster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Sea_otter" xlink:type="simple">Sea otter</text:a></text:p>
          </table:table-cell>
          <table:table-cell table:style-name="ce39" office:value-type="string" calcext:value-type="string">
            <text:p>Temperate ocea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ea_serpent" xlink:type="simple">Sea serpent</text:a></text:p>
          </table:table-cell>
          <table:table-cell table:style-name="ce39" office:value-type="string" calcext:value-type="string">
            <text:p>Savage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heep" xlink:type="simple">Sheep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, milkable and can be sheared</text:p>
          </table:table-cell>
          <table:table-cell table:style-name="ce46" table:number-columns-repeated="1020"/>
        </table:table-row>
        <table:table-row table:style-name="ro2">
          <table:table-cell table:style-name="ce18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hortfin_mako_shark" xlink:type="simple">Shortfin mako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iamang" xlink:type="simple">Siamang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Silvery_gibbon" xlink:type="simple">Silvery gibb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kink_man" xlink:type="simple">Skink man</text:a></text:p>
          </table:table-cell>
          <table:table-cell table:style-name="ce39" office:value-type="string" calcext:value-type="string">
            <text:p>Any temperate, any tropical, 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kunk" xlink:type="simple">Skunk</text:a></text:p>
          </table:table-cell>
          <table:table-cell table:style-name="ce39" office:value-type="string" calcext:value-type="string">
            <text:p>Any temperate forest, temperate shrubland, temperate savanna, temperate grassland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kunk_man" xlink:type="simple">Skunk man</text:a></text:p>
          </table:table-cell>
          <table:table-cell table:style-name="ce39" office:value-type="string" calcext:value-type="string">
            <text:p>Any temperate forest, temperate shrubland, temperate savanna, temperate grass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loth" xlink:type="simple">Sloth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Sloth_bear" xlink:type="simple">Sloth bear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Sloth_bear_man" xlink:type="simple">Sloth bear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loth_man" xlink:type="simple">Sloth man</text:a></text:p>
          </table:table-cell>
          <table:table-cell table:style-name="ce39" office:value-type="string" calcext:value-type="string">
            <text:p>Any tropical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lug_man" xlink:type="simple">Slug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nail_man" xlink:type="simple">Snail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Snapping_turtle_man" xlink:type="simple">Snapping turtle man</text:a></text:p>
          </table:table-cell>
          <table:table-cell table:style-name="ce39"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table:style-name="ce39"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Snowy_owl" xlink:type="simple">Snowy owl</text:a></text:p>
          </table:table-cell>
          <table:table-cell table:style-name="ce39" office:value-type="string" calcext:value-type="string">
            <text:p>Tundra</text:p>
          </table:table-cell>
          <table:table-cell table:style-name="ce39"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style-name="ce34" office:value-type="string" calcext:value-type="string">
            <text:p><text:a xlink:href="https://dwarffortresswiki.org/index.php/DF2014:Snowy_owl_man" xlink:type="simple">Snowy owl man</text:a></text:p>
          </table:table-cell>
          <table:table-cell table:style-name="ce39" office:value-type="string" calcext:value-type="string">
            <text:p>Tundra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parrow_man" xlink:type="simple">Sparrow man</text:a></text:p>
          </table:table-cell>
          <table:table-cell table:style-name="ce39" office:value-type="string" calcext:value-type="string">
            <text:p>Any grassland, any savanna, any shrubland, any temperate forest, any tropical forest, any desert, any wetland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Sperm_whale" xlink:type="simple">Sperm whal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Sperm_whale_man" xlink:type="simple">Sperm whale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Spider_monkey" xlink:type="simple">Spider monkey</text:a></text:p>
          </table:table-cell>
          <table:table-cell table:style-name="ce39" office:value-type="string" calcext:value-type="string">
            <text:p>Tropical moist broadleaf forest, tropical dry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table:style-name="ce34" office:value-type="string" calcext:value-type="string">
            <text:p><text:a xlink:href="https://dwarffortresswiki.org/index.php/DF2014:Spider_monkey_man" xlink:type="simple">Spider monkey man</text:a></text:p>
          </table:table-cell>
          <table:table-cell table:style-name="ce39" office:value-type="string" calcext:value-type="string">
            <text:p>Tropical moist broadleaf forest, tropical dry broadleaf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piny_dogfish" xlink:type="simple">Spiny dogfish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ponge" xlink:type="simple">Spong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19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ponge_man" xlink:type="simple">Sponge man</text:a></text:p>
          </table:table-cell>
          <table:table-cell table:style-name="ce39" office:value-type="string" calcext:value-type="string">
            <text:p>Any ocean, any lake, any river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potted_wobbegong" xlink:type="simple">Spotted wobbegong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quid_man" xlink:type="simple">Squid man</text:a></text:p>
          </table:table-cell>
          <table:table-cell table:style-name="ce39" office:value-type="string" calcext:value-type="string">
            <text:p>Any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ò</text:p>
          </table:table-cell>
          <table:table-cell table:style-name="ce35" office:value-type="string" calcext:value-type="string">
            <text:p><text:a xlink:href="https://dwarffortresswiki.org/index.php/DF2014:Stingray" xlink:type="simple">Stingray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toat" xlink:type="simple">Stoat</text:a></text:p>
          </table:table-cell>
          <table:table-cell table:style-name="ce38" office:value-type="string" calcext:value-type="string">
            <text:p>Taiga, tundra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toat_man" xlink:type="simple">Stoat man</text:a></text:p>
          </table:table-cell>
          <table:table-cell table:style-name="ce39" office:value-type="string" calcext:value-type="string">
            <text:p>Taiga, tundra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trangler" xlink:type="simple">Strangler</text:a></text:p>
          </table:table-cell>
          <table:table-cell table:style-name="ce39" office:value-type="string" calcext:value-type="string">
            <text:p>Evil tropical moist broadleaf forest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4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Sturgeon" xlink:type="simple">Sturgeon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wan" xlink:type="simple">Swan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Swan_man" xlink:type="simple">Swan man</text:a></text:p>
          </table:table-cell>
          <table:table-cell table:style-name="ce39" office:value-type="string" calcext:value-type="string">
            <text:p>Any temperate lake, any temperate marsh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Swordfish" xlink:type="simple">Swordfish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apir" xlink:type="simple">Tapir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apir_man" xlink:type="simple">Tapir ma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hrips_man" xlink:type="simple">Thrips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ick_man" xlink:type="simple">Tick man</text:a></text:p>
          </table:table-cell>
          <table:table-cell table:style-name="ce39" office:value-type="string" calcext:value-type="string">
            <text:p>Any non-freezing biom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iger" xlink:type="simple">Tiger</text:a></text:p>
          </table:table-cell>
          <table:table-cell table:style-name="ce39" office:value-type="string" calcext:value-type="string">
            <text:p>Most tropical biomes</text:p>
          </table:table-cell>
          <table:table-cell table:style-name="ce39"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iger_man" xlink:type="simple">Tiger man</text:a></text:p>
          </table:table-cell>
          <table:table-cell table:style-name="ce39" office:value-type="string" calcext:value-type="string">
            <text:p>Savage tropical areas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Tiger_shark" xlink:type="simple">Tiger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8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Tigerfish" xlink:type="simple">Tigerfish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Any</text:p>
          </table:table-cell>
          <table:table-cell table:style-name="ce35" office:value-type="string" calcext:value-type="string">
            <text:p><text:a xlink:href="https://dwarffortresswiki.org/index.php/DF2014:Titan" xlink:type="simple">Titan</text:a></text:p>
          </table:table-cell>
          <table:table-cell table:style-name="ce38" office:value-type="string" calcext:value-type="string">
            <text:p>All above-ground</text:p>
          </table:table-cell>
          <table:table-cell table:style-name="ce38" office:value-type="string" calcext:value-type="string">
            <text:p>See article for more information</text:p>
          </table:table-cell>
          <table:table-cell table:style-name="ce46"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oad_man" xlink:type="simple">Toad man</text:a></text:p>
          </table:table-cell>
          <table:table-cell table:style-name="ce39" office:value-type="string" calcext:value-type="string">
            <text:p>Any poo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roglodyte" xlink:type="simple">Troglodyte</text:a></text:p>
          </table:table-cell>
          <table:table-cell table:style-name="ce39" office:value-type="string" calcext:value-type="string">
            <text:p>Caverns (1,2)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15" office:value-type="string" calcext:value-type="string">
            <text:p>T</text:p>
          </table:table-cell>
          <table:table-cell table:style-name="ce34" office:value-type="string" calcext:value-type="string">
            <text:p><text:a xlink:href="https://dwarffortresswiki.org/index.php/DF2014:Troll" xlink:type="simple">Troll</text:a></text:p>
          </table:table-cell>
          <table:table-cell table:style-name="ce39" office:value-type="string" calcext:value-type="string">
            <text:p>Caverns (1,2,3)</text:p>
          </table:table-cell>
          <table:table-cell table:style-name="ce39" office:value-type="string" calcext:value-type="string">
            <text:p>Forms civilizations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t</text:p>
          </table:table-cell>
          <table:table-cell table:style-name="ce35" office:value-type="string" calcext:value-type="string">
            <text:p><text:a xlink:href="https://dwarffortresswiki.org/index.php/DF2014:Turkey" xlink:type="simple">Turkey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Two-humped_camel" xlink:type="simple">Two-humped camel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Domestic, milkable, pack animal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Two-humped_camel_man" xlink:type="simple">Two-humped camel man</text:a></text:p>
          </table:table-cell>
          <table:table-cell table:style-name="ce39" office:value-type="string" calcext:value-type="string">
            <text:p>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35" office:value-type="string" calcext:value-type="string">
            <text:p><text:a xlink:href="https://dwarffortresswiki.org/index.php/DF2014:Unicorn" xlink:type="simple">Unicorn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0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Voracious_cave_crawler" xlink:type="simple">Voracious cave crawler</text:a></text:p>
          </table:table-cell>
          <table:table-cell table:style-name="ce42" office:value-type="string" calcext:value-type="string">
            <text:p>Caverns (2,3) </text:p>
          </table:table-cell>
          <table:table-cell table:style-name="ce44"/>
          <table:table-cell table:number-columns-repeated="1020"/>
        </table:table-row>
        <table:table-row table:style-name="ro2">
          <table:table-cell table:style-name="ce26" office:value-type="string" calcext:value-type="string">
            <text:p>v</text:p>
          </table:table-cell>
          <table:table-cell table:style-name="ce35" office:value-type="string" calcext:value-type="string">
            <text:p><text:a xlink:href="https://dwarffortresswiki.org/index.php/DF2014:Vulture" xlink:type="simple">Vultur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Steals food</text:p>
          </table:table-cell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v</text:p>
          </table:table-cell>
          <table:table-cell table:style-name="ce34" office:value-type="string" calcext:value-type="string">
            <text:p><text:a xlink:href="https://dwarffortresswiki.org/index.php/DF2014:Vulture_man" xlink:type="simple">Vulture man</text:a></text:p>
          </table:table-cell>
          <table:table-cell table:style-name="ce39" office:value-type="string" calcext:value-type="string">
            <text:p>Grassland tropical, savanna tropical, any desert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agon" xlink:type="simple">Wagon</text:a></text:p>
          </table:table-cell>
          <table:table-cell table:style-name="ce38"/>
          <table:table-cell table:style-name="ce45" office:value-type="string" calcext:value-type="string">
            <text:p><text:span text:style-name="T3">A special "creature" - see </text:span><text:span text:style-name="T3"><text:a xlink:href="https://dwarffortresswiki.org/index.php/DF2014:Wagon" xlink:type="simple">article</text:a></text:span>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alrus" xlink:type="simple">Walrus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alrus_man" xlink:type="simple">Walrus man</text:a></text:p>
          </table:table-cell>
          <table:table-cell table:style-name="ce39" office:value-type="string" calcext:value-type="string">
            <text:p>Arctic ocean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arthog" xlink:type="simple">Warthog</text:a></text:p>
          </table:table-cell>
          <table:table-cell table:style-name="ce40" office:value-type="string" calcext:value-type="string">
            <text:p>Tropical savanna, grassland, shrubland</text:p>
          </table:table-cell>
          <table:table-cell table:style-name="ce40"/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arthog_man" xlink:type="simple">Warthog man</text:a></text:p>
          </table:table-cell>
          <table:table-cell table:style-name="ce39" office:value-type="string" calcext:value-type="string">
            <text:p>Savanna tropical, grassland tropical, shrubland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ater_buffalo" xlink:type="simple">Water buffalo</text:a></text:p>
          </table:table-cell>
          <table:table-cell table:style-name="ce38" office:value-type="string" calcext:value-type="string">
            <text:p>Tropical wetland</text:p>
          </table:table-cell>
          <table:table-cell table:style-name="ce38" office:value-type="string" calcext:value-type="string">
            <text:p>Domestic, milkable, wagon puller, pack animal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easel" xlink:type="simple">Weasel</text:a></text:p>
          </table:table-cell>
          <table:table-cell table:style-name="ce38" office:value-type="string" calcext:value-type="string">
            <text:p>Any land biome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easel_man" xlink:type="simple">Weasel man</text:a></text:p>
          </table:table-cell>
          <table:table-cell table:style-name="ce39" office:value-type="string" calcext:value-type="string">
            <text:p>Any 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Ñ</text:p>
          </table:table-cell>
          <table:table-cell table:style-name="ce34" office:value-type="string" calcext:value-type="string">
            <text:p><text:a xlink:href="https://dwarffortresswiki.org/index.php/DF2014:Werebeast" xlink:type="simple">Werebeast</text:a></text:p>
          </table:table-cell>
          <table:table-cell table:style-name="ce39" office:value-type="string" calcext:value-type="string">
            <text:p>All above-ground</text:p>
          </table:table-cell>
          <table:table-cell table:style-name="ce39" office:value-type="string" calcext:value-type="string">
            <text:p>See article for more information 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hale_shark" xlink:type="simple">Whale shark</text:a></text:p>
          </table:table-cell>
          <table:table-cell table:style-name="ce39" office:value-type="string" calcext:value-type="string">
            <text:p>Any ocean</text:p>
          </table:table-cell>
          <table:table-cell table:style-name="ce39"/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White_stork" xlink:type="simple">White stork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White_stork_man" xlink:type="simple">White stork man</text:a></text:p>
          </table:table-cell>
          <table:table-cell table:style-name="ce39" office:value-type="string" calcext:value-type="string">
            <text:p>Any grassland, any wetland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White-browed_gibbon" xlink:type="simple">White-browed gibb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g</text:p>
          </table:table-cell>
          <table:table-cell table:style-name="ce34" office:value-type="string" calcext:value-type="string">
            <text:p><text:a xlink:href="https://dwarffortresswiki.org/index.php/DF2014:White-handed_gibbon" xlink:type="simple">White-handed gibbon</text:a></text:p>
          </table:table-cell>
          <table:table-cell table:style-name="ce39" office:value-type="string" calcext:value-type="string">
            <text:p>Tropical moist broadleaf forest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s</text:p>
          </table:table-cell>
          <table:table-cell table:style-name="ce34" office:value-type="string" calcext:value-type="string">
            <text:p><text:a xlink:href="https://dwarffortresswiki.org/index.php/DF2014:Whitetip_reef_shark" xlink:type="simple">Whitetip reef shark</text:a></text:p>
          </table:table-cell>
          <table:table-cell table:style-name="ce42" office:value-type="string" calcext:value-type="string">
            <text:p>Any ocean </text:p>
          </table:table-cell>
          <table:table-cell table:style-name="ce44"/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Wild_boar" xlink:type="simple">Wild boar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34" office:value-type="string" calcext:value-type="string">
            <text:p><text:a xlink:href="https://dwarffortresswiki.org/index.php/DF2014:Wild_boar_man" xlink:type="simple">Wild boar man</text:a></text:p>
          </table:table-cell>
          <table:table-cell table:style-name="ce39" office:value-type="string" calcext:value-type="string">
            <text:p>Any savanna, any grassland, any shrubland, any forest, any wetland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olf" xlink:type="simple">Wolf</text:a></text:p>
          </table:table-cell>
          <table:table-cell table:style-name="ce38" office:value-type="string" calcext:value-type="string">
            <text:p>Tundra, taiga, temperate forest/shrubland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olf_man" xlink:type="simple">Wolf man</text:a></text:p>
          </table:table-cell>
          <table:table-cell table:style-name="ce39" office:value-type="string" calcext:value-type="string">
            <text:p>Tundra, forest taiga, any temperate forest, shrubland temperate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olverine" xlink:type="simple">Wolverine</text:a></text:p>
          </table:table-cell>
          <table:table-cell table:style-name="ce39" office:value-type="string" calcext:value-type="string">
            <text:p>Taiga, mountai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olverine_man" xlink:type="simple">Wolverine man</text:a></text:p>
          </table:table-cell>
          <table:table-cell table:style-name="ce39" office:value-type="string" calcext:value-type="string">
            <text:p>Taiga, mountai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ombat" xlink:type="simple">Wombat</text:a></text:p>
          </table:table-cell>
          <table:table-cell table:style-name="ce39" office:value-type="string" calcext:value-type="string">
            <text:p>Any temperate forest, temperate shrubland, mountain</text:p>
          </table:table-cell>
          <table:table-cell table:style-name="ce39"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ombat_man" xlink:type="simple">Wombat man</text:a></text:p>
          </table:table-cell>
          <table:table-cell table:style-name="ce39" office:value-type="string" calcext:value-type="string">
            <text:p>Any temperate forest, temperate shrubland, mountain</text:p>
          </table:table-cell>
          <table:table-cell table:style-name="ce39"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orm_man" xlink:type="simple">Worm man</text:a></text:p>
          </table:table-cell>
          <table:table-cell table:style-name="ce39" office:value-type="string" calcext:value-type="string">
            <text:p>Forest taiga, any temperate, any tropical</text:p>
          </table:table-cell>
          <table:table-cell table:style-name="ce39"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34" office:value-type="string" calcext:value-type="string">
            <text:p><text:a xlink:href="https://dwarffortresswiki.org/index.php/DF2014:Wren_man" xlink:type="simple">Wren man</text:a></text:p>
          </table:table-cell>
          <table:table-cell table:style-name="ce39" office:value-type="string" calcext:value-type="string">
            <text:p>Any forest, any grassland, any savanna, any shrubland, any wetland, any desert</text:p>
          </table:table-cell>
          <table:table-cell table:style-name="ce39"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Y</text:p>
          </table:table-cell>
          <table:table-cell table:style-name="ce34" office:value-type="string" calcext:value-type="string">
            <text:p><text:a xlink:href="https://dwarffortresswiki.org/index.php/DF2014:Yak" xlink:type="simple">Yak</text:a></text:p>
          </table:table-cell>
          <table:table-cell table:style-name="ce39" office:value-type="string" calcext:value-type="string">
            <text:p>Mountain</text:p>
          </table:table-cell>
          <table:table-cell table:style-name="ce39" office:value-type="string" calcext:value-type="string">
            <text:p>Domestic, milkable, wagon puller, pack animal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Y</text:p>
          </table:table-cell>
          <table:table-cell table:style-name="ce34" office:value-type="string" calcext:value-type="string">
            <text:p><text:a xlink:href="https://dwarffortresswiki.org/index.php/DF2014:Yeti" xlink:type="simple">Yeti</text:a></text:p>
          </table:table-cell>
          <table:table-cell table:style-name="ce42" office:value-type="string" calcext:value-type="string">
            <text:p>Mountain, glacier, tundra </text:p>
          </table:table-cell>
          <table:table-cell table:style-name="ce44"/>
          <table:table-cell table:number-columns-repeated="1020"/>
        </table:table-row>
        <table:table-row table:style-name="ro1" table:number-rows-repeated="24">
          <table:table-cell table:style-name="ce31"/>
          <table:table-cell table:number-columns-repeated="1023"/>
        </table:table-row>
        <table:table-row table:style-name="ro1" table:number-rows-repeated="10479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" table:style-name="ta1">
        <table:table-column table:style-name="co1" table:default-cell-style-name="ce5"/>
        <table:table-column table:style-name="co4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3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ardvark" xlink:type="simple">Aardvark</text:a></text:p>
          </table:table-cell>
          <table:table-cell office:value-type="string" calcext:value-type="string">
            <text:p>Tropical shrubland, tropical savanna, tropical grassland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ardvark_man" xlink:type="simple">Aardvark man</text:a></text:p>
          </table:table-cell>
          <table:table-cell office:value-type="string" calcext:value-type="string">
            <text:p>Tropical shrubland, tropical savanna, tropical grass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35" office:value-type="string" calcext:value-type="string">
            <text:p><text:a xlink:href="https://dwarffortresswiki.org/index.php/DF2014:Adder" xlink:type="simple">Adder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Lays eggs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dder_man" xlink:type="simple">Adder man</text:a></text:p>
          </table:table-cell>
          <table:table-cell office:value-type="string" calcext:value-type="string">
            <text:p>Temperate grassland, temperate savanna, temperate shrubland, any temperate forest, any temperate wetland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lbatross" xlink:type="simple">Albatross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lbatross_man" xlink:type="simple">Albatross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lligator" xlink:type="simple">Alligator</text:a></text:p>
          </table:table-cell>
          <table:table-cell office:value-type="string" calcext:value-type="string">
            <text:p>Freshwater swamps, marshes, rivers</text:p>
          </table:table-cell>
          <table:table-cell office:value-type="string" calcext:value-type="string">
            <text:p>Amphibiou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lligator_man" xlink:type="simple">Alligator man</text:a></text:p>
          </table:table-cell>
          <table:table-cell office:value-type="string" calcext:value-type="string">
            <text:p>Temperate freshwater swamp, temperate freshwater marsh, swamp tropical freshwater swamp, tropical freshwater marsh, temperate freshwater river, tropical freshwater river, temperate brackishwater river, tropical brackishwater river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Alligator_snapping_turtle" xlink:type="simple">Alligator snapping turtle</text:a></text:p>
          </table:table-cell>
          <table:table-cell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lpaca" xlink:type="simple">Alpaca</text:a>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omestic, milkable and can be sheared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Amethyst_man" xlink:type="simple">Amethyst man</text:a></text:p>
          </table:table-cell>
          <table:table-cell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Leaves behind an </text:span><text:span text:style-name="T2"><text:a xlink:href="https://dwarffortresswiki.org/index.php/DF2014:Amethyst" xlink:type="simple">amethyst</text:a></text:span>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naconda" xlink:type="simple">Anaconda</text:a></text:p>
          </table:table-cell>
          <table:table-cell office:value-type="string" calcext:value-type="string">
            <text:p>Any tropical swamp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naconda_man" xlink:type="simple">Anaconda man</text:a></text:p>
          </table:table-cell>
          <table:table-cell office:value-type="string" calcext:value-type="string">
            <text:p>Any tropical swamp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9"/>
          <table:table-cell table:style-name="ce35" office:value-type="string" calcext:value-type="string">
            <text:p>Anchovy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Angelshark" xlink:type="simple">Angel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113"/>
          <table:table-cell table:style-name="ce51" office:value-type="string" calcext:value-type="string">
            <text:p>anole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Animal person</text:p>
          </table:table-cell>
          <table:table-cell table:style-name="ce53" table:number-columns-repeated="1020"/>
        </table:table-row>
        <table:table-row table:style-name="ro2">
          <table:table-cell table:style-name="ce9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nole_man" xlink:type="simple">Anole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9"/>
          <table:table-cell table:style-name="ce35" office:value-type="string" calcext:value-type="string">
            <text:p>Ant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7"/>
          <table:table-cell table:number-columns-repeated="1013"/>
        </table:table-row>
        <table:table-row table:style-name="ro2">
          <table:table-cell table:style-name="ce3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rmadillo" xlink:type="simple">Armadillo</text:a></text:p>
          </table:table-cell>
          <table:table-cell office:value-type="string" calcext:value-type="string">
            <text:p>Tropical savanna, tropical grassland, tropical shrubland, any tropical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rmadillo_man" xlink:type="simple">Armadillo man</text:a></text:p>
          </table:table-cell>
          <table:table-cell office:value-type="string" calcext:value-type="string">
            <text:p>Tropical savanna, tropical grassland, tropical shrubland, any tropical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10"/>
          <table:table-cell office:value-type="string" calcext:value-type="string">
            <text:p>axolot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xolotl_man" xlink:type="simple">Axolotl man</text:a></text:p>
          </table:table-cell>
          <table:table-cell office:value-type="string" calcext:value-type="string">
            <text:p>Tropical saltwater lake, tropical brackishwater lake, tropical freshwater lak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ye-aye" xlink:type="simple">Aye-aye</text:a></text:p>
          </table:table-cell>
          <table:table-cell office:value-type="string" calcext:value-type="string">
            <text:p>Tropical dry broadleaf forest, tropical moist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</text:p>
          </table:table-cell>
          <table:table-cell office:value-type="string" calcext:value-type="string">
            <text:p><text:a xlink:href="https://dwarffortresswiki.org/index.php/DF2014:Aye-aye_man" xlink:type="simple">Aye-aye man</text:a></text:p>
          </table:table-cell>
          <table:table-cell office:value-type="string" calcext:value-type="string">
            <text:p>Tropical dry broadleaf forest, tropical moist broadleaf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adger" xlink:type="simple">Badger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adger_man" xlink:type="simple">Badger man</text:a></text:p>
          </table:table-cell>
          <table:table-cell office:value-type="string" calcext:value-type="string">
            <text:p>Taiga, any temperate forest, temperate shrubland, temperate savanna, temperate grass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 calcext:value-type="string">
            <text:p>Bark scorpio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Bark_scorpion_man" xlink:type="simple">Bark scorpion man</text:a></text:p>
          </table:table-cell>
          <table:table-cell office:value-type="string" calcext:value-type="string">
            <text:p>Any desert, tropical grassland, tropical savanna, tropical shrubland, tropical conifer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arn_owl" xlink:type="simple">Barn owl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arn_owl_man" xlink:type="simple">Barn owl man</text:a></text:p>
          </table:table-cell>
          <table:table-cell office:value-type="string" calcext:value-type="string">
            <text:p>Any wetland, any temperate forest, tropical conifer forest, tropical dry broadleaf forest, any shrubland, any savanna, any grassland, any deser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asking_shark" xlink:type="simple">Basking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10"/>
          <table:table-cell table:style-name="ce35" office:value-type="string" calcext:value-type="string">
            <text:p>bat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eak_dog" xlink:type="simple">Beak dog</text:a></text:p>
          </table:table-cell>
          <table:table-cell office:value-type="string" calcext:value-type="string">
            <text:p>Evil marshes</text:p>
          </table:table-cell>
          <table:table-cell office:value-type="string" calcext:value-type="string">
            <text:p>Can be mounted by goblin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eaver" xlink:type="simple">Beaver</text:a></text:p>
          </table:table-cell>
          <table:table-cell table:style-name="ce38" office:value-type="string" calcext:value-type="string">
            <text:p>Any temperate lake, any temperate river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eaver_man" xlink:type="simple">Beaver man</text:a></text:p>
          </table:table-cell>
          <table:table-cell office:value-type="string" calcext:value-type="string">
            <text:p>Any temperate lake, any temperate river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Beetle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3"/>
          <table:table-cell table:number-columns-repeated="1017"/>
        </table:table-row>
        <table:table-row table:style-name="ro2">
          <table:table-cell table:style-name="ce13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eetle_man" xlink:type="simple">Beetle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Bilou" xlink:type="simple">Bilou</text:a></text:p>
          </table:table-cell>
          <table:table-cell office:value-type="string" calcext:value-type="string">
            <text:p>Tropical broadleaf forest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lack_bear" xlink:type="simple">Black bear</text:a></text:p>
          </table:table-cell>
          <table:table-cell office:value-type="string" calcext:value-type="string">
            <text:p>Taiga, temperate forest</text:p>
          </table:table-cell>
          <table:table-cell office:value-type="string" calcext:value-type="string">
            <text:p>Steals booze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lack_bear_man" xlink:type="simple">Black bear man</text:a></text:p>
          </table:table-cell>
          <table:table-cell office:value-type="string" calcext:value-type="string">
            <text:p>Forest taiga, 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Black_mamba" xlink:type="simple">Black mamba</text:a></text:p>
          </table:table-cell>
          <table:table-cell office:value-type="string" calcext:value-type="string">
            <text:p>Tropical savanna, tropical shrubland, any tropical forest, any tropical swamp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Black_mamba_man" xlink:type="simple">Black mamba man</text:a></text:p>
          </table:table-cell>
          <table:table-cell office:value-type="string" calcext:value-type="string">
            <text:p>Tropical savanna, tropical shrubland, any tropical forest, any tropical swamp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Black-crested_gibbon" xlink:type="simple">Black-crested gibbo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Black-handed_gibbon" xlink:type="simple">Black-handed gibbo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lacktip_reef_shark" xlink:type="simple">Blacktip reef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lind_cave_bear" xlink:type="simple">Blind cave bear</text:a></text:p>
          </table:table-cell>
          <table:table-cell office:value-type="string" calcext:value-type="string">
            <text:p>Caverns (1,2)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Blind_cave_ogre" xlink:type="simple">Blind cave ogre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Blizzard_man" xlink:type="simple">Blizzard man</text:a></text:p>
          </table:table-cell>
          <table:table-cell office:value-type="string" calcext:value-type="string">
            <text:p>Tundra, glacier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Blood_man" xlink:type="simple">Blood man</text:a></text:p>
          </table:table-cell>
          <table:table-cell office:value-type="string" calcext:value-type="string">
            <text:p>Evil Caverns (3)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Blue_peafowl" xlink:type="simple">Blue peafowl</text:a></text:p>
          </table:table-cell>
          <table:table-cell office:value-type="string" calcext:value-type="string">
            <text:p>Tropical broadleaf forest</text:p>
          </table:table-cell>
          <table:table-cell office:value-type="string" calcext:value-type="string">
            <text:p>Domestic, lay egg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lue_shark" xlink:type="simple">Blue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Bluefin_tuna" xlink:type="simple">Bluefin tuna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8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Bluefish" xlink:type="simple">Bluefish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luejay_man" xlink:type="simple">Bluejay man</text:a></text:p>
          </table:table-cell>
          <table:table-cell office:value-type="string" calcext:value-type="string">
            <text:p>Grassland temperate, savanna temperate, shrubland temperate, forest temperate broadleaf, forest temperate conifer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obcat" xlink:type="simple">Bobcat</text:a></text:p>
          </table:table-cell>
          <table:table-cell office:value-type="string" calcext:value-type="string">
            <text:p>Any forest, any desert, tropical freshwater swamp, tropical saltwater swamp, temperate freshwater swamp, temperate saltwater swamp, mangrove swamp, mount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obcat_man" xlink:type="simple">Bobcat man</text:a></text:p>
          </table:table-cell>
          <table:table-cell office:value-type="string" calcext:value-type="string">
            <text:p>Any forest, any desert, tropical freshwater swamp, tropical saltwater swamp, temperate freshwater swamp, temperate saltwater swamp, mangrove swamp, mountai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ñ</text:p>
          </table:table-cell>
          <table:table-cell office:value-type="string" calcext:value-type="string">
            <text:p><text:a xlink:href="https://dwarffortresswiki.org/index.php/DF2014:Bogeyman" xlink:type="simple">Bogeyman</text:a></text:p>
          </table:table-cell>
          <table:table-cell office:value-type="string" calcext:value-type="string">
            <text:p>All above-ground</text:p>
          </table:table-cell>
          <table:table-cell office:value-type="string" calcext:value-type="string">
            <text:p>See article for more informati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onobo" xlink:type="simple">Bonobo</text:a></text:p>
          </table:table-cell>
          <table:table-cell office:value-type="string" calcext:value-type="string">
            <text:p>Tropical broadleaf forest, shrub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Bronze_colossus" xlink:type="simple">Bronze colossus</text:a></text:p>
          </table:table-cell>
          <table:table-cell office:value-type="string" calcext:value-type="string">
            <text:p>All land</text:p>
          </table:table-cell>
          <table:table-cell table:style-name="ce43" office:value-type="string" calcext:value-type="string">
            <text:p><text:span text:style-name="T2">Made of bronze, fairly hard to kill, drops masterwork </text:span><text:span text:style-name="T2"><text:a xlink:href="https://dwarffortresswiki.org/index.php/DF2014:Bronze" xlink:type="simple">bronze</text:a></text:span><text:span text:style-name="T2"><text:a xlink:href="https://dwarffortresswiki.org/index.php/DF2014:Statue" xlink:type="simple">statue</text:a></text:span><text:span text:style-name="T2"> on death</text:span>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Brook lamprey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20"/>
          <table:table-cell table:number-columns-repeated="100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Brown_recluse_spider_man" xlink:type="simple">Brown recluse spider man</text:a></text:p>
          </table:table-cell>
          <table:table-cell office:value-type="string" calcext:value-type="string">
            <text:p>Temperate broadleaf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ugbat" xlink:type="simple">Bugbat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Bull_shark" xlink:type="simple">Bull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2"/>
          <table:table-cell table:style-name="ce35" office:value-type="string" calcext:value-type="string">
            <text:p>Bumblebee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Bushmaster" xlink:type="simple">Bushmaster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Bushmaster_man" xlink:type="simple">Bushmaster ma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ushtit_man" xlink:type="simple">Bushtit man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Buzzard" xlink:type="simple">Buzzard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Steals food, lays eggs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Buzzard_man" xlink:type="simple">Buzzard man</text:a></text:p>
          </table:table-cell>
          <table:table-cell office:value-type="string" calcext:value-type="string">
            <text:p>Marsh temperate freshwater, marsh temperate saltwater, grassland temperate, savanna temperate, 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</table:table>
      <table:table table:name="CD" table:style-name="ta1">
        <table:table-column table:style-name="co1" table:default-cell-style-name="ce5"/>
        <table:table-column table:style-name="co5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6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puchin" xlink:type="simple">Capuchin</text:a></text:p>
          </table:table-cell>
          <table:table-cell office:value-type="string" calcext:value-type="string">
            <text:p>Any tropical forest, mangrove swamp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puchin_man" xlink:type="simple">Capuchin man</text:a></text:p>
          </table:table-cell>
          <table:table-cell office:value-type="string" calcext:value-type="string">
            <text:p>Any tropical forest, mangrove swamp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pybara" xlink:type="simple">Capybara</text:a></text:p>
          </table:table-cell>
          <table:table-cell office:value-type="string" calcext:value-type="string">
            <text:p>Any wetland</text:p>
          </table:table-cell>
          <table:table-cell office:value-type="string" calcext:value-type="string">
            <text:p>Makes sounds in Adventure mo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pybara_man" xlink:type="simple">Capybara man</text:a></text:p>
          </table:table-cell>
          <table:table-cell office:value-type="string" calcext:value-type="string">
            <text:p>Any wetland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rdinal_man" xlink:type="simple">Cardinal man</text:a></text:p>
          </table:table-cell>
          <table:table-cell office:value-type="string" calcext:value-type="string">
            <text:p>Grassland temperate, savanna temperate, shrubland temperate, forest temperate broadleaf, forest temperate conifer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Carp" xlink:type="simple">Carp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ssowary" xlink:type="simple">Cassowary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ssowary_man" xlink:type="simple">Cassowary ma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at" xlink:type="simple">Cat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</text:p>
          </table:table-cell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Cave_blob" xlink:type="simple">Cave blob</text:a></text:p>
          </table:table-cell>
          <table:table-cell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ve_crocodile" xlink:type="simple">Cave crocodile</text:a></text:p>
          </table:table-cell>
          <table:table-cell office:value-type="string" calcext:value-type="string">
            <text:p>Caverns (1,2)</text:p>
          </table:table-cell>
          <table:table-cell table:number-columns-repeated="1021"/>
        </table:table-row>
        <table:table-row table:style-name="ro3">
          <table:table-cell table:style-name="ce3"/>
          <table:table-cell office:value-type="string" calcext:value-type="string">
            <text:p>Cave Dragon</text:p>
          </table:table-cell>
          <table:table-cell table:style-name="ce52" office:value-type="string" calcext:value-type="string">
            <text:p>N/A</text:p>
          </table:table-cell>
          <table:table-cell table:number-columns-repeated="1021"/>
        </table:table-row>
        <table:table-row table:style-name="ro3">
          <table:table-cell table:style-name="ce117"/>
          <table:table-cell table:style-name="ce35" office:value-type="string" calcext:value-type="string">
            <text:p>Cave Fish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f</text:p>
          </table:table-cell>
          <table:table-cell office:value-type="string" calcext:value-type="string">
            <text:p><text:a xlink:href="https://dwarffortresswiki.org/index.php/DF2014:Cave_floater" xlink:type="simple">Cave floater</text:a></text:p>
          </table:table-cell>
          <table:table-cell office:value-type="string" calcext:value-type="string">
            <text:p>Caverns (2,3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3">
          <table:table-cell table:style-name="ce12"/>
          <table:table-cell office:value-type="string" calcext:value-type="string">
            <text:p>cave swallow</text:p>
          </table:table-cell>
          <table:table-cell office:value-type="string" calcext:value-type="string">
            <text:p>Nowhere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avy" xlink:type="simple">Cavy</text:a></text:p>
          </table:table-cell>
          <table:table-cell office:value-type="string" calcext:value-type="string">
            <text:p>Tropical savanna, grassland, shrubland</text:p>
          </table:table-cell>
          <table:table-cell office:value-type="string" calcext:value-type="string">
            <text:p>Domestic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entaur" xlink:type="simple">Centaur</text:a></text:p>
          </table:table-cell>
          <table:table-cell table:style-name="ce38" office:value-type="string" calcext:value-type="string">
            <text:p>Nowhere</text:p>
          </table:table-cell>
          <table:table-cell table:style-name="ce38" office:value-type="string" calcext:value-type="string">
            <text:p>Only found in engravings</text:p>
          </table:table-cell>
          <table:table-cell table:style-name="ce46" table:number-columns-repeated="1020"/>
        </table:table-row>
        <table:table-row table:style-name="ro3">
          <table:table-cell table:style-name="ce4"/>
          <table:table-cell table:style-name="ce35" office:value-type="string" calcext:value-type="string">
            <text:p>Chameleon 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hameleon_man" xlink:type="simple">Chameleon man</text:a></text:p>
          </table:table-cell>
          <table:table-cell office:value-type="string" calcext:value-type="string">
            <text:p>Any tropical forest, shrubland tropical, savanna tropical, 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heetah" xlink:type="simple">Cheetah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heetah_man" xlink:type="simple">Cheetah man</text:a></text:p>
          </table:table-cell>
          <table:table-cell office:value-type="string" calcext:value-type="string">
            <text:p>Savanna tropical, grassland tropical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hicken" xlink:type="simple">Chicken</text:a></text:p>
          </table:table-cell>
          <table:table-cell table:style-name="ce38" office:value-type="string" calcext:value-type="string">
            <text:p>Greece, egypt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22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himera" xlink:type="simple">Chimera</text:a></text:p>
          </table:table-cell>
          <table:table-cell table:style-name="ce38" office:value-type="string" calcext:value-type="string">
            <text:p>Nowhere</text:p>
          </table:table-cell>
          <table:table-cell table:style-name="ce38" office:value-type="string" calcext:value-type="string">
            <text:p>Only found in engravings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himpanzee" xlink:type="simple">Chimpanzee</text:a></text:p>
          </table:table-cell>
          <table:table-cell office:value-type="string" calcext:value-type="string">
            <text:p>Tropical broadleaf forest, shrublan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hinchilla" xlink:type="simple">Chinchilla</text:a>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hinchilla_man" xlink:type="simple">Chinchilla man</text:a>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hipmunk_man" xlink:type="simple">Chipmunk man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lown loach</text:p>
          </table:table-cell>
          <table:table-cell office:value-type="string" calcext:value-type="string">
            <text:p>Nowhe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ati" xlink:type="simple">Coati</text:a></text:p>
          </table:table-cell>
          <table:table-cell office:value-type="string" calcext:value-type="string">
            <text:p>Any temperate forest, any tropical fores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ati_man" xlink:type="simple">Coati man</text:a></text:p>
          </table:table-cell>
          <table:table-cell office:value-type="string" calcext:value-type="string">
            <text:p>Any temperate forest, any tropical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ckatiel_man" xlink:type="simple">Cockatiel man</text:a></text:p>
          </table:table-cell>
          <table:table-cell office:value-type="string" calcext:value-type="string">
            <text:p>Any desert, temperate grassland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Cod" xlink:type="simple">Cod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7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elacanth" xlink:type="simple">Coelacanth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ò</text:p>
          </table:table-cell>
          <table:table-cell office:value-type="string" calcext:value-type="string">
            <text:p><text:a xlink:href="https://dwarffortresswiki.org/index.php/DF2014:Common_skate" xlink:type="simple">Common skate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Common_snapping_turtle" xlink:type="simple">Common snapping turtle</text:a></text:p>
          </table:table-cell>
          <table:table-cell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~</text:p>
          </table:table-cell>
          <table:table-cell table:style-name="ce35" office:value-type="string" calcext:value-type="string">
            <text:p><text:a xlink:href="https://dwarffortresswiki.org/index.php/DF2014:Conger_eel" xlink:type="simple">Conger eel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Copperhead_snake" xlink:type="simple">Copperhead snake</text:a></text:p>
          </table:table-cell>
          <table:table-cell office:value-type="string" calcext:value-type="string">
            <text:p>Temperate broadleaf forest, any temperate swam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Copperhead_snake_man" xlink:type="simple">Copperhead snake </text:a><text:a xlink:href="https://dwarffortresswiki.org/index.php/DF2014:Copperhead_snake_man" xlink:type="simple">man</text:a></text:p>
          </table:table-cell>
          <table:table-cell office:value-type="string" calcext:value-type="string">
            <text:p>Temperate broadleaf forest, any temperate swamp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ugar" xlink:type="simple">Cougar</text:a></text:p>
          </table:table-cell>
          <table:table-cell office:value-type="string" calcext:value-type="string">
            <text:p>Any forest, any shrub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ugar_man" xlink:type="simple">Cougar man</text:a></text:p>
          </table:table-cell>
          <table:table-cell office:value-type="string" calcext:value-type="string">
            <text:p>Any temperate forest, any tropical forest, shrubland temperate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ow" xlink:type="simple">Cow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 and milkable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yote" xlink:type="simple">Coyote</text:a></text:p>
          </table:table-cell>
          <table:table-cell office:value-type="string" calcext:value-type="string">
            <text:p>Mountain, tundra, taiga, any temperate forest, temperate savanna, temperate grassland, temperate shrubland, any temperate wetland, any deser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oyote_man" xlink:type="simple">Coyote man</text:a></text:p>
          </table:table-cell>
          <table:table-cell office:value-type="string" calcext:value-type="string">
            <text:p>Mountain, tundra, taiga, any temperate forest, temperate savanna, temperate grassland, temperate shrubland, any temperate wetland, 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rab" xlink:type="simple">Crab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9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rab_man" xlink:type="simple">Crab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Creeping_eye" xlink:type="simple">Creeping eye</text:a></text:p>
          </table:table-cell>
          <table:table-cell office:value-type="string" calcext:value-type="string">
            <text:p>Caverns (3)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row_man" xlink:type="simple">Crow man</text:a></text:p>
          </table:table-cell>
          <table:table-cell office:value-type="string" calcext:value-type="string">
            <text:p>Temperate grassland, temperate savanna, temperate shrubland, taiga, any temperate forest, any temperate wetland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rundle" xlink:type="simple">Crundle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35" office:value-type="string" calcext:value-type="string">
            <text:p>cuttlefish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23"/>
          <table:table-cell table:number-columns-repeated="99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Cuttlefish_man" xlink:type="simple">Cuttlefish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Cyclops" xlink:type="simple">Cyclops</text:a></text:p>
          </table:table-cell>
          <table:table-cell table:style-name="ce38" office:value-type="string" calcext:value-type="string">
            <text:p>All land</text:p>
          </table:table-cell>
          <table:table-cell table:style-name="ce38" office:value-type="string" calcext:value-type="string">
            <text:p>One eyed</text:p>
          </table:table-cell>
          <table:table-cell table:style-name="ce46" table:number-columns-repeated="1020"/>
        </table:table-row>
        <table:table-row table:style-name="ro3">
          <table:table-cell table:style-name="ce23"/>
          <table:table-cell table:style-name="ce35" office:value-type="string" calcext:value-type="string">
            <text:p>Damselfly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6"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amselfly_man" xlink:type="simple">Damselfly man</text:a></text:p>
          </table:table-cell>
          <table:table-cell office:value-type="string" calcext:value-type="string">
            <text:p>Any poo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Dark_gnome" xlink:type="simple">Dark gnome</text:a></text:p>
          </table:table-cell>
          <table:table-cell office:value-type="string" calcext:value-type="string">
            <text:p>Evil mountain</text:p>
          </table:table-cell>
          <table:table-cell office:value-type="string" calcext:value-type="string">
            <text:p>Steals booz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eer" xlink:type="simple">Deer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eer_man" xlink:type="simple">Deer man</text:a></text:p>
          </table:table-cell>
          <table:table-cell office:value-type="string" calcext:value-type="string">
            <text:p>Forest taiga, 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mon rat</text:p>
          </table:table-cell>
          <table:table-cell office:value-type="string" calcext:value-type="string">
            <text:p>Nowhe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Desert_tortoise" xlink:type="simple">Desert tortoise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Desert_tortoise_man" xlink:type="simple">Desert tortoise man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ingo" xlink:type="simple">Dingo</text:a></text:p>
          </table:table-cell>
          <table:table-cell office:value-type="string" calcext:value-type="string">
            <text:p>Any non-freezing biome</text:p>
          </table:table-cell>
          <table:table-cell table:style-name="ce40"/>
          <table:table-cell table:number-columns-repeated="1020"/>
        </table:table-row>
        <table:table-row table:style-name="ro2">
          <table:table-cell table:style-name="ce12"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ingo_man" xlink:type="simple">Dingo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og" xlink:type="simple">Dog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 and trainable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onkey" xlink:type="simple">Donkey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, milkable, pack animal</text:p>
          </table:table-cell>
          <table:table-cell table:style-name="ce46" table:number-columns-repeated="1020"/>
        </table:table-row>
        <table:table-row table:style-name="ro2">
          <table:table-cell table:style-name="ce25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ragon" xlink:type="simple">Dragon</text:a></text:p>
          </table:table-cell>
          <table:table-cell table:style-name="ce38" office:value-type="string" calcext:value-type="string">
            <text:p>All land</text:p>
          </table:table-cell>
          <table:table-cell table:style-name="ce38" office:value-type="string" calcext:value-type="string">
            <text:p>Breathes fire, trainable</text:p>
          </table:table-cell>
          <table:table-cell table:style-name="ce46" table:number-columns-repeated="1020"/>
        </table:table-row>
        <table:table-row table:style-name="ro3">
          <table:table-cell table:style-name="ce25"/>
          <table:table-cell table:style-name="ce35" office:value-type="string" calcext:value-type="string">
            <text:p>Dragonfly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6"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ragonfly_man" xlink:type="simple">Dragonfly man</text:a></text:p>
          </table:table-cell>
          <table:table-cell office:value-type="string" calcext:value-type="string">
            <text:p>Any poo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raltha" xlink:type="simple">Draltha</text:a></text:p>
          </table:table-cell>
          <table:table-cell office:value-type="string" calcext:value-type="string">
            <text:p>Caverns (1,2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</text:p>
          </table:table-cell>
          <table:table-cell office:value-type="string" calcext:value-type="string">
            <text:p><text:a xlink:href="https://dwarffortresswiki.org/index.php/DF2014:Drunian" xlink:type="simple">Drunian</text:a></text:p>
          </table:table-cell>
          <table:table-cell office:value-type="string" calcext:value-type="string">
            <text:p>Caverns (1,2)</text:p>
          </table:table-cell>
          <table:table-cell office:value-type="string" calcext:value-type="string">
            <text:p>Steals food and items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d</text:p>
          </table:table-cell>
          <table:table-cell table:style-name="ce35" office:value-type="string" calcext:value-type="string">
            <text:p><text:a xlink:href="https://dwarffortresswiki.org/index.php/DF2014:Duck" xlink:type="simple">Duck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</table:table>
      <table:table table:name="EF" table:style-name="ta1">
        <table:table-column table:style-name="co1" table:default-cell-style-name="ce5"/>
        <table:table-column table:style-name="co6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4" office:value-type="string" calcext:value-type="string">
            <text:p>e</text:p>
          </table:table-cell>
          <table:table-cell table:style-name="ce35" office:value-type="string" calcext:value-type="string">
            <text:p><text:a xlink:href="https://dwarffortresswiki.org/index.php/DF2014:Eagle" xlink:type="simple">Eagle</text:a></text:p>
          </table:table-cell>
          <table:table-cell table:style-name="ce38" office:value-type="string" calcext:value-type="string">
            <text:p>Any wetland, any forest, any shrubland, any savanna, any grassland, any desert, mountain, tundra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agle_man" xlink:type="simple">Eagle man</text:a></text:p>
          </table:table-cell>
          <table:table-cell office:value-type="string" calcext:value-type="string">
            <text:p>Any wetland, any forest, any shrubland, any savanna, any grassland, any desert, mountain, tundra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chidna" xlink:type="simple">Echidna</text:a></text:p>
          </table:table-cell>
          <table:table-cell office:value-type="string" calcext:value-type="string">
            <text:p>Any temperate forest, temperate shrubland, temperate savanna, temperate grassland, any deser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chidna_man" xlink:type="simple">Echidna man</text:a></text:p>
          </table:table-cell>
          <table:table-cell office:value-type="string" calcext:value-type="string">
            <text:p>Any temperate forest, temperate shrubland, temperate savanna, temperate grassland, any deser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35" office:value-type="string" calcext:value-type="string">
            <text:p><text:a xlink:href="https://dwarffortresswiki.org/index.php/DF2014:Elephant" xlink:type="simple">Elephant</text:a></text:p>
          </table:table-cell>
          <table:table-cell table:style-name="ce38" office:value-type="string" calcext:value-type="string">
            <text:p>carthage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2">
          <table:table-cell table:style-name="ce10"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lephant_man" xlink:type="simple">Elephant man</text:a></text:p>
          </table:table-cell>
          <table:table-cell office:value-type="string" calcext:value-type="string">
            <text:p>Any tropical forest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Elephant_seal" xlink:type="simple">Elephant seal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Elephant_seal_man" xlink:type="simple">Elephant seal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lk" xlink:type="simple">Elk</text:a></text:p>
          </table:table-cell>
          <table:table-cell office:value-type="string" calcext:value-type="string">
            <text:p>Tundra, temperate grass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lk_bird" xlink:type="simple">Elk bird</text:a></text:p>
          </table:table-cell>
          <table:table-cell office:value-type="string" calcext:value-type="string">
            <text:p>Caverns (1,2,3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lk_man" xlink:type="simple">Elk man</text:a></text:p>
          </table:table-cell>
          <table:table-cell office:value-type="string" calcext:value-type="string">
            <text:p>Tundra, grassland temperat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Emperor_penguin" xlink:type="simple">Emperor penguin</text:a></text:p>
          </table:table-cell>
          <table:table-cell office:value-type="string" calcext:value-type="string">
            <text:p>Arctic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mu" xlink:type="simple">Emu</text:a></text:p>
          </table:table-cell>
          <table:table-cell office:value-type="string" calcext:value-type="string">
            <text:p>Temperate shrubland, any temperate fores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mu_man" xlink:type="simple">Emu man</text:a></text:p>
          </table:table-cell>
          <table:table-cell office:value-type="string" calcext:value-type="string">
            <text:p>Temperate shrubland, any temperate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E</text:p>
          </table:table-cell>
          <table:table-cell office:value-type="string" calcext:value-type="string">
            <text:p><text:a xlink:href="https://dwarffortresswiki.org/index.php/DF2014:Ettin" xlink:type="simple">Ettin</text:a></text:p>
          </table:table-cell>
          <table:table-cell office:value-type="string" calcext:value-type="string">
            <text:p>All land</text:p>
          </table:table-cell>
          <table:table-cell office:value-type="string" calcext:value-type="string">
            <text:p>Has two heads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i</text:p>
          </table:table-cell>
          <table:table-cell office:value-type="string" calcext:value-type="string">
            <text:p><text:a xlink:href="https://dwarffortresswiki.org/index.php/DF2014:Fire_imp" xlink:type="simple">Fire imp</text:a>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Throws fireball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Fire_man" xlink:type="simple">Fire man</text:a></text:p>
          </table:table-cell>
          <table:table-cell office:value-type="string" calcext:value-type="string">
            <text:p>Magma</text:p>
          </table:table-cell>
          <table:table-cell table:style-name="ce43" office:value-type="string" calcext:value-type="string">
            <text:p><text:span text:style-name="T2">Throws fireballs and leaves behind </text:span><text:span text:style-name="T2"><text:a xlink:href="https://dwarffortresswiki.org/index.php/DF2014:Ash" xlink:type="simple">ashes</text:a></text:span>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</text:p>
          </table:table-cell>
          <table:table-cell office:value-type="string" calcext:value-type="string">
            <text:p><text:a xlink:href="https://dwarffortresswiki.org/index.php/DF2014:Firefly_man" xlink:type="simple">Firefly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Flesh_ball" xlink:type="simple">Flesh ball</text:a></text:p>
          </table:table-cell>
          <table:table-cell office:value-type="string" calcext:value-type="string">
            <text:p>Subterranean water - Cavern (3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%</text:p>
          </table:table-cell>
          <table:table-cell office:value-type="string" calcext:value-type="string">
            <text:p><text:a xlink:href="https://dwarffortresswiki.org/index.php/DF2014:Floating_guts" xlink:type="simple">Floating guts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3">
          <table:table-cell table:style-name="ce117"/>
          <table:table-cell table:style-name="ce35" office:value-type="string" calcext:value-type="string">
            <text:p>Flounder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3">
          <table:table-cell table:style-name="ce3"/>
          <table:table-cell office:value-type="string" calcext:value-type="string">
            <text:p>fluffy wamble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35" office:value-type="string" calcext:value-type="string">
            <text:p>Fly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4"/>
          <table:table-cell table:number-columns-repeated="1016"/>
        </table:table-row>
        <table:table-row table:style-name="ro2">
          <table:table-cell table:style-name="ce15" office:value-type="string" calcext:value-type="string">
            <text:p>f</text:p>
          </table:table-cell>
          <table:table-cell office:value-type="string" calcext:value-type="string">
            <text:p><text:a xlink:href="https://dwarffortresswiki.org/index.php/DF2014:Fly_man" xlink:type="simple">Fly man</text:a></text:p>
          </table:table-cell>
          <table:table-cell office:value-type="string" calcext:value-type="string">
            <text:p>Any non-freezing biome, any poo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 calcext:value-type="string">
            <text:p>Flying squirre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Flying_squirrel_man" xlink:type="simple">Flying squirrel man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Any</text:p>
          </table:table-cell>
          <table:table-cell office:value-type="string" calcext:value-type="string">
            <text:p><text:a xlink:href="https://dwarffortresswiki.org/index.php/DF2014:Forgotten_beast" xlink:type="simple">Forgotten beast</text:a></text:p>
          </table:table-cell>
          <table:table-cell office:value-type="string" calcext:value-type="string">
            <text:p>All underground</text:p>
          </table:table-cell>
          <table:table-cell office:value-type="string" calcext:value-type="string">
            <text:p>See article for more informati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Foul_blendec" xlink:type="simple">Foul blendec</text:a></text:p>
          </table:table-cell>
          <table:table-cell office:value-type="string" calcext:value-type="string">
            <text:p>Most evil forest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f</text:p>
          </table:table-cell>
          <table:table-cell table:style-name="ce35" office:value-type="string" calcext:value-type="string">
            <text:p><text:a xlink:href="https://dwarffortresswiki.org/index.php/DF2014:Fox" xlink:type="simple">Fox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f</text:p>
          </table:table-cell>
          <table:table-cell office:value-type="string" calcext:value-type="string">
            <text:p><text:a xlink:href="https://dwarffortresswiki.org/index.php/DF2014:Fox_man" xlink:type="simple">Fox man</text:a></text:p>
          </table:table-cell>
          <table:table-cell office:value-type="string" calcext:value-type="string">
            <text:p>Forest taiga, 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string" calcext:value-type="string">
            <text:p>fox squirrel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Frill_shark" xlink:type="simple">Frill shark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</table:table>
      <table:table table:name="GH" table:style-name="ta1">
        <table:table-column table:style-name="co1" table:default-cell-style-name="ce5"/>
        <table:table-column table:style-name="co7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15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Gabbro_man" xlink:type="simple">Gabbro man</text:a></text:p>
          </table:table-cell>
          <table:table-cell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Leaves behind </text:span><text:span text:style-name="T2"><text:a xlink:href="https://dwarffortresswiki.org/index.php/DF2014:Gabbro" xlink:type="simple">gabbro</text:a></text:span>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azelle" xlink:type="simple">Gazelle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azelle_man" xlink:type="simple">Gazelle man</text:a></text:p>
          </table:table-cell>
          <table:table-cell office:value-type="string" calcext:value-type="string">
            <text:p>Savanna tropical, grassland tropical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iant" xlink:type="simple">Giant</text:a></text:p>
          </table:table-cell>
          <table:table-cell table:style-name="ce38" office:value-type="string" calcext:value-type="string">
            <text:p>myth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Gigantic_panda" xlink:type="simple">Gigantic panda</text:a></text:p>
          </table:table-cell>
          <table:table-cell office:value-type="string" calcext:value-type="string">
            <text:p>Temperate forest</text:p>
          </table:table-cell>
          <table:table-cell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Gigantic_squid" xlink:type="simple">Gigantic squid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Gigantic_tortoise" xlink:type="simple">Gigantic tortoise</text:a></text:p>
          </table:table-cell>
          <table:table-cell office:value-type="string" calcext:value-type="string">
            <text:p>Tropical shrubland, tropical savanna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ila_monster" xlink:type="simple">Gila monster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ila_monster_man" xlink:type="simple">Gila monster man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iraffe" xlink:type="simple">Giraffe</text:a></text:p>
          </table:table-cell>
          <table:table-cell office:value-type="string" calcext:value-type="string">
            <text:p>Tropical savanna, shrub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iraffe_man" xlink:type="simple">Giraffe man</text:a></text:p>
          </table:table-cell>
          <table:table-cell office:value-type="string" calcext:value-type="string">
            <text:p>Savanna tropical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lasseye</text:p>
          </table:table-cell>
          <table:table-cell office:value-type="string" calcext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oat" xlink:type="simple">Goat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 and milkable</text:p>
          </table:table-cell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oose" xlink:type="simple">Goose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orilla" xlink:type="simple">Gorilla</text:a></text:p>
          </table:table-cell>
          <table:table-cell office:value-type="string" calcext:value-type="string">
            <text:p>Tropical broadleaf forest, swamp</text:p>
          </table:table-cell>
          <table:table-cell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orlak" xlink:type="simple">Gorlak</text:a></text:p>
          </table:table-cell>
          <table:table-cell office:value-type="string" calcext:value-type="string">
            <text:p>Good caverns (1,2,3)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ackle_man" xlink:type="simple">Grackle man</text:a></text:p>
          </table:table-cell>
          <table:table-cell office:value-type="string" calcext:value-type="string">
            <text:p>Grassland temperate, savanna temperate</text:p>
          </table:table-cell>
          <table:table-cell table:number-columns-repeated="1021"/>
        </table:table-row>
        <table:table-row table:style-name="ro3">
          <table:table-cell table:style-name="ce48"/>
          <table:table-cell table:style-name="ce35" office:value-type="string" calcext:value-type="string">
            <text:p>grasshopper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asshopper_man" xlink:type="simple">Grasshopper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ay_gibbon" xlink:type="simple">Gray gibbon</text:a></text:p>
          </table:table-cell>
          <table:table-cell office:value-type="string" calcext:value-type="string">
            <text:p>Tropical broadleaf fore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Gray_langur" xlink:type="simple">Gray langur</text:a></text:p>
          </table:table-cell>
          <table:table-cell office:value-type="string" calcext:value-type="string">
            <text:p>Any desert, any grassland, any savanna, any shrubland, any fores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Gray_langur_man" xlink:type="simple">Gray langur man</text:a></text:p>
          </table:table-cell>
          <table:table-cell office:value-type="string" calcext:value-type="string">
            <text:p>Any desert, any grassland, any savanna, any shrubland, any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 calcext:value-type="string">
            <text:p>Gray squirrel</text:p>
          </table:table-cell>
          <table:table-cell office:value-type="string" calcext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Gray_squirrel_man" xlink:type="simple">Gray squirrel man</text:a></text:p>
          </table:table-cell>
          <table:table-cell office:value-type="string" calcext:value-type="string">
            <text:p>Any temperate forest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Great_barracuda" xlink:type="simple">Great barracuda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Great_horned_owl" xlink:type="simple">Great horned owl</text:a></text:p>
          </table:table-cell>
          <table:table-cell office:value-type="string" calcext:value-type="string">
            <text:p>Any forest, any shrubland, any savanna, any grassland, any desert, mangrove swamp, mountain, tundra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Great_horned_owl_man" xlink:type="simple">Great horned owl man</text:a></text:p>
          </table:table-cell>
          <table:table-cell office:value-type="string" calcext:value-type="string">
            <text:p>Any forest, any shrubland, any savanna, any grassland, any desert, mangrove swamp, mountain, tundra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Great_white_shark" xlink:type="simple">Great white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een_devourer" xlink:type="simple">Green devourer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</text:p>
          </table:table-cell>
          <table:table-cell office:value-type="string" calcext:value-type="string">
            <text:p><text:a xlink:href="https://dwarffortresswiki.org/index.php/DF2014:Green_tree_frog_man" xlink:type="simple">Green tree frog man</text:a></text:p>
          </table:table-cell>
          <table:table-cell office:value-type="string" calcext:value-type="string">
            <text:p>Temperate freshwater pool, temperate freshwater lake, temperate freshwater swamp, temperate freshwater marsh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emlin" xlink:type="simple">Gremlin</text:a></text:p>
          </table:table-cell>
          <table:table-cell office:value-type="string" calcext:value-type="string">
            <text:p>Caverns (1,2,3)</text:p>
          </table:table-cell>
          <table:table-cell table:style-name="ce34" office:value-type="string" calcext:value-type="string">
            <text:p><text:a xlink:href="https://dwarffortresswiki.org/index.php/DF2014:Gremlin" xlink:type="simple">Cause mischief around fortress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Grey_parrot" xlink:type="simple">Grey parrot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Grey_parrot_man" xlink:type="simple">Grey parrot ma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35" office:value-type="string" calcext:value-type="string">
            <text:p><text:a xlink:href="https://dwarffortresswiki.org/index.php/DF2014:Griffon" xlink:type="simple">Griffon</text:a></text:p>
          </table:table-cell>
          <table:table-cell table:style-name="ce38" office:value-type="string" calcext:value-type="string">
            <text:p>Nowhere</text:p>
          </table:table-cell>
          <table:table-cell table:style-name="ce38" office:value-type="string" calcext:value-type="string">
            <text:p>Only found in engravings</text:p>
          </table:table-cell>
          <table:table-cell table:style-name="ce46" table:number-columns-repeated="1020"/>
        </table:table-row>
        <table:table-row table:style-name="ro2"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imeling" xlink:type="simple">Grimeling</text:a></text:p>
          </table:table-cell>
          <table:table-cell office:value-type="string" calcext:value-type="string">
            <text:p>Evil swamps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imeling" xlink:type="simple">Grimeling</text:a></text:p>
          </table:table-cell>
          <table:table-cell office:value-type="string" calcext:value-type="string">
            <text:p>Swamp, marsh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Grizzly_bear" xlink:type="simple">Grizzly bear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Steals booze, trainable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Grizzly_bear_man" xlink:type="simple">Grizzly bear man</text:a></text:p>
          </table:table-cell>
          <table:table-cell office:value-type="string" calcext:value-type="string">
            <text:p>Forest taiga, 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oundhog" xlink:type="simple">Groundhog</text:a></text:p>
          </table:table-cell>
          <table:table-cell office:value-type="string" calcext:value-type="string">
            <text:p>Temperate savanna, grassland, shrub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roundhog_man" xlink:type="simple">Groundhog man</text:a></text:p>
          </table:table-cell>
          <table:table-cell office:value-type="string" calcext:value-type="string">
            <text:p>Shrubland temperate, savanna temperate, grassland temperat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Guineafowl" xlink:type="simple">Guineafowl</text:a></text:p>
          </table:table-cell>
          <table:table-cell office:value-type="string" calcext:value-type="string">
            <text:p>Mountain</text:p>
          </table:table-cell>
          <table:table-cell table:number-columns-repeated="1021"/>
        </table:table-row>
        <table:table-row table:style-name="ro3">
          <table:table-cell table:style-name="ce121"/>
          <table:table-cell table:style-name="ce35" office:value-type="string" calcext:value-type="string">
            <text:p>Hagfish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121"/>
          <table:table-cell table:style-name="ce35" office:value-type="string" calcext:value-type="string">
            <text:p>Hake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α</text:p>
          </table:table-cell>
          <table:table-cell office:value-type="string" calcext:value-type="string">
            <text:p><text:a xlink:href="https://dwarffortresswiki.org/index.php/DF2014:Halibut" xlink:type="simple">Halibut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Hammerhead_shark" xlink:type="simple">Hammerhead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4"/>
          <table:table-cell table:style-name="ce35" office:value-type="string" calcext:value-type="string">
            <text:p>Hamster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amster_man" xlink:type="simple">Hamster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are" xlink:type="simple">Har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are_man" xlink:type="simple">Hare man</text:a></text:p>
          </table:table-cell>
          <table:table-cell office:value-type="string" calcext:value-type="string">
            <text:p>Temperate savanna, temperate grass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arp_seal" xlink:type="simple">Harp seal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arp_seal_man" xlink:type="simple">Harp seal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arpy" xlink:type="simple">Harpy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All harpies are females</text:p>
          </table:table-cell>
          <table:table-cell table:style-name="ce46" table:number-columns-repeated="1020"/>
        </table:table-row>
        <table:table-row table:style-name="ro3">
          <table:table-cell table:style-name="ce4"/>
          <table:table-cell table:style-name="ce35" office:value-type="string" calcext:value-type="string">
            <text:p>Hedgehog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edgehog_man" xlink:type="simple">Hedgehog man</text:a></text:p>
          </table:table-cell>
          <table:table-cell office:value-type="string" calcext:value-type="string">
            <text:p>Temperate shrubland, temperate savanna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Helmet_snake" xlink:type="simple">Helmet snake</text:a></text:p>
          </table:table-cell>
          <table:table-cell office:value-type="string" calcext:value-type="string">
            <text:p>Caverns (1,2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3">
          <table:table-cell table:style-name="ce6"/>
          <table:table-cell office:value-type="string" calcext:value-type="string">
            <text:p>herring</text:p>
          </table:table-cell>
          <table:table-cell office:value-type="string" calcext:value-type="string">
            <text:p>Nowhere</text:p>
          </table:table-cell>
          <table:table-cell table:style-name="ce43"/>
          <table:table-cell table:number-columns-repeated="1020"/>
        </table:table-row>
        <table:table-row table:style-name="ro2">
          <table:table-cell table:style-name="ce10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ippo" xlink:type="simple">Hippo</text:a></text:p>
          </table:table-cell>
          <table:table-cell table:style-name="ce38" office:value-type="string" calcext:value-type="string">
            <text:p>Yes, 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ippo_man" xlink:type="simple">Hippo man</text:a></text:p>
          </table:table-cell>
          <table:table-cell office:value-type="string" calcext:value-type="string">
            <text:p>Tropical river, tropical lak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Hoary_marmot" xlink:type="simple">Hoary marmot</text:a></text:p>
          </table:table-cell>
          <table:table-cell office:value-type="string" calcext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Hoary_marmot_man" xlink:type="simple">Hoary marmot man</text:a>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Honey_badger" xlink:type="simple">Honey badger</text:a></text:p>
          </table:table-cell>
          <table:table-cell office:value-type="string" calcext:value-type="string">
            <text:p>Any tropical land, any desert</text:p>
          </table:table-cell>
          <table:table-cell office:value-type="string" calcext:value-type="string">
            <text:p>can become enraged at rando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Honey_badger_man" xlink:type="simple">Honey badger man</text:a></text:p>
          </table:table-cell>
          <table:table-cell office:value-type="string" calcext:value-type="string">
            <text:p>Any tropical forest, shrubland tropical, savanna tropical, grassland tropical, any tropical wetland, 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35"/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9"/>
          <table:table-cell table:number-columns-repeated="1011"/>
        </table:table-row>
        <table:table-row table:style-name="ro2">
          <table:table-cell table:style-name="ce15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ornbill" xlink:type="simple">Hornbill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ornbill_man" xlink:type="simple">Hornbill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orse" xlink:type="simple">Horse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, milkable, wagon puller, pack animal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Horseshoe_crab" xlink:type="simple">Horseshoe crab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Horseshoe_crab_man" xlink:type="simple">Horseshoe crab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ungry_head" xlink:type="simple">Hungry head</text:a></text:p>
          </table:table-cell>
          <table:table-cell office:value-type="string" calcext:value-type="string">
            <text:p>Caverns (3)</text:p>
          </table:table-cell>
          <table:table-cell office:value-type="string" calcext:value-type="string">
            <text:p>Flying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ydra" xlink:type="simple">Hydra</text:a></text:p>
          </table:table-cell>
          <table:table-cell table:style-name="ce38" office:value-type="string" calcext:value-type="string">
            <text:p>All land</text:p>
          </table:table-cell>
          <table:table-cell table:style-name="ce38" office:value-type="string" calcext:value-type="string">
            <text:p>Has seven heads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35" office:value-type="string" calcext:value-type="string">
            <text:p><text:a xlink:href="https://dwarffortresswiki.org/index.php/DF2014:Hyena" xlink:type="simple">Hyena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<text:a xlink:href="https://dwarffortresswiki.org/index.php/DF2014:Hyena_man" xlink:type="simple">Hyena man</text:a></text:p>
          </table:table-cell>
          <table:table-cell office:value-type="string" calcext:value-type="string">
            <text:p>Tropical savanna, tropical grassland, tropical shrubland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</table:table>
      <table:table table:name="IJ" table:style-name="ta1">
        <table:table-column table:style-name="co1" table:default-cell-style-name="ce4"/>
        <table:table-column table:style-name="co1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office:value-type="string" calcext:value-type="string">
            <text:p>i</text:p>
          </table:table-cell>
          <table:table-cell table:style-name="ce35" office:value-type="string" calcext:value-type="string">
            <text:p><text:a xlink:href="https://dwarffortresswiki.org/index.php/DF2014:Ibex" xlink:type="simple">Ibex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i</text:p>
          </table:table-cell>
          <table:table-cell office:value-type="string" calcext:value-type="string">
            <text:p><text:a xlink:href="https://dwarffortresswiki.org/index.php/DF2014:Ibex_man" xlink:type="simple">Ibex man</text:a></text:p>
          </table:table-cell>
          <table:table-cell office:value-type="string" calcext:value-type="string">
            <text:p>Any grassland, any deser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Ice_wolf" xlink:type="simple">Ice wolf</text:a></text:p>
          </table:table-cell>
          <table:table-cell office:value-type="string" calcext:value-type="string">
            <text:p>Evil tundra, glacier</text:p>
          </table:table-cell>
          <table:table-cell office:value-type="string" calcext:value-type="string">
            <text:p>Evil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i</text:p>
          </table:table-cell>
          <table:table-cell office:value-type="string" calcext:value-type="string">
            <text:p><text:a xlink:href="https://dwarffortresswiki.org/index.php/DF2014:Iguana" xlink:type="simple">Iguana</text:a></text:p>
          </table:table-cell>
          <table:table-cell office:value-type="string" calcext:value-type="string">
            <text:p>Any tropical forest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i</text:p>
          </table:table-cell>
          <table:table-cell office:value-type="string" calcext:value-type="string">
            <text:p><text:a xlink:href="https://dwarffortresswiki.org/index.php/DF2014:Iguana_man" xlink:type="simple">Iguana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i</text:p>
          </table:table-cell>
          <table:table-cell office:value-type="string" calcext:value-type="string">
            <text:p><text:a xlink:href="https://dwarffortresswiki.org/index.php/DF2014:Impala" xlink:type="simple">Impala</text:a></text:p>
          </table:table-cell>
          <table:table-cell office:value-type="string" calcext:value-type="string">
            <text:p>Tropical savanna, tropical grassland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i</text:p>
          </table:table-cell>
          <table:table-cell office:value-type="string" calcext:value-type="string">
            <text:p><text:a xlink:href="https://dwarffortresswiki.org/index.php/DF2014:Impala_man" xlink:type="simple">Impala man</text:a></text:p>
          </table:table-cell>
          <table:table-cell office:value-type="string" calcext:value-type="string">
            <text:p>Tropical savanna, tropical grass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Iron_man" xlink:type="simple">Iron man</text:a></text:p>
          </table:table-cell>
          <table:table-cell office:value-type="string" calcext:value-type="string">
            <text:p>Caverns (3)</text:p>
          </table:table-cell>
          <table:table-cell table:style-name="ce43" office:value-type="string" calcext:value-type="string">
            <text:p><text:span text:style-name="T2">Causes </text:span><text:span text:style-name="T2"><text:a xlink:href="https://dwarffortresswiki.org/index.php/DF2014:Syndrome" xlink:type="simple">syndrome</text:a></text:span>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J</text:p>
          </table:table-cell>
          <table:table-cell office:value-type="string" calcext:value-type="string">
            <text:p><text:a xlink:href="https://dwarffortresswiki.org/index.php/DF2014:Jabberer" xlink:type="simple">Jabberer</text:a></text:p>
          </table:table-cell>
          <table:table-cell office:value-type="string" calcext:value-type="string">
            <text:p>Caverns (2,3)</text:p>
          </table:table-cell>
          <table:table-cell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</text:p>
          </table:table-cell>
          <table:table-cell table:style-name="ce35" office:value-type="string" calcext:value-type="string">
            <text:p><text:a xlink:href="https://dwarffortresswiki.org/index.php/DF2014:Jackal" xlink:type="simple">Jackal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<text:a xlink:href="https://dwarffortresswiki.org/index.php/DF2014:Jackal_man" xlink:type="simple">Jackal man</text:a></text:p>
          </table:table-cell>
          <table:table-cell office:value-type="string" calcext:value-type="string">
            <text:p>Tropical shrubland, tropical savanna, tropical grassland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J</text:p>
          </table:table-cell>
          <table:table-cell office:value-type="string" calcext:value-type="string">
            <text:p><text:a xlink:href="https://dwarffortresswiki.org/index.php/DF2014:Jaguar" xlink:type="simple">Jaguar</text:a></text:p>
          </table:table-cell>
          <table:table-cell office:value-type="string" calcext:value-type="string">
            <text:p>Any tropical land, any desert</text:p>
          </table:table-cell>
          <table:table-cell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J</text:p>
          </table:table-cell>
          <table:table-cell office:value-type="string" calcext:value-type="string">
            <text:p><text:a xlink:href="https://dwarffortresswiki.org/index.php/DF2014:Jaguar_man" xlink:type="simple">Jaguar man</text:a></text:p>
          </table:table-cell>
          <table:table-cell office:value-type="string" calcext:value-type="string">
            <text:p>Any tropical, desert badland, desert rock, desert sand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j</text:p>
          </table:table-cell>
          <table:table-cell office:value-type="string" calcext:value-type="string">
            <text:p><text:a xlink:href="https://dwarffortresswiki.org/index.php/DF2014:Jumping_spider_man" xlink:type="simple">Jumping spider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</table:table>
      <table:table table:name="KL" table:style-name="ta1">
        <table:table-column table:style-name="co1" table:default-cell-style-name="ce5"/>
        <table:table-column table:style-name="co8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7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akapo" xlink:type="simple">Kakapo</text:a></text:p>
          </table:table-cell>
          <table:table-cell office:value-type="string" calcext:value-type="string">
            <text:p>Temperate shrubland, temperate savanna, temperate grassland, any temperate forest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akapo_man" xlink:type="simple">Kakapo man</text:a></text:p>
          </table:table-cell>
          <table:table-cell office:value-type="string" calcext:value-type="string">
            <text:p>Temperate shrubland, temperate savanna, temperate grassland, any temperate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angaroo" xlink:type="simple">Kangaroo</text:a></text:p>
          </table:table-cell>
          <table:table-cell office:value-type="string" calcext:value-type="string">
            <text:p>Temperate grassland, temperate savanna, temperate shrubland, any deser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angaroo_man" xlink:type="simple">Kangaroo man</text:a></text:p>
          </table:table-cell>
          <table:table-cell office:value-type="string" calcext:value-type="string">
            <text:p>Temperate grassland, temperate savanna, temperate shrubland, any deser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ea" xlink:type="simple">Kea</text:a></text:p>
          </table:table-cell>
          <table:table-cell office:value-type="string" calcext:value-type="string">
            <text:p>Any temperate forest, temperate shrubland, mountain</text:p>
          </table:table-cell>
          <table:table-cell office:value-type="string" calcext:value-type="string">
            <text:p>Lays eggs, steals object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ea_man" xlink:type="simple">Kea man</text:a></text:p>
          </table:table-cell>
          <table:table-cell office:value-type="string" calcext:value-type="string">
            <text:p>Any temperate forest, temperate shrubland, mountain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k</text:p>
          </table:table-cell>
          <table:table-cell table:style-name="ce35" office:value-type="string" calcext:value-type="string">
            <text:p><text:a xlink:href="https://dwarffortresswiki.org/index.php/DF2014:Kestrel" xlink:type="simple">Kestrel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13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estrel_man" xlink:type="simple">Kestrel man</text:a>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ing_cobra" xlink:type="simple">King cobra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ing_cobra_man" xlink:type="simple">King cobra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ingsnake" xlink:type="simple">Kingsnake</text:a></text:p>
          </table:table-cell>
          <table:table-cell office:value-type="string" calcext:value-type="string">
            <text:p>Any temperate forest, temperate shrubland, mountain, any desert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ingsnake_man" xlink:type="simple">Kingsnake man</text:a></text:p>
          </table:table-cell>
          <table:table-cell office:value-type="string" calcext:value-type="string">
            <text:p>Any temperate forest, temperate shrubland, mountain, any deser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iwi" xlink:type="simple">Kiwi</text:a></text:p>
          </table:table-cell>
          <table:table-cell office:value-type="string" calcext:value-type="string">
            <text:p>Any temperate forest, temperate shrubland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iwi_man" xlink:type="simple">Kiwi man</text:a></text:p>
          </table:table-cell>
          <table:table-cell office:value-type="string" calcext:value-type="string">
            <text:p>Any temperate forest, temperate shrubland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knuckle worm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oala" xlink:type="simple">Koala</text:a></text:p>
          </table:table-cell>
          <table:table-cell office:value-type="string" calcext:value-type="string">
            <text:p>Temperate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</text:p>
          </table:table-cell>
          <table:table-cell office:value-type="string" calcext:value-type="string">
            <text:p><text:a xlink:href="https://dwarffortresswiki.org/index.php/DF2014:Koala_man" xlink:type="simple">Koala man</text:a></text:p>
          </table:table-cell>
          <table:table-cell office:value-type="string" calcext:value-type="string">
            <text:p>Temperate broadleaf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Large_rat" xlink:type="simple">Large rat</text:a></text:p>
          </table:table-cell>
          <table:table-cell office:value-type="string" calcext:value-type="string">
            <text:p>Caverns (1)</text:p>
          </table:table-cell>
          <table:table-cell office:value-type="string" calcext:value-type="string">
            <text:p>Steals food</text:p>
          </table:table-cell>
          <table:table-cell table:number-columns-repeated="1020"/>
        </table:table-row>
        <table:table-row table:style-name="ro3">
          <table:table-cell table:style-name="ce122"/>
          <table:table-cell table:style-name="ce35" office:value-type="string" calcext:value-type="string">
            <text:p>Leech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eech_man" xlink:type="simple">Leech man</text:a></text:p>
          </table:table-cell>
          <table:table-cell office:value-type="string" calcext:value-type="string">
            <text:p>Any pool, any lak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5" office:value-type="string" calcext:value-type="string">
            <text:p><text:a xlink:href="https://dwarffortresswiki.org/index.php/DF2014:Leopard" xlink:type="simple">Leopard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3">
          <table:table-cell table:style-name="ce50"/>
          <table:table-cell table:style-name="ce51" office:value-type="string" calcext:value-type="string">
            <text:p>Leopard gecko</text:p>
          </table:table-cell>
          <table:table-cell office:value-type="string" calcext:value-type="string">
            <text:p>Any desert</text:p>
          </table:table-cell>
          <table:table-cell table:style-name="ce52"/>
          <table:table-cell table:style-name="ce53" table:number-columns-repeated="1020"/>
        </table:table-row>
        <table:table-row table:style-name="ro2">
          <table:table-cell table:style-name="ce12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Leopard_gecko_man" xlink:type="simple">Leopard gecko man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eopard_man" xlink:type="simple">Leopard man</text:a></text:p>
          </table:table-cell>
          <table:table-cell office:value-type="string" calcext:value-type="string">
            <text:p>Any tropical, desert badland, desert rock, desert sand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eopard_seal" xlink:type="simple">Leopard seal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eopard_seal_man" xlink:type="simple">Leopard seal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21" office:value-type="string" calcext:value-type="string">
            <text:p>L</text:p>
          </table:table-cell>
          <table:table-cell table:style-name="ce35" office:value-type="string" calcext:value-type="string">
            <text:p><text:a xlink:href="https://dwarffortresswiki.org/index.php/DF2014:Lion" xlink:type="simple">Lion</text:a></text:p>
          </table:table-cell>
          <table:table-cell table:style-name="ce38" office:value-type="string" calcext:value-type="string">
            <text:p>Tropical savanna, grassland, shrubland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ion_man" xlink:type="simple">Lion man</text:a></text:p>
          </table:table-cell>
          <table:table-cell office:value-type="string" calcext:value-type="string">
            <text:p>Savanna tropical, grassland tropical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ion_tamarin_man" xlink:type="simple">Lion tamarin ma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Little_penguin" xlink:type="simple">Little penguin</text:a></text:p>
          </table:table-cell>
          <table:table-cell office:value-type="string" calcext:value-type="string">
            <text:p>Arctic ocean</text:p>
          </table:table-cell>
          <table:table-cell table:number-columns-repeated="1021"/>
        </table:table-row>
        <table:table-row table:style-name="ro3">
          <table:table-cell table:style-name="ce17"/>
          <table:table-cell table:style-name="ce35" office:value-type="string" calcext:value-type="string">
            <text:p>Lizard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Trainable</text:p>
          </table:table-cell>
          <table:table-cell table:style-name="ce46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izard_man" xlink:type="simple">Lizard man</text:a></text:p>
          </table:table-cell>
          <table:table-cell office:value-type="string" calcext:value-type="string">
            <text:p>Any non-freezing biom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lama" xlink:type="simple">Llama</text:a>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omestic, milkable and can be sheared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Longfin_mako_shark" xlink:type="simple">Longfin mako shark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Longnose_gar" xlink:type="simple">Longnose gar</text:a></text:p>
          </table:table-cell>
          <table:table-cell office:value-type="string" calcext:value-type="string">
            <text:p>Temperate river, temperate lake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oon" xlink:type="simple">Loon</text:a></text:p>
          </table:table-cell>
          <table:table-cell office:value-type="string" calcext:value-type="string">
            <text:p>Temperate saltwater lake, temperate brackishwater lake, temperate freshwater lake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oon_man" xlink:type="simple">Loon man</text:a></text:p>
          </table:table-cell>
          <table:table-cell office:value-type="string" calcext:value-type="string">
            <text:p>Temperate saltwater lake, temperate brackishwater lake, temperate freshwater lake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orikeet_man" xlink:type="simple">Lorikeet man</text:a></text:p>
          </table:table-cell>
          <table:table-cell office:value-type="string" calcext:value-type="string">
            <text:p>Tropical moist broadleaf forest, mangrove swamp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3">
          <table:table-cell table:style-name="ce19"/>
          <table:table-cell table:style-name="ce35" office:value-type="string" calcext:value-type="string">
            <text:p>louse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ouse_man" xlink:type="simple">Louse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ungfis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35" office:value-type="string" calcext:value-type="string">
            <text:p><text:a xlink:href="https://dwarffortresswiki.org/index.php/DF2014:Lynx" xlink:type="simple">Lynx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Lynx_man" xlink:type="simple">Lynx man</text:a></text:p>
          </table:table-cell>
          <table:table-cell office:value-type="string" calcext:value-type="string">
            <text:p>Taiga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</table:table>
      <table:table table:name="MN" table:style-name="ta1">
        <table:table-column table:style-name="co1" table:default-cell-style-name="ce5"/>
        <table:table-column table:style-name="co9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3">
          <table:table-cell table:style-name="ce48"/>
          <table:table-cell table:style-name="ce35" office:value-type="string" calcext:value-type="string">
            <text:p>Mackerel</text:p>
          </table:table-cell>
          <table:table-cell table:style-name="ce38" office:value-type="string" calcext:value-type="string">
            <text:p>All land</text:p>
          </table:table-cell>
          <table:table-cell table:style-name="ce125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Magma_crab" xlink:type="simple">Magma crab</text:a></text:p>
          </table:table-cell>
          <table:table-cell office:value-type="string" calcext:value-type="string">
            <text:p>Magma</text:p>
          </table:table-cell>
          <table:table-cell table:style-name="ce43" office:value-type="string" calcext:value-type="string">
            <text:p><text:span text:style-name="T2">Throws molten </text:span><text:span text:style-name="T2"><text:a xlink:href="https://dwarffortresswiki.org/index.php/DF2014:Basalt" xlink:type="simple">basalt</text:a></text:span>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agma_man" xlink:type="simple">Magma man</text:a></text:p>
          </table:table-cell>
          <table:table-cell office:value-type="string" calcext:value-type="string">
            <text:p>Magma</text:p>
          </table:table-cell>
          <table:table-cell table:style-name="ce43" office:value-type="string" calcext:value-type="string">
            <text:p><text:span text:style-name="T2">Leaves behind </text:span><text:span text:style-name="T2"><text:a xlink:href="https://dwarffortresswiki.org/index.php/DF2014:Obsidian" xlink:type="simple">obsidian</text:a></text:span>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agpie_man" xlink:type="simple">Magpie man</text:a></text:p>
          </table:table-cell>
          <table:table-cell office:value-type="string" calcext:value-type="string">
            <text:p>Temperate grassland, temperate savanna, temperate shrubland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andrill" xlink:type="simple">Mandrill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andrill_man" xlink:type="simple">Mandrill man</text:a></text:p>
          </table:table-cell>
          <table:table-cell office:value-type="string" calcext:value-type="string">
            <text:p>Forest tropical moist broadleaf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anera" xlink:type="simple">Manera</text:a></text:p>
          </table:table-cell>
          <table:table-cell office:value-type="string" calcext:value-type="string">
            <text:p>Evil Caverns (2)</text:p>
          </table:table-cell>
          <table:table-cell table:number-columns-repeated="1021"/>
        </table:table-row>
        <table:table-row table:style-name="ro2">
          <table:table-cell table:style-name="ce28" office:value-type="string" calcext:value-type="string">
            <text:p>►</text:p>
          </table:table-cell>
          <table:table-cell office:value-type="string" calcext:value-type="string">
            <text:p><text:a xlink:href="https://dwarffortresswiki.org/index.php/DF2014:Manta_ray" xlink:type="simple">Manta ray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3">
          <table:table-cell table:style-name="ce54"/>
          <table:table-cell table:style-name="ce35" office:value-type="string" calcext:value-type="string">
            <text:p>Mantis</text:p>
          </table:table-cell>
          <table:table-cell table:style-name="ce38" office:value-type="string" calcext:value-type="string">
            <text:p>All land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9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antis_man" xlink:type="simple">Mantis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α</text:p>
          </table:table-cell>
          <table:table-cell office:value-type="string" calcext:value-type="string">
            <text:p><text:a xlink:href="https://dwarffortresswiki.org/index.php/DF2014:Marlin" xlink:type="simple">Marlin</text:a></text:p>
          </table:table-cell>
          <table:table-cell office:value-type="string" calcext:value-type="string">
            <text:p>Tropical ocean, temperate ocean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Masked_lovebird_man" xlink:type="simple">Masked lovebird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erperson" xlink:type="simple">Merperson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α</text:p>
          </table:table-cell>
          <table:table-cell office:value-type="string" calcext:value-type="string">
            <text:p><text:a xlink:href="https://dwarffortresswiki.org/index.php/DF2014:Milkfish" xlink:type="simple">Milkfish</text:a></text:p>
          </table:table-cell>
          <table:table-cell office:value-type="string" calcext:value-type="string">
            <text:p>Almost any wa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ink" xlink:type="simple">Mink</text:a></text:p>
          </table:table-cell>
          <table:table-cell office:value-type="string" calcext:value-type="string">
            <text:p>Any temperate lake, any temperate river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ink_man" xlink:type="simple">Mink man</text:a></text:p>
          </table:table-cell>
          <table:table-cell office:value-type="string" calcext:value-type="string">
            <text:p>Any temperate lake, any temperate river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inotaur" xlink:type="simple">Minotaur</text:a></text:p>
          </table:table-cell>
          <table:table-cell table:style-name="ce38" office:value-type="string" calcext:value-type="string">
            <text:p>All land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113"/>
          <table:table-cell table:style-name="ce51" office:value-type="string" calcext:value-type="string">
            <text:p>moghopper</text:p>
          </table:table-cell>
          <table:table-cell table:style-name="ce115" office:value-type="string" calcext:value-type="string">
            <text:p>Temperate ocean</text:p>
          </table:table-cell>
          <table:table-cell table:style-name="ce115" office:value-type="string" calcext:value-type="string">
            <text:p>Animal person</text:p>
          </table:table-cell>
          <table:table-cell table:style-name="ce53" table:number-columns-repeated="1020"/>
        </table:table-row>
        <table:table-row table:style-name="ro2">
          <table:table-cell table:style-name="ce19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lemarian" xlink:type="simple">Molemarian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3">
          <table:table-cell table:style-name="ce19"/>
          <table:table-cell office:value-type="string" calcext:value-type="string">
            <text:p>Monarch butterfl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Monarch_butterfly_man" xlink:type="simple">Monarch butterfly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ongoose" xlink:type="simple">Mongoose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ngoose_man" xlink:type="simple">Mongoose man</text:a></text:p>
          </table:table-cell>
          <table:table-cell office:value-type="string" calcext:value-type="string">
            <text:p>Tropical savanna, tropical shrub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onitor_lizard" xlink:type="simple">Monitor lizard</text:a></text:p>
          </table:table-cell>
          <table:table-cell table:style-name="ce38" office:value-type="string" calcext:value-type="string">
            <text:p>Egypt : Nile Monitor</text:p>
          </table:table-cell>
          <table:table-cell table:style-name="ce38" office:value-type="string" calcext:value-type="string">
            <text:p>Lays eggs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nitor_lizard_man" xlink:type="simple">Monitor lizard man</text:a></text:p>
          </table:table-cell>
          <table:table-cell office:value-type="string" calcext:value-type="string">
            <text:p>Tropical grassland, tropical savanna, tropical shrubland, any tropical fores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3">
          <table:table-cell/>
          <table:table-cell table:style-name="ce35" office:value-type="string" calcext:value-type="string">
            <text:p>Moon snail</text:p>
          </table:table-cell>
          <table:table-cell table:style-name="ce38" office:value-type="string" calcext:value-type="string">
            <text:p>All land</text:p>
          </table:table-cell>
          <table:table-cell table:style-name="ce49"/>
          <table:table-cell table:style-name="ce46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Moon_snail_man" xlink:type="simple">Moon snail man</text:a></text:p>
          </table:table-cell>
          <table:table-cell office:value-type="string" calcext:value-type="string">
            <text:p>Temperate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ose" xlink:type="simple">Moose</text:a></text:p>
          </table:table-cell>
          <table:table-cell office:value-type="string" calcext:value-type="string">
            <text:p>Taiga, temperate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ose_man" xlink:type="simple">Moose man</text:a></text:p>
          </table:table-cell>
          <table:table-cell office:value-type="string" calcext:value-type="string">
            <text:p>Taiga, any temperate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squito_man" xlink:type="simple">Mosquito man</text:a></text:p>
          </table:table-cell>
          <table:table-cell office:value-type="string" calcext:value-type="string">
            <text:p>Any non-freezing biome, any poo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15"/>
          <table:table-cell table:style-name="ce35" office:value-type="string" calcext:value-type="string">
            <text:p>Moth</text:p>
          </table:table-cell>
          <table:table-cell table:style-name="ce38" office:value-type="string" calcext:value-type="string">
            <text:p>All land</text:p>
          </table:table-cell>
          <table:table-cell table:style-name="ce49"/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oth_man" xlink:type="simple">Moth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Mountain_gnome" xlink:type="simple">Mountain gnome</text:a></text:p>
          </table:table-cell>
          <table:table-cell office:value-type="string" calcext:value-type="string">
            <text:p>Good mountain</text:p>
          </table:table-cell>
          <table:table-cell office:value-type="string" calcext:value-type="string">
            <text:p>Steals booz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Mountain_goat" xlink:type="simple">Mountain goat</text:a></text:p>
          </table:table-cell>
          <table:table-cell office:value-type="string" calcext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Mountain_goat_man" xlink:type="simple">Mountain goat man</text:a>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ud_man" xlink:type="simple">Mud man</text:a></text:p>
          </table:table-cell>
          <table:table-cell office:value-type="string" calcext:value-type="string">
            <text:p>Caverns (3)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Mule" xlink:type="simple">Mule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, pack animal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uskox" xlink:type="simple">Muskox</text:a></text:p>
          </table:table-cell>
          <table:table-cell office:value-type="string" calcext:value-type="string">
            <text:p>Tundra, grassland</text:p>
          </table:table-cell>
          <table:table-cell office:value-type="string" calcext:value-type="string">
            <text:p>Wagon puller, pack anim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Muskox_man" xlink:type="simple">Muskox man</text:a></text:p>
          </table:table-cell>
          <table:table-cell office:value-type="string" calcext:value-type="string">
            <text:p>Tundra, grassland temperate</text:p>
          </table:table-cell>
          <table:table-cell table:number-columns-repeated="1021"/>
        </table:table-row>
        <table:table-row table:style-name="ro3">
          <table:table-cell/>
          <table:table-cell table:style-name="ce35" office:value-type="string" calcext:value-type="string">
            <text:p>Mussel</text:p>
          </table:table-cell>
          <table:table-cell table:style-name="ce38" office:value-type="string" calcext:value-type="string">
            <text:p>All land</text:p>
          </table:table-cell>
          <table:table-cell table:style-name="ce49"/>
          <table:table-cell table:style-name="ce46" table:number-columns-repeated="2"/>
          <table:table-cell table:number-columns-repeated="1018"/>
        </table:table-row>
        <table:table-row table:style-name="ro2">
          <table:table-cell table:style-name="ce19" office:value-type="string" calcext:value-type="string">
            <text:p>n</text:p>
          </table:table-cell>
          <table:table-cell office:value-type="string" calcext:value-type="string">
            <text:p><text:a xlink:href="https://dwarffortresswiki.org/index.php/DF2014:Naked_mole_dog" xlink:type="simple">Naked mole dog</text:a></text:p>
          </table:table-cell>
          <table:table-cell office:value-type="string" calcext:value-type="string">
            <text:p>Caverns (1)</text:p>
          </table:table-cell>
          <table:table-cell office:value-type="string" calcext:value-type="string">
            <text:p>Steals foo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</text:p>
          </table:table-cell>
          <table:table-cell office:value-type="string" calcext:value-type="string">
            <text:p><text:a xlink:href="https://dwarffortresswiki.org/index.php/DF2014:Narwhal" xlink:type="simple">Narwhal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</text:p>
          </table:table-cell>
          <table:table-cell office:value-type="string" calcext:value-type="string">
            <text:p><text:a xlink:href="https://dwarffortresswiki.org/index.php/DF2014:Narwhal_man" xlink:type="simple">Narwhal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n</text:p>
          </table:table-cell>
          <table:table-cell office:value-type="string" calcext:value-type="string">
            <text:p><text:a xlink:href="https://dwarffortresswiki.org/index.php/DF2014:Nautilus_man" xlink:type="simple">Nautilus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Ñ</text:p>
          </table:table-cell>
          <table:table-cell office:value-type="string" calcext:value-type="string">
            <text:p><text:a xlink:href="https://dwarffortresswiki.org/index.php/DF2014:Night_troll" xlink:type="simple">Night troll</text:a></text:p>
          </table:table-cell>
          <table:table-cell office:value-type="string" calcext:value-type="string">
            <text:p>All above-ground</text:p>
          </table:table-cell>
          <table:table-cell office:value-type="string" calcext:value-type="string">
            <text:p>See article for more informati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N</text:p>
          </table:table-cell>
          <table:table-cell office:value-type="string" calcext:value-type="string">
            <text:p><text:a xlink:href="https://dwarffortresswiki.org/index.php/DF2014:Nightwing" xlink:type="simple">Nightwing</text:a></text:p>
          </table:table-cell>
          <table:table-cell office:value-type="string" calcext:value-type="string">
            <text:p>Evil desert</text:p>
          </table:table-cell>
          <table:table-cell office:value-type="string" calcext:value-type="string">
            <text:p>Can fl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Nurse_shark" xlink:type="simple">Nurse shark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</table:table>
      <table:table table:name="OP" table:style-name="ta1">
        <table:table-column table:style-name="co1" table:default-cell-style-name="ce5"/>
        <table:table-column table:style-name="co7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24" office:value-type="string" calcext:value-type="string">
            <text:p>α</text:p>
          </table:table-cell>
          <table:table-cell office:value-type="string" calcext:value-type="string">
            <text:p><text:a xlink:href="https://dwarffortresswiki.org/index.php/DF2014:Ocean_sunfish" xlink:type="simple">Ocean sunfish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celot" xlink:type="simple">Ocelot</text:a></text:p>
          </table:table-cell>
          <table:table-cell office:value-type="string" calcext:value-type="string">
            <text:p>Any tropical forest, mangrove swamp, tropical savanna, tropical grassland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celot_man" xlink:type="simple">Ocelot man</text:a></text:p>
          </table:table-cell>
          <table:table-cell office:value-type="string" calcext:value-type="string">
            <text:p>Any tropical forest, mangrove swamp, tropical savanna, tropical grassland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ctopus" xlink:type="simple">Octopus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ctopus_man" xlink:type="simple">Octopus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gre" xlink:type="simple">Ogre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3">
          <table:table-cell table:style-name="ce10"/>
          <table:table-cell table:style-name="ce35" office:value-type="string" calcext:value-type="string">
            <text:p>olm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5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One-humped_camel" xlink:type="simple">One-humped camel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Benign, pack animal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One-humped_camel_man" xlink:type="simple">One-humped camel man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α</text:p>
          </table:table-cell>
          <table:table-cell office:value-type="string" calcext:value-type="string">
            <text:p><text:a xlink:href="https://dwarffortresswiki.org/index.php/DF2014:Opah" xlink:type="simple">Opah</text:a></text:p>
          </table:table-cell>
          <table:table-cell office:value-type="string" calcext:value-type="string">
            <text:p>op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possum" xlink:type="simple">Opossum</text:a></text:p>
          </table:table-cell>
          <table:table-cell office:value-type="string" calcext:value-type="string">
            <text:p>Any temperate forest, temperate shrubland, temperate savanna, temperate grassland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possum_man" xlink:type="simple">Opossum man</text:a></text:p>
          </table:table-cell>
          <table:table-cell office:value-type="string" calcext:value-type="string">
            <text:p>Any temperate forest, temperate shrubland, temperate savanna, temperate grass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rangutan" xlink:type="simple">Orangutan</text:a></text:p>
          </table:table-cell>
          <table:table-cell office:value-type="string" calcext:value-type="string">
            <text:p>Tropical moist broadleaf forest</text:p>
          </table:table-cell>
          <table:table-cell table:number-columns-repeated="1021"/>
        </table:table-row>
        <table:table-row table:style-name="ro2">
          <table:table-cell table:style-name="ce15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rca" xlink:type="simple">Orca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rca_man" xlink:type="simple">Orca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48"/>
          <table:table-cell table:style-name="ce35" office:value-type="string" calcext:value-type="string">
            <text:p>Oriole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12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riole_man" xlink:type="simple">Oriole man</text:a></text:p>
          </table:table-cell>
          <table:table-cell office:value-type="string" calcext:value-type="string">
            <text:p>Forest temperate broadleaf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sprey" xlink:type="simple">Osprey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sprey_man" xlink:type="simple">Osprey man</text:a></text:p>
          </table:table-cell>
          <table:table-cell office:value-type="string" calcext:value-type="string">
            <text:p>Any ocean, any lake, any river, tropical freshwater marsh, tropical saltwater marsh, temperate freshwater marsh, temperate saltwater marsh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O</text:p>
          </table:table-cell>
          <table:table-cell table:style-name="ce35" office:value-type="string" calcext:value-type="string">
            <text:p><text:a xlink:href="https://dwarffortresswiki.org/index.php/DF2014:Ostrich" xlink:type="simple">Ostrich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strich_man" xlink:type="simple">Ostrich man</text:a></text:p>
          </table:table-cell>
          <table:table-cell office:value-type="string" calcext:value-type="string">
            <text:p>Tropical savanna, tropical grassland, any deser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Otter_man" xlink:type="simple">Otter man</text:a></text:p>
          </table:table-cell>
          <table:table-cell office:value-type="string" calcext:value-type="string">
            <text:p>Any pool, any lake, any river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122"/>
          <table:table-cell table:style-name="ce35" office:value-type="string" calcext:value-type="string">
            <text:p>Oyster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anda" xlink:type="simple">Panda</text:a></text:p>
          </table:table-cell>
          <table:table-cell office:value-type="string" calcext:value-type="string">
            <text:p>Temperate forest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anda_man" xlink:type="simple">Panda man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angolin" xlink:type="simple">Pangolin</text:a></text:p>
          </table:table-cell>
          <table:table-cell office:value-type="string" calcext:value-type="string">
            <text:p>Tropical grassland, tropical savanna, tropical shrubland, any tropical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angolin_man" xlink:type="simple">Pangolin man</text:a></text:p>
          </table:table-cell>
          <table:table-cell office:value-type="string" calcext:value-type="string">
            <text:p>Tropical grassland, tropical savanna, tropical shrubland, any tropical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arakeet_man" xlink:type="simple">Parakeet man</text:a></text:p>
          </table:table-cell>
          <table:table-cell office:value-type="string" calcext:value-type="string">
            <text:p>Tropical grassland, tropical savanna, tropical shrubland, any tropical fores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l</text:p>
          </table:table-cell>
          <table:table-cell office:value-type="string" calcext:value-type="string">
            <text:p><text:a xlink:href="https://dwarffortresswiki.org/index.php/DF2014:Peach-faced_lovebird_man" xlink:type="simple">Peach-faced lovebird man</text:a></text:p>
          </table:table-cell>
          <table:table-cell office:value-type="string" calcext:value-type="string">
            <text:p>Temperate grassland, temperate savanna, temperate shrubland, temperate broadleaf fores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enguin" xlink:type="simple">Penguin</text:a></text:p>
          </table:table-cell>
          <table:table-cell office:value-type="string" calcext:value-type="string">
            <text:p>Arctic ocean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enguin_man" xlink:type="simple">Penguin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3">
          <table:table-cell table:style-name="ce127"/>
          <table:table-cell table:style-name="ce35" office:value-type="string" calcext:value-type="string">
            <text:p>Perch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5" office:value-type="string" calcext:value-type="string">
            <text:p><text:a xlink:href="https://dwarffortresswiki.org/index.php/DF2014:Peregrine_falcon" xlink:type="simple">Peregrine falcon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eregrine_falcon_man" xlink:type="simple">Peregrine falcon man</text:a></text:p>
          </table:table-cell>
          <table:table-cell office:value-type="string" calcext:value-type="string">
            <text:p>Any wetland, any temperate forest, tropical conifer forest, tropical dry broadleaf forest, taiga, any shrubland, any savanna, any grassland, any desert, mountain, tundra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hantom spide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p</text:p>
          </table:table-cell>
          <table:table-cell table:style-name="ce35" office:value-type="string" calcext:value-type="string">
            <text:p><text:a xlink:href="https://dwarffortresswiki.org/index.php/DF2014:Pig" xlink:type="simple">Pig</text:a>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string" calcext:value-type="string">
            <text:p>Domestic and milkable</text:p>
          </table:table-cell>
          <table:table-cell table:style-name="ce46" table:number-columns-repeated="1020"/>
        </table:table-row>
        <table:table-row table:style-name="ro2">
          <table:table-cell table:style-name="ce25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Pike_(fish)" xlink:type="simple">Pike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Pileated_gibbon" xlink:type="simple">Pileated gibbon</text:a></text:p>
          </table:table-cell>
          <table:table-cell office:value-type="string" calcext:value-type="string">
            <text:p>Tropical moist broadleaf for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latypus" xlink:type="simple">Platypus</text:a></text:p>
          </table:table-cell>
          <table:table-cell office:value-type="string" calcext:value-type="string">
            <text:p>All riv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latypus_man" xlink:type="simple">Platypus man</text:a></text:p>
          </table:table-cell>
          <table:table-cell office:value-type="string" calcext:value-type="string">
            <text:p>Any river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Plump_helmet_man" xlink:type="simple">Plump helmet man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Polar_bear" xlink:type="simple">Polar bear</text:a></text:p>
          </table:table-cell>
          <table:table-cell office:value-type="string" calcext:value-type="string">
            <text:p>Tundra, glacier</text:p>
          </table:table-cell>
          <table:table-cell office:value-type="string" calcext:value-type="string">
            <text:p>Steals booze, trainabl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Polar_bear_man" xlink:type="simple">Polar bear man</text:a></text:p>
          </table:table-cell>
          <table:table-cell office:value-type="string" calcext:value-type="string">
            <text:p>Glacier, tundra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ond_grabber" xlink:type="simple">Pond grabber</text:a></text:p>
          </table:table-cell>
          <table:table-cell office:value-type="string" calcext:value-type="string">
            <text:p>Caverns (1,2)</text:p>
          </table:table-cell>
          <table:table-cell office:value-type="string" calcext:value-type="string">
            <text:p>Aquatic</text:p>
          </table:table-cell>
          <table:table-cell table:number-columns-repeated="1020"/>
        </table:table-row>
        <table:table-row table:style-name="ro3">
          <table:table-cell table:style-name="ce128"/>
          <table:table-cell table:style-name="ce35" office:value-type="string" calcext:value-type="string">
            <text:p>Pond Turtle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Pond_turtle_man" xlink:type="simple">Pond turtle man</text:a></text:p>
          </table:table-cell>
          <table:table-cell office:value-type="string" calcext:value-type="string">
            <text:p>Any pool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35" office:value-type="string" calcext:value-type="string">
            <text:p><text:a xlink:href="https://dwarffortresswiki.org/index.php/DF2014:Porcupine" xlink:type="simple">Porcupin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orcupine_man" xlink:type="simple">Porcupine man</text:a></text:p>
          </table:table-cell>
          <table:table-cell office:value-type="string" calcext:value-type="string">
            <text:p>Temperate shrubland, temperate savanna, temperate grassland, temperate conifer forest, taiga, any desert, tundra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uffin" xlink:type="simple">Puffi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Puffin_man" xlink:type="simple">Puffin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7" office:value-type="string" calcext:value-type="string">
            <text:p><text:a xlink:href="https://dwarffortresswiki.org/index.php/DF2014:Python" xlink:type="simple">Python</text:a></text:p>
          </table:table-cell>
          <table:table-cell table:style-name="ce41" office:value-type="string" calcext:value-type="string">
            <text:p>???</text:p>
          </table:table-cell>
          <table:table-cell table:style-name="ce41" office:value-type="string" calcext:value-type="string">
            <text:p>Lays eggs</text:p>
          </table:table-cell>
          <table:table-cell table:style-name="ce47"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Python_man" xlink:type="simple">Python ma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</table:table>
      <table:table table:name="QR" table:style-name="ta1">
        <table:table-column table:style-name="co1" table:default-cell-style-name="ce3"/>
        <table:table-column table:style-name="co10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2">
          <table:table-cell table:style-name="ce4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abbit" xlink:type="simple">Rabbit</text:a></text:p>
          </table:table-cell>
          <table:table-cell table:style-name="ce40" office:value-type="string" calcext:value-type="string">
            <text:p>Temperate savanna, grassland, and shrubland</text:p>
          </table:table-cell>
          <table:table-cell table:style-name="ce40" office:value-type="string" calcext:value-type="string">
            <text:p>Domest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accoon" xlink:type="simple">Raccoon</text:a></text:p>
          </table:table-cell>
          <table:table-cell office:value-type="string" calcext:value-type="string">
            <text:p>Taiga, temperate forest</text:p>
          </table:table-cell>
          <table:table-cell office:value-type="string" calcext:value-type="string">
            <text:p>Steals items and foo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accoon_man" xlink:type="simple">Raccoon man</text:a></text:p>
          </table:table-cell>
          <table:table-cell office:value-type="string" calcext:value-type="string">
            <text:p>Forest taiga, 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117"/>
          <table:table-cell table:style-name="ce35" office:value-type="string" calcext:value-type="string">
            <text:p>Rat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at_man" xlink:type="simple">Rat man</text:a></text:p>
          </table:table-cell>
          <table:table-cell office:value-type="string" calcext:value-type="string">
            <text:p>Any non-freezing bio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Rattlesnake" xlink:type="simple">Rattlesnake</text:a></text:p>
          </table:table-cell>
          <table:table-cell office:value-type="string" calcext:value-type="string">
            <text:p>Any non-freezing bio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Rattlesnake_man" xlink:type="simple">Rattlesnake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r</text:p>
          </table:table-cell>
          <table:table-cell table:style-name="ce35" office:value-type="string" calcext:value-type="string">
            <text:p><text:a xlink:href="https://dwarffortresswiki.org/index.php/DF2014:Raven" xlink:type="simple">Raven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aven_man" xlink:type="simple">Raven man</text:a></text:p>
          </table:table-cell>
          <table:table-cell office:value-type="string" calcext:value-type="string">
            <text:p>Temperate grassland, temperate savanna, temperate shrubland, taiga, any temperate forest, any temperate wetland, tundra, any deser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eacher" xlink:type="simple">Reacher</text:a></text:p>
          </table:table-cell>
          <table:table-cell office:value-type="string" calcext:value-type="string">
            <text:p>Caverns (2,3)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Red_panda" xlink:type="simple">Red panda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p</text:p>
          </table:table-cell>
          <table:table-cell office:value-type="string" calcext:value-type="string">
            <text:p><text:a xlink:href="https://dwarffortresswiki.org/index.php/DF2014:Red_panda_man" xlink:type="simple">Red panda man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13"/>
          <table:table-cell table:style-name="ce35" office:value-type="string" calcext:value-type="string">
            <text:p>Red squirrel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Red_squirrel_man" xlink:type="simple">Red squirrel man</text:a></text:p>
          </table:table-cell>
          <table:table-cell office:value-type="string" calcext:value-type="string">
            <text:p>Any temperate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ed-winged_blackbird_man" xlink:type="simple">Red-winged blackbird man</text:a></text:p>
          </table:table-cell>
          <table:table-cell office:value-type="string" calcext:value-type="string">
            <text:p>Temperate marsh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eindeer" xlink:type="simple">Reindeer</text:a></text:p>
          </table:table-cell>
          <table:table-cell office:value-type="string" calcext:value-type="string">
            <text:p>Tundra, taiga</text:p>
          </table:table-cell>
          <table:table-cell office:value-type="string" calcext:value-type="string">
            <text:p>Domestic, milk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Rhesus_macaque" xlink:type="simple">Rhesus macaque</text:a></text:p>
          </table:table-cell>
          <table:table-cell office:value-type="string" calcext:value-type="string">
            <text:p>Temperate savanna, grassland, shrubland</text:p>
          </table:table-cell>
          <table:table-cell office:value-type="string" calcext:value-type="string">
            <text:p>Steals items and foo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Rhesus_macaque_man" xlink:type="simple">Rhesus macaque man</text:a></text:p>
          </table:table-cell>
          <table:table-cell office:value-type="string" calcext:value-type="string">
            <text:p>Shrubland temperate, savanna temperate, grassland temperat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hinoceros" xlink:type="simple">Rhinoceros</text:a></text:p>
          </table:table-cell>
          <table:table-cell office:value-type="string" calcext:value-type="string">
            <text:p>Tropical savanna, grassland, shrubl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hinoceros_man" xlink:type="simple">Rhinoceros man</text:a></text:p>
          </table:table-cell>
          <table:table-cell office:value-type="string" calcext:value-type="string">
            <text:p>Grassland tropical, savanna tropical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River_otter" xlink:type="simple">River otter</text:a></text:p>
          </table:table-cell>
          <table:table-cell office:value-type="string" calcext:value-type="string">
            <text:p>Any pool, any lake, any river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oach_man" xlink:type="simple">Roach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oc" xlink:type="simple">Roc</text:a></text:p>
          </table:table-cell>
          <table:table-cell office:value-type="string" calcext:value-type="string">
            <text:p>All land</text:p>
          </table:table-cell>
          <table:table-cell office:value-type="string" calcext:value-type="string">
            <text:p>Can fly, trai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a xlink:href="https://dwarffortresswiki.org/index.php/DF2014:Rutherer" xlink:type="simple">Rutherer</text:a></text:p>
          </table:table-cell>
          <table:table-cell office:value-type="string" calcext:value-type="string">
            <text:p>Caverns (2,3)</text:p>
          </table:table-cell>
          <table:table-cell office:value-type="string" calcext:value-type="string">
            <text:p>Exotic Mount</text:p>
          </table:table-cell>
          <table:table-cell table:number-columns-repeated="1020"/>
        </table:table-row>
      </table:table>
      <table:table table:name="ST" table:style-name="ta1">
        <table:table-column table:style-name="co1" table:default-cell-style-name="ce15"/>
        <table:table-column table:style-name="co11" table:default-cell-style-name="ce34"/>
        <table:table-column table:style-name="co1" table:number-columns-repeated="2" table:default-cell-style-name="ce39"/>
        <table:table-column table:style-name="co1" table:number-columns-repeated="1020" table:default-cell-style-name="Default"/>
        <table:table-row table:style-name="ro3">
          <table:table-cell table:style-name="ce7"/>
          <table:table-cell office:value-type="string" calcext:value-type="string">
            <text:p>Salmo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Saltwater_crocodile" xlink:type="simple">Saltwater crocodile</text:a></text:p>
          </table:table-cell>
          <table:table-cell office:value-type="string" calcext:value-type="string">
            <text:p>Any tropical swamps, marshes, rivers</text:p>
          </table:table-cell>
          <table:table-cell office:value-type="string" calcext:value-type="string">
            <text:p>Lays egg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Saltwater_crocodile_man" xlink:type="simple">Saltwater crocodile man</text:a></text:p>
          </table:table-cell>
          <table:table-cell office:value-type="string" calcext:value-type="string">
            <text:p>Swamp, marsh, river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asquatch" xlink:type="simple">Sasquatch</text:a></text:p>
          </table:table-cell>
          <table:table-cell office:value-type="string" calcext:value-type="string">
            <text:p>Temperate forest, taiga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atyr" xlink:type="simple">Satyr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~</text:p>
          </table:table-cell>
          <table:table-cell office:value-type="string" calcext:value-type="string">
            <text:p><text:a xlink:href="https://dwarffortresswiki.org/index.php/DF2014:Sea_lamprey" xlink:type="simple">Sea lamprey</text:a></text:p>
          </table:table-cell>
          <table:table-cell office:value-type="string" calcext:value-type="string">
            <text:p>Almost any water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M</text:p>
          </table:table-cell>
          <table:table-cell table:style-name="ce35" office:value-type="string" calcext:value-type="string">
            <text:p><text:a xlink:href="https://dwarffortresswiki.org/index.php/DF2014:Sea_monster" xlink:type="simple">Sea monster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Sea_otter" xlink:type="simple">Sea otter</text:a></text:p>
          </table:table-cell>
          <table:table-cell office:value-type="string" calcext:value-type="string">
            <text:p>Temperate ocea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ea_serpent" xlink:type="simple">Sea serpent</text:a></text:p>
          </table:table-cell>
          <table:table-cell office:value-type="string" calcext:value-type="string">
            <text:p>Savage ocean</text:p>
          </table:table-cell>
          <table:table-cell table:number-columns-repeated="1021"/>
        </table:table-row>
        <table:table-row table:style-name="ro3">
          <table:table-cell table:style-name="ce129"/>
          <table:table-cell table:style-name="ce35" office:value-type="string" calcext:value-type="string">
            <text:p>seahorse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3">
          <table:table-cell table:style-name="ce129"/>
          <table:table-cell table:style-name="ce35" office:value-type="string" calcext:value-type="string">
            <text:p>Shad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heep" xlink:type="simple">Sheep</text:a></text:p>
          </table:table-cell>
          <table:table-cell table:style-name="ce38" office:value-type="string" calcext:value-type="string">
            <text:p>greece</text:p>
          </table:table-cell>
          <table:table-cell table:style-name="ce38" office:value-type="string" calcext:value-type="string">
            <text:p>Domestic, milkable and can be sheared</text:p>
          </table:table-cell>
          <table:table-cell table:style-name="ce46" table:number-columns-repeated="1020"/>
        </table:table-row>
        <table:table-row table:style-name="ro2">
          <table:table-cell table:style-name="ce18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hortfin_mako_shark" xlink:type="simple">Shortfin mako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iamang" xlink:type="simple">Siamang</text:a></text:p>
          </table:table-cell>
          <table:table-cell office:value-type="string" calcext:value-type="string">
            <text:p>Tropical moist broadleaf for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Silvery_gibbon" xlink:type="simple">Silvery gibbon</text:a></text:p>
          </table:table-cell>
          <table:table-cell office:value-type="string" calcext:value-type="string">
            <text:p>Tropical moist broadleaf for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kink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kink_man" xlink:type="simple">Skink man</text:a></text:p>
          </table:table-cell>
          <table:table-cell office:value-type="string" calcext:value-type="string">
            <text:p>Any temperate, any tropical, 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kunk" xlink:type="simple">Skunk</text:a></text:p>
          </table:table-cell>
          <table:table-cell office:value-type="string" calcext:value-type="string">
            <text:p>Any temperate forest, temperate shrubland, temperate savanna, temperate grassland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kunk_man" xlink:type="simple">Skunk man</text:a></text:p>
          </table:table-cell>
          <table:table-cell office:value-type="string" calcext:value-type="string">
            <text:p>Any temperate forest, temperate shrubland, temperate savanna, temperate grass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loth" xlink:type="simple">Sloth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Sloth_bear" xlink:type="simple">Sloth bear</text:a></text:p>
          </table:table-cell>
          <table:table-cell office:value-type="string" calcext:value-type="string">
            <text:p>Any tropical fore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Sloth_bear_man" xlink:type="simple">Sloth bear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loth_man" xlink:type="simple">Sloth man</text:a></text:p>
          </table:table-cell>
          <table:table-cell office:value-type="string" calcext:value-type="string">
            <text:p>Any tropical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117"/>
          <table:table-cell table:style-name="ce35" office:value-type="string" calcext:value-type="string">
            <text:p>slug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lug_man" xlink:type="simple">Slug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122"/>
          <table:table-cell table:style-name="ce35" office:value-type="string" calcext:value-type="string">
            <text:p>Snail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nail_man" xlink:type="simple">Snail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 calcext:value-type="string">
            <text:p>Snapping turt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Snapping_turtle_man" xlink:type="simple">Snapping turtle man</text:a></text:p>
          </table:table-cell>
          <table:table-cell office:value-type="string" calcext:value-type="string">
            <text:p>Temperate freshwater river, temperate brackishwater river, temperate freshwater lake, temperate brackishwater lake, temperate freshwater pool, temperate brackishwater pool</text:p>
          </table:table-cell>
          <table:table-cell office:value-type="string" calcext:value-type="string">
            <text:p>Animal person, Lays egg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Snowy_owl" xlink:type="simple">Snowy owl</text:a>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Lays eggs, 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o</text:p>
          </table:table-cell>
          <table:table-cell office:value-type="string" calcext:value-type="string">
            <text:p><text:a xlink:href="https://dwarffortresswiki.org/index.php/DF2014:Snowy_owl_man" xlink:type="simple">Snowy owl man</text:a>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3">
          <table:table-cell table:style-name="ce127"/>
          <table:table-cell table:style-name="ce35" office:value-type="string" calcext:value-type="string">
            <text:p>Sole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parrow_man" xlink:type="simple">Sparrow man</text:a></text:p>
          </table:table-cell>
          <table:table-cell office:value-type="string" calcext:value-type="string">
            <text:p>Any grassland, any savanna, any shrubland, any temperate forest, any tropical forest, any desert, any wetland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Sperm_whale" xlink:type="simple">Sperm whal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3"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Sperm_whale_man" xlink:type="simple">Sperm whale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Spider_monkey" xlink:type="simple">Spider monkey</text:a></text:p>
          </table:table-cell>
          <table:table-cell office:value-type="string" calcext:value-type="string">
            <text:p>Tropical moist broadleaf forest, tropical dry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<text:a xlink:href="https://dwarffortresswiki.org/index.php/DF2014:Spider_monkey_man" xlink:type="simple">Spider monkey man</text:a></text:p>
          </table:table-cell>
          <table:table-cell office:value-type="string" calcext:value-type="string">
            <text:p>Tropical moist broadleaf forest, tropical dry broadleaf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piny_dogfish" xlink:type="simple">Spiny dogfish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ponge" xlink:type="simple">Sponge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19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ponge_man" xlink:type="simple">Sponge man</text:a></text:p>
          </table:table-cell>
          <table:table-cell office:value-type="string" calcext:value-type="string">
            <text:p>Any ocean, any lake, any river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19"/>
          <table:table-cell office:value-type="string" calcext:value-type="string">
            <text:p>Spotted ratfish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potted_wobbegong" xlink:type="simple">Spotted wobbegong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3">
          <table:table-cell table:style-name="ce122"/>
          <table:table-cell table:style-name="ce35" office:value-type="string" calcext:value-type="string">
            <text:p>Squid</text:p>
          </table:table-cell>
          <table:table-cell table:style-name="ce38" office:value-type="string" calcext:value-type="string">
            <text:p>yes</text:p>
          </table:table-cell>
          <table:table-cell table:style-name="ce49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quid_man" xlink:type="simple">Squid man</text:a></text:p>
          </table:table-cell>
          <table:table-cell office:value-type="string" calcext:value-type="string">
            <text:p>Any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3">
          <table:table-cell table:style-name="ce6"/>
          <table:table-cell office:value-type="string" calcext:value-type="string">
            <text:p>Steelhead trou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ò</text:p>
          </table:table-cell>
          <table:table-cell table:style-name="ce35" office:value-type="string" calcext:value-type="string">
            <text:p><text:a xlink:href="https://dwarffortresswiki.org/index.php/DF2014:Stingray" xlink:type="simple">Stingray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toat" xlink:type="simple">Stoat</text:a></text:p>
          </table:table-cell>
          <table:table-cell table:style-name="ce38" office:value-type="string" calcext:value-type="string">
            <text:p>Taiga, tundra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toat_man" xlink:type="simple">Stoat man</text:a></text:p>
          </table:table-cell>
          <table:table-cell office:value-type="string" calcext:value-type="string">
            <text:p>Taiga, tundra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trangler" xlink:type="simple">Strangler</text:a></text:p>
          </table:table-cell>
          <table:table-cell office:value-type="string" calcext:value-type="string">
            <text:p>Evil tropical moist broadleaf fores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Sturgeon" xlink:type="simple">Sturgeon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Swan" xlink:type="simple">Swan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Swan_man" xlink:type="simple">Swan man</text:a></text:p>
          </table:table-cell>
          <table:table-cell office:value-type="string" calcext:value-type="string">
            <text:p>Any temperate lake, any temperate marsh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Swordfish" xlink:type="simple">Swordfish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apir" xlink:type="simple">Tapir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apir_man" xlink:type="simple">Tapir ma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35" office:value-type="string" calcext:value-type="string">
            <text:p>Termite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4"/>
          <table:table-cell table:number-columns-repeated="1016"/>
        </table:table-row>
        <table:table-row table:style-name="ro3">
          <table:table-cell table:style-name="ce6"/>
          <table:table-cell table:style-name="ce35" office:value-type="string" calcext:value-type="string">
            <text:p>Thornback ray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4"/>
          <table:table-cell table:number-columns-repeated="1016"/>
        </table:table-row>
        <table:table-row table:style-name="ro2">
          <table:table-cell table:style-name="ce5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hrips_man" xlink:type="simple">Thrips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35" office:value-type="string" calcext:value-type="string">
            <text:p>Tick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ick_man" xlink:type="simple">Tick man</text:a></text:p>
          </table:table-cell>
          <table:table-cell office:value-type="string" calcext:value-type="string">
            <text:p>Any non-freezing biom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iger" xlink:type="simple">Tiger</text:a></text:p>
          </table:table-cell>
          <table:table-cell office:value-type="string" calcext:value-type="string">
            <text:p>Most tropical biomes</text:p>
          </table:table-cell>
          <table:table-cell office:value-type="string" calcext:value-type="string">
            <text:p>Trainabl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iger_man" xlink:type="simple">Tiger man</text:a></text:p>
          </table:table-cell>
          <table:table-cell office:value-type="string" calcext:value-type="string">
            <text:p>Savage tropical areas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Tiger_shark" xlink:type="simple">Tiger shark</text:a></text:p>
          </table:table-cell>
          <table:table-cell table:style-name="ce38" office:value-type="string" calcext:value-type="string">
            <text:p>yes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18" office:value-type="string" calcext:value-type="string">
            <text:p>α</text:p>
          </table:table-cell>
          <table:table-cell table:style-name="ce35" office:value-type="string" calcext:value-type="string">
            <text:p><text:a xlink:href="https://dwarffortresswiki.org/index.php/DF2014:Tigerfish" xlink:type="simple">Tigerfish</text:a></text:p>
          </table:table-cell>
          <table:table-cell table:style-name="ce38" office:value-type="string" calcext:value-type="string">
            <text:p>egypt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2" office:value-type="string" calcext:value-type="string">
            <text:p>Any</text:p>
          </table:table-cell>
          <table:table-cell table:style-name="ce35" office:value-type="string" calcext:value-type="string">
            <text:p><text:a xlink:href="https://dwarffortresswiki.org/index.php/DF2014:Titan" xlink:type="simple">Titan</text:a></text:p>
          </table:table-cell>
          <table:table-cell table:style-name="ce38" office:value-type="string" calcext:value-type="string">
            <text:p>All above-ground</text:p>
          </table:table-cell>
          <table:table-cell table:style-name="ce38" office:value-type="string" calcext:value-type="string">
            <text:p>See article for more information</text:p>
          </table:table-cell>
          <table:table-cell table:style-name="ce46" table:number-columns-repeated="1020"/>
        </table:table-row>
        <table:table-row table:style-name="ro2">
          <table:table-cell table:style-name="ce7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oad_man" xlink:type="simple">Toad man</text:a></text:p>
          </table:table-cell>
          <table:table-cell office:value-type="string" calcext:value-type="string">
            <text:p>Any poo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roglodyte" xlink:type="simple">Troglodyte</text:a></text:p>
          </table:table-cell>
          <table:table-cell office:value-type="string" calcext:value-type="string">
            <text:p>Caverns (1,2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a xlink:href="https://dwarffortresswiki.org/index.php/DF2014:Troll" xlink:type="simple">Troll</text:a></text:p>
          </table:table-cell>
          <table:table-cell office:value-type="string" calcext:value-type="string">
            <text:p>Caverns (1,2,3)</text:p>
          </table:table-cell>
          <table:table-cell office:value-type="string" calcext:value-type="string">
            <text:p>Forms civilizations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t</text:p>
          </table:table-cell>
          <table:table-cell table:style-name="ce35" office:value-type="string" calcext:value-type="string">
            <text:p><text:a xlink:href="https://dwarffortresswiki.org/index.php/DF2014:Turkey" xlink:type="simple">Turkey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Domestic, lay eggs</text:p>
          </table:table-cell>
          <table:table-cell table:style-name="ce46" table:number-columns-repeated="1020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35" office:value-type="string" calcext:value-type="string">
            <text:p><text:a xlink:href="https://dwarffortresswiki.org/index.php/DF2014:Two-humped_camel" xlink:type="simple">Two-humped camel</text:a></text:p>
          </table:table-cell>
          <table:table-cell table:style-name="ce38" office:value-type="string" calcext:value-type="string">
            <text:p>egypt</text:p>
          </table:table-cell>
          <table:table-cell table:style-name="ce38" office:value-type="string" calcext:value-type="string">
            <text:p>Domestic, milkable, pack animal</text:p>
          </table:table-cell>
          <table:table-cell table:style-name="ce46" table:number-columns-repeated="1020"/>
        </table:table-row>
        <table:table-row table:style-name="ro2">
          <table:table-cell table:style-name="ce5" office:value-type="string" calcext:value-type="string">
            <text:p>C</text:p>
          </table:table-cell>
          <table:table-cell office:value-type="string" calcext:value-type="string">
            <text:p><text:a xlink:href="https://dwarffortresswiki.org/index.php/DF2014:Two-humped_camel_man" xlink:type="simple">Two-humped camel man</text:a></text:p>
          </table:table-cell>
          <table:table-cell office:value-type="string" calcext:value-type="string">
            <text:p>Any desert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</table:table>
      <table:table table:name="UV" table:style-name="ta1">
        <table:table-column table:style-name="co1" table:default-cell-style-name="ce56"/>
        <table:table-column table:style-name="co12" table:default-cell-style-name="ce35"/>
        <table:table-column table:style-name="co1" table:number-columns-repeated="2" table:default-cell-style-name="ce38"/>
        <table:table-column table:style-name="co1" table:number-columns-repeated="1020" table:default-cell-style-name="ce46"/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<text:a xlink:href="https://dwarffortresswiki.org/index.php/DF2014:Unicorn" xlink:type="simple">Unicorn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57" office:value-type="string" calcext:value-type="string">
            <text:p>C</text:p>
          </table:table-cell>
          <table:table-cell table:style-name="ce34" office:value-type="string" calcext:value-type="string">
            <text:p><text:a xlink:href="https://dwarffortresswiki.org/index.php/DF2014:Voracious_cave_crawler" xlink:type="simple">Voracious cave crawler</text:a></text:p>
          </table:table-cell>
          <table:table-cell table:style-name="ce42" office:value-type="string" calcext:value-type="string">
            <text:p>Caverns (2,3) </text:p>
          </table:table-cell>
          <table:table-cell table:style-name="ce44"/>
          <table:table-cell table:style-name="Default" table:number-columns-repeated="1020"/>
        </table:table-row>
        <table:table-row table:style-name="ro2">
          <table:table-cell table:style-name="ce58" office:value-type="string" calcext:value-type="string">
            <text:p>v</text:p>
          </table:table-cell>
          <table:table-cell office:value-type="string" calcext:value-type="string">
            <text:p><text:a xlink:href="https://dwarffortresswiki.org/index.php/DF2014:Vulture" xlink:type="simple">Vulture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als food</text:p>
          </table:table-cell>
          <table:table-cell table:number-columns-repeated="1020"/>
        </table:table-row>
        <table:table-row table:style-name="ro2">
          <table:table-cell table:style-name="ce59" office:value-type="string" calcext:value-type="string">
            <text:p>v</text:p>
          </table:table-cell>
          <table:table-cell table:style-name="ce34" office:value-type="string" calcext:value-type="string">
            <text:p><text:a xlink:href="https://dwarffortresswiki.org/index.php/DF2014:Vulture_man" xlink:type="simple">Vulture man</text:a></text:p>
          </table:table-cell>
          <table:table-cell table:style-name="ce39" office:value-type="string" calcext:value-type="string">
            <text:p>Grassland tropical, savanna tropical, any desert</text:p>
          </table:table-cell>
          <table:table-cell table:style-name="ce39" office:value-type="string" calcext:value-type="string">
            <text:p>Animal person</text:p>
          </table:table-cell>
          <table:table-cell table:style-name="Default" table:number-columns-repeated="1020"/>
        </table:table-row>
      </table:table>
      <table:table table:name="WX" table:style-name="ta1">
        <table:table-column table:style-name="co1" table:default-cell-style-name="ce61"/>
        <table:table-column table:style-name="co13" table:default-cell-style-name="ce34"/>
        <table:table-column table:style-name="co14" table:default-cell-style-name="ce39"/>
        <table:table-column table:style-name="co1" table:default-cell-style-name="ce39"/>
        <table:table-column table:style-name="co1" table:number-columns-repeated="1020" table:default-cell-style-name="Default"/>
        <table:table-row table:style-name="ro2">
          <table:table-cell table:style-name="ce60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agon" xlink:type="simple">Wagon</text:a></text:p>
          </table:table-cell>
          <table:table-cell table:style-name="ce38"/>
          <table:table-cell table:style-name="ce45" office:value-type="string" calcext:value-type="string">
            <text:p><text:span text:style-name="T3">A special "creature" - see </text:span><text:span text:style-name="T3"><text:a xlink:href="https://dwarffortresswiki.org/index.php/DF2014:Wagon" xlink:type="simple">article</text:a></text:span>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alrus" xlink:type="simple">Walrus</text:a></text:p>
          </table:table-cell>
          <table:table-cell office:value-type="string" calcext:value-type="string">
            <text:p>Arctic oc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alrus_man" xlink:type="simple">Walrus man</text:a></text:p>
          </table:table-cell>
          <table:table-cell office:value-type="string" calcext:value-type="string">
            <text:p>Arctic ocean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0"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arthog" xlink:type="simple">Warthog</text:a></text:p>
          </table:table-cell>
          <table:table-cell table:style-name="ce40" office:value-type="string" calcext:value-type="string">
            <text:p>Tropical savanna, grassland, shrubland</text:p>
          </table:table-cell>
          <table:table-cell table:style-name="ce40"/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arthog_man" xlink:type="simple">Warthog man</text:a></text:p>
          </table:table-cell>
          <table:table-cell office:value-type="string" calcext:value-type="string">
            <text:p>Savanna tropical, grassland tropical, shrubland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table:style-name="ce62" office:value-type="string" calcext:value-type="string">
            <text:p>W</text:p>
          </table:table-cell>
          <table:table-cell table:style-name="ce51" office:value-type="string" calcext:value-type="string">
            <text:p><text:a xlink:href="https://dwarffortresswiki.org/index.php/DF2014:Water_buffalo" xlink:type="simple">Water buffalo</text:a>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Domestic, milkable, wagon puller, pack animal</text:p>
          </table:table-cell>
          <table:table-cell table:style-name="ce53" table:number-columns-repeated="1020"/>
        </table:table-row>
        <table:table-row table:style-name="ro2">
          <table:table-cell table:style-name="ce60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easel" xlink:type="simple">Weasel</text:a></text:p>
          </table:table-cell>
          <table:table-cell table:style-name="ce38" office:value-type="string" calcext:value-type="string">
            <text:p>Any land biome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easel_man" xlink:type="simple">Weasel man</text:a></text:p>
          </table:table-cell>
          <table:table-cell office:value-type="string" calcext:value-type="string">
            <text:p>Any 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Ñ</text:p>
          </table:table-cell>
          <table:table-cell office:value-type="string" calcext:value-type="string">
            <text:p><text:a xlink:href="https://dwarffortresswiki.org/index.php/DF2014:Werebeast" xlink:type="simple">Werebeast</text:a></text:p>
          </table:table-cell>
          <table:table-cell office:value-type="string" calcext:value-type="string">
            <text:p>All above-ground</text:p>
          </table:table-cell>
          <table:table-cell office:value-type="string" calcext:value-type="string">
            <text:p>See article for more information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hale_shark" xlink:type="simple">Whale shark</text:a></text:p>
          </table:table-cell>
          <table:table-cell office:value-type="string" calcext:value-type="string">
            <text:p>Any ocean</text:p>
          </table:table-cell>
          <table:table-cell table:number-columns-repeated="1021"/>
        </table:table-row>
        <table:table-row table:style-name="ro2">
          <table:table-cell table:style-name="ce56" office:value-type="string" calcext:value-type="string">
            <text:p>s</text:p>
          </table:table-cell>
          <table:table-cell table:style-name="ce35" office:value-type="string" calcext:value-type="string">
            <text:p><text:a xlink:href="https://dwarffortresswiki.org/index.php/DF2014:White_stork" xlink:type="simple">White stork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Lays eggs, Benign</text:p>
          </table:table-cell>
          <table:table-cell table:style-name="ce46" table:number-columns-repeated="1020"/>
        </table:table-row>
        <table:table-row table:style-name="ro2">
          <table:table-cell table:style-name="ce63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White_stork_man" xlink:type="simple">White stork man</text:a></text:p>
          </table:table-cell>
          <table:table-cell office:value-type="string" calcext:value-type="string">
            <text:p>Any grassland, any wetland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White-browed_gibbon" xlink:type="simple">White-browed gibbo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<text:a xlink:href="https://dwarffortresswiki.org/index.php/DF2014:White-handed_gibbon" xlink:type="simple">White-handed gibbon</text:a></text:p>
          </table:table-cell>
          <table:table-cell office:value-type="string" calcext:value-type="string">
            <text:p>Tropical moist broadleaf forest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table:style-name="ce57" office:value-type="string" calcext:value-type="string">
            <text:p>s</text:p>
          </table:table-cell>
          <table:table-cell office:value-type="string" calcext:value-type="string">
            <text:p><text:a xlink:href="https://dwarffortresswiki.org/index.php/DF2014:Whitetip_reef_shark" xlink:type="simple">Whitetip reef shark</text:a></text:p>
          </table:table-cell>
          <table:table-cell table:style-name="ce42" office:value-type="string" calcext:value-type="string">
            <text:p>Any ocean </text:p>
          </table:table-cell>
          <table:table-cell table:style-name="ce44"/>
          <table:table-cell table:number-columns-repeated="1020"/>
        </table:table-row>
        <table:table-row table:style-name="ro2">
          <table:table-cell table:style-name="ce60" office:value-type="string" calcext:value-type="string">
            <text:p>B</text:p>
          </table:table-cell>
          <table:table-cell table:style-name="ce35" office:value-type="string" calcext:value-type="string">
            <text:p><text:a xlink:href="https://dwarffortresswiki.org/index.php/DF2014:Wild_boar" xlink:type="simple">Wild boar</text:a></text:p>
          </table:table-cell>
          <table:table-cell table:style-name="ce38" office:value-type="string" calcext:value-type="string">
            <text:p>yes</text:p>
          </table:table-cell>
          <table:table-cell table:style-name="ce38" office:value-type="string" calcext:value-type="string">
            <text:p>Benign</text:p>
          </table:table-cell>
          <table:table-cell table:style-name="ce46"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<text:a xlink:href="https://dwarffortresswiki.org/index.php/DF2014:Wild_boar_man" xlink:type="simple">Wild boar man</text:a></text:p>
          </table:table-cell>
          <table:table-cell office:value-type="string" calcext:value-type="string">
            <text:p>Any savanna, any grassland, any shrubland, any forest, any wetland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4" office:value-type="string" calcext:value-type="string">
            <text:p>w</text:p>
          </table:table-cell>
          <table:table-cell table:style-name="ce35" office:value-type="string" calcext:value-type="string">
            <text:p><text:a xlink:href="https://dwarffortresswiki.org/index.php/DF2014:Wolf" xlink:type="simple">Wolf</text:a></text:p>
          </table:table-cell>
          <table:table-cell table:style-name="ce38" office:value-type="string" calcext:value-type="string">
            <text:p>Tundra, taiga, temperate forest/shrubland</text:p>
          </table:table-cell>
          <table:table-cell table:style-name="ce38"/>
          <table:table-cell table:style-name="ce46" table:number-columns-repeated="1020"/>
        </table:table-row>
        <table:table-row table:style-name="ro2">
          <table:table-cell table:style-name="ce65"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olf_man" xlink:type="simple">Wolf man</text:a></text:p>
          </table:table-cell>
          <table:table-cell office:value-type="string" calcext:value-type="string">
            <text:p>Tundra, forest taiga, any temperate forest, shrubland temperate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olverine" xlink:type="simple">Wolverine</text:a></text:p>
          </table:table-cell>
          <table:table-cell office:value-type="string" calcext:value-type="string">
            <text:p>Taiga, mountai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olverine_man" xlink:type="simple">Wolverine man</text:a></text:p>
          </table:table-cell>
          <table:table-cell office:value-type="string" calcext:value-type="string">
            <text:p>Taiga, mountai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ombat" xlink:type="simple">Wombat</text:a></text:p>
          </table:table-cell>
          <table:table-cell office:value-type="string" calcext:value-type="string">
            <text:p>Any temperate forest, temperate shrubland, mountain</text:p>
          </table:table-cell>
          <table:table-cell office:value-type="string" calcext:value-type="string">
            <text:p>Benig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ombat_man" xlink:type="simple">Wombat man</text:a></text:p>
          </table:table-cell>
          <table:table-cell office:value-type="string" calcext:value-type="string">
            <text:p>Any temperate forest, temperate shrubland, mountain</text:p>
          </table:table-cell>
          <table:table-cell office:value-type="string" calcext:value-type="string">
            <text:p>Animal person, Benign</text:p>
          </table:table-cell>
          <table:table-cell table:number-columns-repeated="1020"/>
        </table:table-row>
        <table:table-row table:style-name="ro2">
          <table:table-cell table:style-name="ce65"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orm_man" xlink:type="simple">Worm man</text:a></text:p>
          </table:table-cell>
          <table:table-cell office:value-type="string" calcext:value-type="string">
            <text:p>Forest taiga, any temperate, any tropical</text:p>
          </table:table-cell>
          <table:table-cell office:value-type="string" calcext:value-type="string">
            <text:p>Animal pers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<text:a xlink:href="https://dwarffortresswiki.org/index.php/DF2014:Wren_man" xlink:type="simple">Wren man</text:a></text:p>
          </table:table-cell>
          <table:table-cell office:value-type="string" calcext:value-type="string">
            <text:p>Any forest, any grassland, any savanna, any shrubland, any wetland, any desert</text:p>
          </table:table-cell>
          <table:table-cell office:value-type="string" calcext:value-type="string">
            <text:p>Animal person, Lays eggs, Benign</text:p>
          </table:table-cell>
          <table:table-cell table:number-columns-repeated="1020"/>
        </table:table-row>
      </table:table>
      <table:table table:name="YZ" table:style-name="ta1">
        <table:table-column table:style-name="co1" table:default-cell-style-name="ce61"/>
        <table:table-column table:style-name="co1" table:default-cell-style-name="ce34"/>
        <table:table-column table:style-name="co1" table:number-columns-repeated="2" table:default-cell-style-name="ce39"/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<text:a xlink:href="https://dwarffortresswiki.org/index.php/DF2014:Yak" xlink:type="simple">Yak</text:a>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Domestic, milkable, wagon puller, pack animal</text:p>
          </table:table-cell>
        </table:table-row>
        <table:table-row table:style-name="ro2">
          <table:table-cell table:style-name="ce57" office:value-type="string" calcext:value-type="string">
            <text:p>Y</text:p>
          </table:table-cell>
          <table:table-cell office:value-type="string" calcext:value-type="string">
            <text:p><text:a xlink:href="https://dwarffortresswiki.org/index.php/DF2014:Yeti" xlink:type="simple">Yeti</text:a></text:p>
          </table:table-cell>
          <table:table-cell table:style-name="ce42" office:value-type="string" calcext:value-type="string">
            <text:p>Mountain, glacier, tundra </text:p>
          </table:table-cell>
          <table:table-cell table:style-name="ce44"/>
        </table:table-row>
      </table:table>
      <table:named-expressions/>
      <table:database-ranges>
        <table:database-range table:name="__Anonymous_Sheet_DB__0" table:target-range-address="'A-Z'.A1:'A-Z'.D6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Quicktype Mono'"/>
    <style:font-face style:name="sans-serif" svg:font-family="sans-serif, 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23:53:31.187593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6:07:53.233467087</meta:creation-date>
    <dc:date>2019-08-02T23:57:39.247231218</dc:date>
    <meta:editing-duration>PT4H36M27S</meta:editing-duration>
    <meta:editing-cycles>35</meta:editing-cycles>
    <meta:generator>LibreOffice/6.0.7.3$Linux_X86_64 LibreOffice_project/00m0$Build-3</meta:generator>
    <meta:document-statistic meta:table-count="14" meta:cell-count="4220" meta:object-count="0"/>
  </office:meta>
</office:document-meta>
</file>